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Paragraphedeliste" style:family="paragraph">
      <style:text-properties fo:color="#70AD47"/>
    </style:style>
    <style:style style:name="T3" style:parent-style-name="Policepardéfaut" style:family="text">
      <style:text-properties fo:color="#70AD47" fo:font-size="11pt" style:font-size-asian="11pt" style:font-size-complex="11pt" style:text-underline-type="single" style:text-underline-style="solid" style:text-underline-width="auto" style:text-underline-mode="continuous"/>
    </style:style>
    <style:style style:name="P4" style:parent-style-name="Titre2" style:family="paragraph">
      <style:text-properties fo:color="#70AD47" fo:font-size="11pt" style:font-size-asian="11pt" style:font-size-complex="11pt" style:text-underline-type="single" style:text-underline-style="solid" style:text-underline-width="auto" style:text-underline-mode="continuous"/>
    </style:style>
    <style:style style:name="P5" style:parent-style-name="Normal" style:family="paragraph">
      <style:paragraph-properties fo:margin-top="0.0694in" fo:margin-bottom="0.0694in" fo:line-height="100%"/>
      <style:text-properties style:font-name="Times New Roman" style:font-name-asian="Times New Roman" fo:color="#70AD47" style:text-underline-type="single" style:text-underline-style="solid" style:text-underline-width="auto" style:text-underline-mode="continuous" style:language-asian="fr" style:country-asian="FR"/>
    </style:style>
    <style:style style:name="P6" style:parent-style-name="Normal" style:family="paragraph">
      <style:paragraph-properties fo:margin-top="0.0694in" fo:margin-bottom="0.0694in" fo:line-height="100%"/>
      <style:text-properties style:font-name="Times New Roman" style:font-name-asian="Times New Roman" fo:color="#70AD47" style:text-underline-type="single" style:text-underline-style="solid" style:text-underline-width="auto" style:text-underline-mode="continuous" style:language-asian="fr" style:country-asian="FR"/>
    </style:style>
    <style:style style:name="P7" style:parent-style-name="Normal" style:family="paragraph">
      <style:paragraph-properties fo:margin-top="0.0694in" fo:margin-bottom="0.0694in" fo:line-height="100%"/>
      <style:text-properties style:font-name="Times New Roman" style:font-name-asian="Times New Roman" fo:color="#70AD47" style:text-underline-type="single" style:text-underline-style="solid" style:text-underline-width="auto" style:text-underline-mode="continuous" style:language-asian="fr" style:country-asian="FR"/>
    </style:style>
    <style:style style:name="P8" style:parent-style-name="Normal" style:family="paragraph">
      <style:paragraph-properties fo:margin-top="0.0694in" fo:margin-bottom="0.0694in" fo:line-height="100%"/>
      <style:text-properties style:font-name="Times New Roman" style:font-name-asian="Times New Roman" fo:color="#70AD47" style:text-underline-type="single" style:text-underline-style="solid" style:text-underline-width="auto" style:text-underline-mode="continuous" style:language-asian="fr" style:country-asian="FR"/>
    </style:style>
    <style:style style:name="T9" style:parent-style-name="Lienhypertexte" style:family="text">
      <style:text-properties fo:color="#70AD47" fo:font-size="11pt" style:font-size-asian="11pt" style:font-size-complex="11pt"/>
    </style:style>
    <style:style style:name="P10" style:parent-style-name="Titre2" style:family="paragraph">
      <style:text-properties fo:color="#70AD47" fo:font-size="11pt" style:font-size-asian="11pt" style:font-size-complex="11pt" style:text-underline-type="single" style:text-underline-style="solid" style:text-underline-width="auto" style:text-underline-mode="continuous"/>
    </style:style>
    <style:style style:name="P11"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12"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13"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14"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15"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T16" style:parent-style-name="Lienhypertexte" style:family="text">
      <style:text-properties fo:color="#70AD47" fo:font-size="11pt" style:font-size-asian="11pt" style:font-size-complex="11pt"/>
    </style:style>
    <style:style style:name="T17" style:parent-style-name="Policepardéfaut" style:family="text">
      <style:text-properties fo:color="#70AD47" fo:font-size="11pt" style:font-size-asian="11pt" style:font-size-complex="11pt" style:text-underline-type="single" style:text-underline-style="solid" style:text-underline-width="auto" style:text-underline-mode="continuous"/>
    </style:style>
    <style:style style:name="P18" style:parent-style-name="Titre2" style:family="paragraph">
      <style:text-properties fo:color="#70AD47" fo:font-size="11pt" style:font-size-asian="11pt" style:font-size-complex="11pt" style:text-underline-type="single" style:text-underline-style="solid" style:text-underline-width="auto" style:text-underline-mode="continuous"/>
    </style:style>
    <style:style style:name="P19"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20"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21"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22"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23"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24"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25"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T26" style:parent-style-name="Lienhypertexte" style:family="text">
      <style:text-properties fo:color="#70AD47" fo:font-size="11pt" style:font-size-asian="11pt" style:font-size-complex="11pt"/>
    </style:style>
    <style:style style:name="P27" style:parent-style-name="Titre2" style:family="paragraph">
      <style:text-properties fo:color="#70AD47" fo:font-size="11pt" style:font-size-asian="11pt" style:font-size-complex="11pt" style:text-underline-type="single" style:text-underline-style="solid" style:text-underline-width="auto" style:text-underline-mode="continuous"/>
    </style:style>
    <style:style style:name="P28"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29"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30"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31"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32"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33"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T34" style:parent-style-name="Lienhypertexte" style:family="text">
      <style:text-properties fo:color="#70AD47" fo:font-size="11pt" style:font-size-asian="11pt" style:font-size-complex="11pt"/>
    </style:style>
    <style:style style:name="T35" style:parent-style-name="Lienhypertexte" style:family="text">
      <style:text-properties fo:color="#70AD47" fo:font-size="11pt" style:font-size-asian="11pt" style:font-size-complex="11pt"/>
    </style:style>
    <style:style style:name="P36" style:parent-style-name="Titre2" style:family="paragraph">
      <style:text-properties fo:color="#70AD47" fo:font-size="11pt" style:font-size-asian="11pt" style:font-size-complex="11pt" style:text-underline-type="single" style:text-underline-style="solid" style:text-underline-width="auto" style:text-underline-mode="continuous"/>
    </style:style>
    <style:style style:name="P37"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38"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39"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40"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41"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42"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43"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T44" style:parent-style-name="Lienhypertexte" style:family="text">
      <style:text-properties fo:color="#70AD47" fo:font-size="11pt" style:font-size-asian="11pt" style:font-size-complex="11pt"/>
    </style:style>
    <style:style style:name="P45" style:parent-style-name="Titre2" style:family="paragraph">
      <style:text-properties fo:color="#70AD47" fo:font-size="11pt" style:font-size-asian="11pt" style:font-size-complex="11pt" style:text-underline-type="single" style:text-underline-style="solid" style:text-underline-width="auto" style:text-underline-mode="continuous"/>
    </style:style>
    <style:style style:name="P46"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47"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48"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49"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50"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51"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T52" style:parent-style-name="Lienhypertexte" style:family="text">
      <style:text-properties fo:color="#70AD47" fo:font-size="11pt" style:font-size-asian="11pt" style:font-size-complex="11pt"/>
    </style:style>
    <style:style style:name="T53" style:parent-style-name="Lienhypertexte" style:family="text">
      <style:text-properties fo:color="#70AD47" fo:font-size="11pt" style:font-size-asian="11pt" style:font-size-complex="11pt"/>
    </style:style>
    <style:style style:name="P54" style:parent-style-name="Titre2" style:family="paragraph">
      <style:text-properties fo:color="#70AD47" fo:font-size="11pt" style:font-size-asian="11pt" style:font-size-complex="11pt" style:text-underline-type="single" style:text-underline-style="solid" style:text-underline-width="auto" style:text-underline-mode="continuous"/>
    </style:style>
    <style:style style:name="P55"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56"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57"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58"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59"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T60" style:parent-style-name="Lienhypertexte" style:family="text">
      <style:text-properties fo:color="#70AD47" fo:font-size="11pt" style:font-size-asian="11pt" style:font-size-complex="11pt"/>
    </style:style>
    <style:style style:name="P61" style:parent-style-name="Titre2" style:family="paragraph">
      <style:text-properties fo:color="#70AD47" fo:font-size="11pt" style:font-size-asian="11pt" style:font-size-complex="11pt" style:text-underline-type="single" style:text-underline-style="solid" style:text-underline-width="auto" style:text-underline-mode="continuous"/>
    </style:style>
    <style:style style:name="P62"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63"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64"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65"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66"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67"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T68" style:parent-style-name="Lienhypertexte" style:family="text">
      <style:text-properties fo:color="#70AD47" fo:font-size="11pt" style:font-size-asian="11pt" style:font-size-complex="11pt"/>
    </style:style>
    <style:style style:name="P69" style:parent-style-name="Titre2" style:family="paragraph">
      <style:text-properties fo:color="#70AD47" fo:font-size="11pt" style:font-size-asian="11pt" style:font-size-complex="11pt" style:text-underline-type="single" style:text-underline-style="solid" style:text-underline-width="auto" style:text-underline-mode="continuous"/>
    </style:style>
    <style:style style:name="P70"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71"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72"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73" style:parent-style-name="NormalWeb" style:family="paragraph">
      <style:text-properties fo:color="#70AD47" fo:font-size="11pt" style:font-size-asian="11pt" style:font-size-complex="11pt" style:text-underline-type="single" style:text-underline-style="solid" style:text-underline-width="auto" style:text-underline-mode="continuous"/>
    </style:style>
    <style:style style:name="P74" style:parent-style-name="Normal" style:family="paragraph">
      <style:paragraph-properties fo:margin-top="0.0694in" fo:margin-bottom="0.0694in" fo:line-height="100%"/>
    </style:style>
    <style:style style:name="T75" style:parent-style-name="Policepardéfaut" style:family="text">
      <style:text-properties style:font-name="Times New Roman" style:font-name-asian="Times New Roman" fo:font-weight="bold" style:font-weight-asian="bold" style:font-weight-complex="bold" fo:color="#70AD47" style:text-underline-type="single" style:text-underline-style="solid" style:text-underline-width="auto" style:text-underline-mode="continuous" style:language-asian="fr" style:country-asian="FR"/>
    </style:style>
    <style:style style:name="P76"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color="#70AD47" style:text-underline-type="single" style:text-underline-style="solid" style:text-underline-width="auto" style:text-underline-mode="continuous" style:language-asian="fr" style:country-asian="FR"/>
    </style:style>
    <style:style style:name="P77" style:parent-style-name="Normal" style:family="paragraph">
      <style:paragraph-properties fo:margin-bottom="0in" fo:line-height="100%"/>
      <style:text-properties style:font-name="Times New Roman" style:font-name-asian="Times New Roman" fo:color="#70AD47" style:text-underline-type="single" style:text-underline-style="solid" style:text-underline-width="auto" style:text-underline-mode="continuous" style:language-asian="fr" style:country-asian="FR"/>
    </style:style>
    <style:style style:name="P78" style:parent-style-name="Normal" style:family="paragraph">
      <style:paragraph-properties fo:margin-bottom="0in" fo:line-height="100%"/>
      <style:text-properties style:font-name="Times New Roman" style:font-name-asian="Times New Roman" fo:color="#70AD47" style:text-underline-type="single" style:text-underline-style="solid" style:text-underline-width="auto" style:text-underline-mode="continuous" style:language-asian="fr" style:country-asian="FR"/>
    </style:style>
    <style:style style:name="P79" style:parent-style-name="Normal" style:family="paragraph">
      <style:paragraph-properties fo:margin-bottom="0in" fo:line-height="100%"/>
      <style:text-properties style:font-name="Times New Roman" style:font-name-asian="Times New Roman" fo:color="#70AD47" style:text-underline-type="single" style:text-underline-style="solid" style:text-underline-width="auto" style:text-underline-mode="continuous" style:language-asian="fr" style:country-asian="FR"/>
    </style:style>
    <style:style style:name="P80" style:parent-style-name="Normal" style:family="paragraph">
      <style:paragraph-properties fo:margin-bottom="0in" fo:line-height="100%"/>
      <style:text-properties style:font-name="Times New Roman" style:font-name-asian="Times New Roman" fo:color="#70AD47" style:text-underline-type="single" style:text-underline-style="solid" style:text-underline-width="auto" style:text-underline-mode="continuous" style:language-asian="fr" style:country-asian="FR"/>
    </style:style>
    <style:style style:name="P81" style:parent-style-name="Normal" style:family="paragraph">
      <style:paragraph-properties fo:margin-bottom="0in" fo:line-height="100%"/>
      <style:text-properties style:font-name="Times New Roman" style:font-name-asian="Times New Roman" fo:color="#70AD47" style:text-underline-type="single" style:text-underline-style="solid" style:text-underline-width="auto" style:text-underline-mode="continuous" style:language-asian="fr" style:country-asian="FR"/>
    </style:style>
    <style:style style:name="P82" style:parent-style-name="NormalWeb" style:family="paragraph">
      <style:paragraph-properties fo:text-align="center"/>
    </style:style>
    <style:style style:name="P83" style:parent-style-name="Normal" style:family="paragraph">
      <style:paragraph-properties fo:text-align="center" fo:margin-top="0.0694in" fo:margin-bottom="0.0694in" fo:line-height="100%"/>
      <style:text-properties style:font-name="Times New Roman" style:font-name-asian="Times New Roman" fo:font-size="12pt" style:font-size-asian="12pt" style:font-size-complex="12pt" style:language-asian="fr" style:country-asian="FR"/>
    </style:style>
    <style:style style:name="P84" style:parent-style-name="Paragraphedeliste" style:family="paragraph">
      <style:paragraph-properties fo:margin-left="0.9833in">
        <style:tab-stops/>
      </style:paragraph-properties>
    </style:style>
    <style:style style:name="P85" style:parent-style-name="Paragraphedeliste" style:family="paragraph">
      <style:text-properties fo:color="#FF0000"/>
    </style:style>
    <style:style style:name="T86" style:parent-style-name="Élevé" style:family="text">
      <style:text-properties fo:color="#FF0000" style:text-underline-type="single" style:text-underline-style="solid" style:text-underline-width="auto" style:text-underline-mode="continuous"/>
    </style:style>
    <style:style style:name="T87" style:parent-style-name="Élevé" style:family="text">
      <style:text-properties fo:color="#FF0000"/>
    </style:style>
    <style:style style:name="T88" style:parent-style-name="Élevé" style:family="text">
      <style:text-properties fo:color="#FF0000" fo:font-size="11pt" style:font-size-asian="11pt" style:font-size-complex="11pt"/>
    </style:style>
    <style:style style:name="T89" style:parent-style-name="Policepardéfaut" style:family="text">
      <style:text-properties fo:color="#FF0000" fo:font-size="11pt" style:font-size-asian="11pt" style:font-size-complex="11pt"/>
    </style:style>
    <style:style style:name="T90" style:parent-style-name="Policepardéfaut" style:family="text">
      <style:text-properties fo:color="#FF0000" fo:font-size="11pt" style:font-size-asian="11pt" style:font-size-complex="11pt"/>
    </style:style>
    <style:style style:name="T91" style:parent-style-name="Policepardéfaut" style:family="text">
      <style:text-properties fo:color="#FF0000" fo:font-size="11pt" style:font-size-asian="11pt" style:font-size-complex="11pt"/>
    </style:style>
    <style:style style:name="T92" style:parent-style-name="Policepardéfaut" style:family="text">
      <style:text-properties fo:color="#FF0000" fo:font-size="11pt" style:font-size-asian="11pt" style:font-size-complex="11pt"/>
    </style:style>
    <style:style style:name="T93" style:parent-style-name="Policepardéfaut" style:family="text">
      <style:text-properties fo:color="#FF0000" fo:font-size="11pt" style:font-size-asian="11pt" style:font-size-complex="11pt"/>
    </style:style>
    <style:style style:name="T94" style:parent-style-name="Policepardéfaut" style:family="text">
      <style:text-properties fo:color="#FF0000" fo:font-size="11pt" style:font-size-asian="11pt" style:font-size-complex="11pt"/>
    </style:style>
    <style:style style:name="T95" style:parent-style-name="Policepardéfaut" style:family="text">
      <style:text-properties fo:color="#FF0000" fo:font-size="11pt" style:font-size-asian="11pt" style:font-size-complex="11pt"/>
    </style:style>
    <style:style style:name="T96" style:parent-style-name="Policepardéfaut" style:family="text">
      <style:text-properties fo:color="#FF0000" fo:font-size="11pt" style:font-size-asian="11pt" style:font-size-complex="11pt"/>
    </style:style>
    <style:style style:name="T97" style:parent-style-name="Policepardéfaut" style:family="text">
      <style:text-properties fo:color="#FF0000" fo:font-size="11pt" style:font-size-asian="11pt" style:font-size-complex="11pt"/>
    </style:style>
    <style:style style:name="T98" style:parent-style-name="Élevé" style:family="text">
      <style:text-properties fo:color="#FF0000" fo:font-size="11pt" style:font-size-asian="11pt" style:font-size-complex="11pt"/>
    </style:style>
    <style:style style:name="T99" style:parent-style-name="Policepardéfaut" style:family="text">
      <style:text-properties fo:color="#FF0000" fo:font-size="11pt" style:font-size-asian="11pt" style:font-size-complex="11pt"/>
    </style:style>
    <style:style style:name="P100" style:parent-style-name="p1" style:family="paragraph">
      <style:text-properties fo:color="#FF0000" fo:font-size="11pt" style:font-size-asian="11pt" style:font-size-complex="11pt"/>
    </style:style>
    <style:style style:name="P101" style:parent-style-name="p1" style:family="paragraph">
      <style:text-properties fo:color="#FF0000" fo:font-size="11pt" style:font-size-asian="11pt" style:font-size-complex="11pt"/>
    </style:style>
    <style:style style:name="T102" style:parent-style-name="Élevé" style:family="text">
      <style:text-properties fo:color="#FF0000" fo:font-size="11pt" style:font-size-asian="11pt" style:font-size-complex="11pt" style:text-underline-type="single" style:text-underline-style="solid" style:text-underline-width="auto" style:text-underline-mode="continuous"/>
    </style:style>
    <style:style style:name="T103" style:parent-style-name="Élevé" style:family="text">
      <style:text-properties fo:color="#FF0000" fo:font-size="11pt" style:font-size-asian="11pt" style:font-size-complex="11pt"/>
    </style:style>
    <style:style style:name="P104" style:parent-style-name="p1" style:family="paragraph">
      <style:paragraph-properties fo:margin-bottom="0.1666in"/>
    </style:style>
    <style:style style:name="T105" style:parent-style-name="Élevé" style:family="text">
      <style:text-properties fo:color="#FF0000" fo:font-size="11pt" style:font-size-asian="11pt" style:font-size-complex="11pt"/>
    </style:style>
    <style:style style:name="T106" style:parent-style-name="Policepardéfaut" style:family="text">
      <style:text-properties fo:color="#FF0000" fo:font-size="11pt" style:font-size-asian="11pt" style:font-size-complex="11pt"/>
    </style:style>
    <style:style style:name="T107" style:parent-style-name="Policepardéfaut" style:family="text">
      <style:text-properties fo:color="#FF0000" fo:font-size="11pt" style:font-size-asian="11pt" style:font-size-complex="11pt"/>
    </style:style>
    <style:style style:name="T108" style:parent-style-name="Policepardéfaut" style:family="text">
      <style:text-properties fo:color="#FF0000" fo:font-size="11pt" style:font-size-asian="11pt" style:font-size-complex="11pt"/>
    </style:style>
    <style:style style:name="T109" style:parent-style-name="Policepardéfaut" style:family="text">
      <style:text-properties fo:color="#FF0000" fo:font-size="11pt" style:font-size-asian="11pt" style:font-size-complex="11pt"/>
    </style:style>
    <style:style style:name="T110" style:parent-style-name="Policepardéfaut" style:family="text">
      <style:text-properties fo:color="#FF0000" fo:font-size="11pt" style:font-size-asian="11pt" style:font-size-complex="11pt"/>
    </style:style>
    <style:style style:name="T111" style:parent-style-name="Élevé" style:family="text">
      <style:text-properties fo:color="#FF0000" fo:font-size="11pt" style:font-size-asian="11pt" style:font-size-complex="11pt"/>
    </style:style>
    <style:style style:name="T112" style:parent-style-name="Policepardéfaut" style:family="text">
      <style:text-properties fo:color="#FF0000" fo:font-size="11pt" style:font-size-asian="11pt" style:font-size-complex="11pt"/>
    </style:style>
    <style:style style:name="P113" style:parent-style-name="p1" style:family="paragraph">
      <style:text-properties fo:color="#FF0000" fo:font-size="11pt" style:font-size-asian="11pt" style:font-size-complex="11pt"/>
    </style:style>
    <style:style style:name="P114" style:parent-style-name="p1" style:family="paragraph">
      <style:text-properties fo:color="#FF0000" fo:font-size="11pt" style:font-size-asian="11pt" style:font-size-complex="11pt"/>
    </style:style>
    <style:style style:name="T115" style:parent-style-name="Élevé" style:family="text">
      <style:text-properties fo:color="#FF0000" fo:font-size="11pt" style:font-size-asian="11pt" style:font-size-complex="11pt" style:text-underline-type="single" style:text-underline-style="solid" style:text-underline-width="auto" style:text-underline-mode="continuous"/>
    </style:style>
    <style:style style:name="T116" style:parent-style-name="Élevé" style:family="text">
      <style:text-properties fo:color="#FF0000" fo:font-size="11pt" style:font-size-asian="11pt" style:font-size-complex="11pt"/>
    </style:style>
    <style:style style:name="T117" style:parent-style-name="Élevé" style:family="text">
      <style:text-properties fo:color="#FF0000" fo:font-size="11pt" style:font-size-asian="11pt" style:font-size-complex="11pt"/>
    </style:style>
    <style:style style:name="T118" style:parent-style-name="Policepardéfaut" style:family="text">
      <style:text-properties fo:color="#FF0000" fo:font-size="11pt" style:font-size-asian="11pt" style:font-size-complex="11pt"/>
    </style:style>
    <style:style style:name="T119" style:parent-style-name="Policepardéfaut" style:family="text">
      <style:text-properties fo:color="#FF0000" fo:font-size="11pt" style:font-size-asian="11pt" style:font-size-complex="11pt"/>
    </style:style>
    <style:style style:name="T120" style:parent-style-name="Policepardéfaut" style:family="text">
      <style:text-properties fo:color="#FF0000" fo:font-size="11pt" style:font-size-asian="11pt" style:font-size-complex="11pt"/>
    </style:style>
    <style:style style:name="T121" style:parent-style-name="Policepardéfaut" style:family="text">
      <style:text-properties fo:color="#FF0000" fo:font-size="11pt" style:font-size-asian="11pt" style:font-size-complex="11pt"/>
    </style:style>
    <style:style style:name="T122" style:parent-style-name="Policepardéfaut" style:family="text">
      <style:text-properties fo:color="#FF0000" fo:font-size="11pt" style:font-size-asian="11pt" style:font-size-complex="11pt"/>
    </style:style>
    <style:style style:name="T123" style:parent-style-name="Élevé" style:family="text">
      <style:text-properties fo:color="#FF0000" fo:font-size="11pt" style:font-size-asian="11pt" style:font-size-complex="11pt"/>
    </style:style>
    <style:style style:name="T124" style:parent-style-name="Policepardéfaut" style:family="text">
      <style:text-properties fo:color="#FF0000" fo:font-size="11pt" style:font-size-asian="11pt" style:font-size-complex="11pt"/>
    </style:style>
    <style:style style:name="P125" style:parent-style-name="p1" style:family="paragraph">
      <style:text-properties fo:color="#FF0000" fo:font-size="11pt" style:font-size-asian="11pt" style:font-size-complex="11pt"/>
    </style:style>
    <style:style style:name="P126" style:parent-style-name="p1" style:family="paragraph">
      <style:text-properties fo:color="#FF0000" fo:font-size="11pt" style:font-size-asian="11pt" style:font-size-complex="11pt"/>
    </style:style>
    <style:style style:name="P127" style:parent-style-name="p1" style:family="paragraph">
      <style:text-properties fo:color="#FF0000" fo:font-size="11pt" style:font-size-asian="11pt" style:font-size-complex="11pt"/>
    </style:style>
    <style:style style:name="T128" style:parent-style-name="Élevé" style:family="text">
      <style:text-properties fo:color="#FF0000" fo:font-size="11pt" style:font-size-asian="11pt" style:font-size-complex="11pt" style:text-underline-type="single" style:text-underline-style="solid" style:text-underline-width="auto" style:text-underline-mode="continuous"/>
    </style:style>
    <style:style style:name="T129" style:parent-style-name="Élevé" style:family="text">
      <style:text-properties fo:color="#FF0000" fo:font-size="11pt" style:font-size-asian="11pt" style:font-size-complex="11pt"/>
    </style:style>
    <style:style style:name="T130" style:parent-style-name="Élevé" style:family="text">
      <style:text-properties fo:color="#FF0000" fo:font-size="11pt" style:font-size-asian="11pt" style:font-size-complex="11pt"/>
    </style:style>
    <style:style style:name="T131" style:parent-style-name="Policepardéfaut" style:family="text">
      <style:text-properties fo:color="#FF0000" fo:font-size="11pt" style:font-size-asian="11pt" style:font-size-complex="11pt"/>
    </style:style>
    <style:style style:name="T132" style:parent-style-name="Policepardéfaut" style:family="text">
      <style:text-properties fo:color="#FF0000" fo:font-size="11pt" style:font-size-asian="11pt" style:font-size-complex="11pt"/>
    </style:style>
    <style:style style:name="T133" style:parent-style-name="Policepardéfaut" style:family="text">
      <style:text-properties fo:color="#FF0000" fo:font-size="11pt" style:font-size-asian="11pt" style:font-size-complex="11pt"/>
    </style:style>
    <style:style style:name="T134" style:parent-style-name="Policepardéfaut" style:family="text">
      <style:text-properties fo:color="#FF0000" fo:font-size="11pt" style:font-size-asian="11pt" style:font-size-complex="11pt"/>
    </style:style>
    <style:style style:name="T135" style:parent-style-name="Policepardéfaut" style:family="text">
      <style:text-properties fo:color="#FF0000" fo:font-size="11pt" style:font-size-asian="11pt" style:font-size-complex="11pt"/>
    </style:style>
    <style:style style:name="T136" style:parent-style-name="Policepardéfaut" style:family="text">
      <style:text-properties fo:color="#FF0000" fo:font-size="11pt" style:font-size-asian="11pt" style:font-size-complex="11pt"/>
    </style:style>
    <style:style style:name="T137" style:parent-style-name="Élevé" style:family="text">
      <style:text-properties fo:color="#FF0000" fo:font-size="11pt" style:font-size-asian="11pt" style:font-size-complex="11pt"/>
    </style:style>
    <style:style style:name="T138" style:parent-style-name="Policepardéfaut" style:family="text">
      <style:text-properties fo:color="#FF0000" fo:font-size="11pt" style:font-size-asian="11pt" style:font-size-complex="11pt"/>
    </style:style>
    <style:style style:name="P139" style:parent-style-name="p1" style:family="paragraph">
      <style:text-properties fo:color="#FF0000" fo:font-size="11pt" style:font-size-asian="11pt" style:font-size-complex="11pt"/>
    </style:style>
    <style:style style:name="P140" style:parent-style-name="p1" style:family="paragraph">
      <style:text-properties fo:color="#FF0000" fo:font-size="11pt" style:font-size-asian="11pt" style:font-size-complex="11pt"/>
    </style:style>
    <style:style style:name="T141" style:parent-style-name="Élevé" style:family="text">
      <style:text-properties fo:color="#FF0000" fo:font-size="11pt" style:font-size-asian="11pt" style:font-size-complex="11pt" style:text-underline-type="single" style:text-underline-style="solid" style:text-underline-width="auto" style:text-underline-mode="continuous"/>
    </style:style>
    <style:style style:name="T142" style:parent-style-name="Élevé" style:family="text">
      <style:text-properties fo:color="#FF0000" fo:font-size="11pt" style:font-size-asian="11pt" style:font-size-complex="11pt"/>
    </style:style>
    <style:style style:name="T143" style:parent-style-name="Élevé" style:family="text">
      <style:text-properties fo:color="#FF0000" fo:font-size="11pt" style:font-size-asian="11pt" style:font-size-complex="11pt"/>
    </style:style>
    <style:style style:name="T144" style:parent-style-name="Policepardéfaut" style:family="text">
      <style:text-properties fo:color="#FF0000" fo:font-size="11pt" style:font-size-asian="11pt" style:font-size-complex="11pt"/>
    </style:style>
    <style:style style:name="T145" style:parent-style-name="Policepardéfaut" style:family="text">
      <style:text-properties fo:color="#FF0000" fo:font-size="11pt" style:font-size-asian="11pt" style:font-size-complex="11pt"/>
    </style:style>
    <style:style style:name="T146" style:parent-style-name="Policepardéfaut" style:family="text">
      <style:text-properties fo:color="#FF0000" fo:font-size="11pt" style:font-size-asian="11pt" style:font-size-complex="11pt"/>
    </style:style>
    <style:style style:name="T147" style:parent-style-name="Policepardéfaut" style:family="text">
      <style:text-properties fo:color="#FF0000" fo:font-size="11pt" style:font-size-asian="11pt" style:font-size-complex="11pt"/>
    </style:style>
    <style:style style:name="T148" style:parent-style-name="Policepardéfaut" style:family="text">
      <style:text-properties fo:color="#FF0000" fo:font-size="11pt" style:font-size-asian="11pt" style:font-size-complex="11pt"/>
    </style:style>
    <style:style style:name="T149" style:parent-style-name="Policepardéfaut" style:family="text">
      <style:text-properties fo:color="#FF0000" fo:font-size="11pt" style:font-size-asian="11pt" style:font-size-complex="11pt"/>
    </style:style>
    <style:style style:name="T150" style:parent-style-name="Élevé" style:family="text">
      <style:text-properties fo:color="#FF0000" fo:font-size="11pt" style:font-size-asian="11pt" style:font-size-complex="11pt"/>
    </style:style>
    <style:style style:name="T151" style:parent-style-name="Policepardéfaut" style:family="text">
      <style:text-properties fo:color="#FF0000" fo:font-size="11pt" style:font-size-asian="11pt" style:font-size-complex="11pt"/>
    </style:style>
    <style:style style:name="P152" style:parent-style-name="NormalWeb" style:family="paragraph">
      <style:text-properties fo:color="#FF0000" fo:font-size="11pt" style:font-size-asian="11pt" style:font-size-complex="11pt"/>
    </style:style>
    <style:style style:name="P153" style:parent-style-name="NormalWeb" style:family="paragraph">
      <style:text-properties fo:color="#FF0000" fo:font-size="11pt" style:font-size-asian="11pt" style:font-size-complex="11pt"/>
    </style:style>
    <style:style style:name="T154" style:parent-style-name="Élevé" style:family="text">
      <style:text-properties fo:color="#FF0000" fo:font-size="11pt" style:font-size-asian="11pt" style:font-size-complex="11pt" style:text-underline-type="single" style:text-underline-style="solid" style:text-underline-width="auto" style:text-underline-mode="continuous"/>
    </style:style>
    <style:style style:name="T155" style:parent-style-name="Élevé" style:family="text">
      <style:text-properties fo:color="#FF0000" fo:font-size="11pt" style:font-size-asian="11pt" style:font-size-complex="11pt"/>
    </style:style>
    <style:style style:name="T156" style:parent-style-name="Élevé" style:family="text">
      <style:text-properties fo:color="#FF0000" fo:font-size="11pt" style:font-size-asian="11pt" style:font-size-complex="11pt"/>
    </style:style>
    <style:style style:name="T157" style:parent-style-name="Policepardéfaut" style:family="text">
      <style:text-properties fo:color="#FF0000" fo:font-size="11pt" style:font-size-asian="11pt" style:font-size-complex="11pt"/>
    </style:style>
    <style:style style:name="T158" style:parent-style-name="Policepardéfaut" style:family="text">
      <style:text-properties fo:color="#FF0000" fo:font-size="11pt" style:font-size-asian="11pt" style:font-size-complex="11pt"/>
    </style:style>
    <style:style style:name="T159" style:parent-style-name="Policepardéfaut" style:family="text">
      <style:text-properties fo:color="#FF0000" fo:font-size="11pt" style:font-size-asian="11pt" style:font-size-complex="11pt"/>
    </style:style>
    <style:style style:name="T160" style:parent-style-name="Policepardéfaut" style:family="text">
      <style:text-properties fo:color="#FF0000" fo:font-size="11pt" style:font-size-asian="11pt" style:font-size-complex="11pt"/>
    </style:style>
    <style:style style:name="T161" style:parent-style-name="Policepardéfaut" style:family="text">
      <style:text-properties fo:color="#FF0000" fo:font-size="11pt" style:font-size-asian="11pt" style:font-size-complex="11pt"/>
    </style:style>
    <style:style style:name="T162" style:parent-style-name="Élevé" style:family="text">
      <style:text-properties fo:color="#FF0000" fo:font-size="11pt" style:font-size-asian="11pt" style:font-size-complex="11pt"/>
    </style:style>
    <style:style style:name="T163" style:parent-style-name="Policepardéfaut" style:family="text">
      <style:text-properties fo:color="#FF0000" fo:font-size="11pt" style:font-size-asian="11pt" style:font-size-complex="11pt"/>
    </style:style>
    <style:style style:name="P164" style:parent-style-name="p1" style:family="paragraph">
      <style:text-properties fo:color="#FF0000" fo:font-size="11pt" style:font-size-asian="11pt" style:font-size-complex="11pt"/>
    </style:style>
    <style:style style:name="T165" style:parent-style-name="Élevé" style:family="text">
      <style:text-properties fo:color="#FF0000" fo:font-size="11pt" style:font-size-asian="11pt" style:font-size-complex="11pt" style:text-underline-type="single" style:text-underline-style="solid" style:text-underline-width="auto" style:text-underline-mode="continuous"/>
    </style:style>
    <style:style style:name="T166" style:parent-style-name="Élevé" style:family="text">
      <style:text-properties fo:color="#FF0000" fo:font-size="11pt" style:font-size-asian="11pt" style:font-size-complex="11pt"/>
    </style:style>
    <style:style style:name="T167" style:parent-style-name="Élevé" style:family="text">
      <style:text-properties fo:color="#FF0000" fo:font-size="11pt" style:font-size-asian="11pt" style:font-size-complex="11pt"/>
    </style:style>
    <style:style style:name="T168" style:parent-style-name="Policepardéfaut" style:family="text">
      <style:text-properties fo:color="#FF0000" fo:font-size="11pt" style:font-size-asian="11pt" style:font-size-complex="11pt"/>
    </style:style>
    <style:style style:name="T169" style:parent-style-name="Policepardéfaut" style:family="text">
      <style:text-properties fo:color="#FF0000" fo:font-size="11pt" style:font-size-asian="11pt" style:font-size-complex="11pt"/>
    </style:style>
    <style:style style:name="T170" style:parent-style-name="Policepardéfaut" style:family="text">
      <style:text-properties fo:color="#FF0000" fo:font-size="11pt" style:font-size-asian="11pt" style:font-size-complex="11pt"/>
    </style:style>
    <style:style style:name="T171" style:parent-style-name="Policepardéfaut" style:family="text">
      <style:text-properties fo:color="#FF0000" fo:font-size="11pt" style:font-size-asian="11pt" style:font-size-complex="11pt"/>
    </style:style>
    <style:style style:name="T172" style:parent-style-name="Policepardéfaut" style:family="text">
      <style:text-properties fo:color="#FF0000" fo:font-size="11pt" style:font-size-asian="11pt" style:font-size-complex="11pt"/>
    </style:style>
    <style:style style:name="T173" style:parent-style-name="Élevé" style:family="text">
      <style:text-properties fo:color="#FF0000" fo:font-size="11pt" style:font-size-asian="11pt" style:font-size-complex="11pt"/>
    </style:style>
    <style:style style:name="T174" style:parent-style-name="Policepardéfaut" style:family="text">
      <style:text-properties fo:color="#FF0000" fo:font-size="11pt" style:font-size-asian="11pt" style:font-size-complex="11pt"/>
    </style:style>
    <style:style style:name="P175" style:parent-style-name="NormalWeb" style:family="paragraph">
      <style:text-properties fo:color="#FF0000" fo:font-size="11pt" style:font-size-asian="11pt" style:font-size-complex="11pt"/>
    </style:style>
    <style:style style:name="P176" style:parent-style-name="NormalWeb" style:family="paragraph">
      <style:text-properties fo:color="#FF0000" fo:font-size="11pt" style:font-size-asian="11pt" style:font-size-complex="11pt"/>
    </style:style>
    <style:style style:name="P177" style:parent-style-name="NormalWeb" style:family="paragraph">
      <style:text-properties fo:color="#FF0000" fo:font-size="11pt" style:font-size-asian="11pt" style:font-size-complex="11pt"/>
    </style:style>
    <style:style style:name="P178" style:parent-style-name="NormalWeb" style:family="paragraph">
      <style:text-properties fo:color="#FF0000" fo:font-size="11pt" style:font-size-asian="11pt" style:font-size-complex="11pt"/>
    </style:style>
    <style:style style:name="T179" style:parent-style-name="Élevé" style:family="text">
      <style:text-properties fo:color="#FF0000" fo:font-size="11pt" style:font-size-asian="11pt" style:font-size-complex="11pt" style:text-underline-type="single" style:text-underline-style="solid" style:text-underline-width="auto" style:text-underline-mode="continuous"/>
    </style:style>
    <style:style style:name="T180" style:parent-style-name="Élevé" style:family="text">
      <style:text-properties fo:color="#FF0000" fo:font-size="11pt" style:font-size-asian="11pt" style:font-size-complex="11pt"/>
    </style:style>
    <style:style style:name="T181" style:parent-style-name="Élevé" style:family="text">
      <style:text-properties fo:color="#FF0000" fo:font-size="11pt" style:font-size-asian="11pt" style:font-size-complex="11pt"/>
    </style:style>
    <style:style style:name="T182" style:parent-style-name="Policepardéfaut" style:family="text">
      <style:text-properties fo:color="#FF0000" fo:font-size="11pt" style:font-size-asian="11pt" style:font-size-complex="11pt"/>
    </style:style>
    <style:style style:name="T183" style:parent-style-name="Policepardéfaut" style:family="text">
      <style:text-properties fo:color="#FF0000" fo:font-size="11pt" style:font-size-asian="11pt" style:font-size-complex="11pt"/>
    </style:style>
    <style:style style:name="T184" style:parent-style-name="Policepardéfaut" style:family="text">
      <style:text-properties fo:color="#FF0000" fo:font-size="11pt" style:font-size-asian="11pt" style:font-size-complex="11pt"/>
    </style:style>
    <style:style style:name="T185" style:parent-style-name="Policepardéfaut" style:family="text">
      <style:text-properties fo:color="#FF0000" fo:font-size="11pt" style:font-size-asian="11pt" style:font-size-complex="11pt"/>
    </style:style>
    <style:style style:name="T186" style:parent-style-name="Policepardéfaut" style:family="text">
      <style:text-properties fo:color="#FF0000" fo:font-size="11pt" style:font-size-asian="11pt" style:font-size-complex="11pt"/>
    </style:style>
    <style:style style:name="T187" style:parent-style-name="Policepardéfaut" style:family="text">
      <style:text-properties fo:color="#FF0000" fo:font-size="11pt" style:font-size-asian="11pt" style:font-size-complex="11pt"/>
    </style:style>
    <style:style style:name="T188" style:parent-style-name="Policepardéfaut" style:family="text">
      <style:text-properties fo:color="#FF0000" fo:font-size="11pt" style:font-size-asian="11pt" style:font-size-complex="11pt"/>
    </style:style>
    <style:style style:name="T189" style:parent-style-name="Policepardéfaut" style:family="text">
      <style:text-properties fo:color="#FF0000" fo:font-size="11pt" style:font-size-asian="11pt" style:font-size-complex="11pt"/>
    </style:style>
    <style:style style:name="T190" style:parent-style-name="Élevé" style:family="text">
      <style:text-properties fo:color="#FF0000" fo:font-size="11pt" style:font-size-asian="11pt" style:font-size-complex="11pt"/>
    </style:style>
    <style:style style:name="T191" style:parent-style-name="Policepardéfaut" style:family="text">
      <style:text-properties fo:color="#FF0000" fo:font-size="11pt" style:font-size-asian="11pt" style:font-size-complex="11pt"/>
    </style:style>
    <style:style style:name="P192" style:parent-style-name="NormalWeb" style:family="paragraph">
      <style:text-properties fo:color="#FF0000" fo:font-size="11pt" style:font-size-asian="11pt" style:font-size-complex="11pt"/>
    </style:style>
    <style:style style:name="P193" style:parent-style-name="NormalWeb" style:family="paragraph">
      <style:text-properties fo:color="#FF0000" fo:font-size="11pt" style:font-size-asian="11pt" style:font-size-complex="11pt"/>
    </style:style>
    <style:style style:name="P194" style:parent-style-name="NormalWeb" style:family="paragraph">
      <style:text-properties fo:color="#FF0000" fo:font-size="11pt" style:font-size-asian="11pt" style:font-size-complex="11pt"/>
    </style:style>
    <style:style style:name="T195" style:parent-style-name="Élevé" style:family="text">
      <style:text-properties fo:color="#FF0000" fo:font-size="11pt" style:font-size-asian="11pt" style:font-size-complex="11pt" style:text-underline-type="single" style:text-underline-style="solid" style:text-underline-width="auto" style:text-underline-mode="continuous"/>
    </style:style>
    <style:style style:name="T196" style:parent-style-name="Élevé" style:family="text">
      <style:text-properties fo:color="#FF0000" fo:font-size="11pt" style:font-size-asian="11pt" style:font-size-complex="11pt"/>
    </style:style>
    <style:style style:name="T197" style:parent-style-name="Élevé" style:family="text">
      <style:text-properties fo:color="#FF0000" fo:font-size="11pt" style:font-size-asian="11pt" style:font-size-complex="11pt"/>
    </style:style>
    <style:style style:name="T198" style:parent-style-name="Policepardéfaut" style:family="text">
      <style:text-properties fo:color="#FF0000" fo:font-size="11pt" style:font-size-asian="11pt" style:font-size-complex="11pt"/>
    </style:style>
    <style:style style:name="T199" style:parent-style-name="Policepardéfaut" style:family="text">
      <style:text-properties fo:color="#FF0000" fo:font-size="11pt" style:font-size-asian="11pt" style:font-size-complex="11pt"/>
    </style:style>
    <style:style style:name="T200" style:parent-style-name="Policepardéfaut" style:family="text">
      <style:text-properties fo:color="#FF0000" fo:font-size="11pt" style:font-size-asian="11pt" style:font-size-complex="11pt"/>
    </style:style>
    <style:style style:name="T201" style:parent-style-name="Policepardéfaut" style:family="text">
      <style:text-properties fo:color="#FF0000" fo:font-size="11pt" style:font-size-asian="11pt" style:font-size-complex="11pt"/>
    </style:style>
    <style:style style:name="T202" style:parent-style-name="Policepardéfaut" style:family="text">
      <style:text-properties fo:color="#FF0000" fo:font-size="11pt" style:font-size-asian="11pt" style:font-size-complex="11pt"/>
    </style:style>
    <style:style style:name="T203" style:parent-style-name="Policepardéfaut" style:family="text">
      <style:text-properties fo:color="#FF0000" fo:font-size="11pt" style:font-size-asian="11pt" style:font-size-complex="11pt"/>
    </style:style>
    <style:style style:name="T204" style:parent-style-name="Policepardéfaut" style:family="text">
      <style:text-properties fo:color="#FF0000" fo:font-size="11pt" style:font-size-asian="11pt" style:font-size-complex="11pt"/>
    </style:style>
    <style:style style:name="T205" style:parent-style-name="Élevé" style:family="text">
      <style:text-properties fo:color="#FF0000" fo:font-size="11pt" style:font-size-asian="11pt" style:font-size-complex="11pt"/>
    </style:style>
    <style:style style:name="T206" style:parent-style-name="Policepardéfaut" style:family="text">
      <style:text-properties fo:color="#FF0000" fo:font-size="11pt" style:font-size-asian="11pt" style:font-size-complex="11pt"/>
    </style:style>
    <style:style style:name="P207" style:parent-style-name="NormalWeb" style:family="paragraph">
      <style:text-properties fo:color="#FF0000" fo:font-size="11pt" style:font-size-asian="11pt" style:font-size-complex="11pt"/>
    </style:style>
    <style:style style:name="P208" style:parent-style-name="NormalWeb" style:family="paragraph">
      <style:text-properties fo:color="#FF0000" fo:font-size="11pt" style:font-size-asian="11pt" style:font-size-complex="11pt"/>
    </style:style>
    <style:style style:name="P209" style:parent-style-name="NormalWeb" style:family="paragraph">
      <style:text-properties fo:font-size="11pt" style:font-size-asian="11pt" style:font-size-complex="11pt"/>
    </style:style>
    <style:style style:name="T210" style:parent-style-name="Élevé" style:family="text">
      <style:text-properties fo:color="#FF0000" fo:font-size="11pt" style:font-size-asian="11pt" style:font-size-complex="11pt" style:text-underline-type="single" style:text-underline-style="solid" style:text-underline-width="auto" style:text-underline-mode="continuous"/>
    </style:style>
    <style:style style:name="T211" style:parent-style-name="Élevé" style:family="text">
      <style:text-properties fo:color="#FF0000" fo:font-size="11pt" style:font-size-asian="11pt" style:font-size-complex="11pt"/>
    </style:style>
    <style:style style:name="T212" style:parent-style-name="Élevé" style:family="text">
      <style:text-properties fo:color="#FF0000" fo:font-size="11pt" style:font-size-asian="11pt" style:font-size-complex="11pt"/>
    </style:style>
    <style:style style:name="T213" style:parent-style-name="Policepardéfaut" style:family="text">
      <style:text-properties fo:color="#FF0000" fo:font-size="11pt" style:font-size-asian="11pt" style:font-size-complex="11pt"/>
    </style:style>
    <style:style style:name="T214" style:parent-style-name="Policepardéfaut" style:family="text">
      <style:text-properties fo:color="#FF0000" fo:font-size="11pt" style:font-size-asian="11pt" style:font-size-complex="11pt"/>
    </style:style>
    <style:style style:name="T215" style:parent-style-name="Policepardéfaut" style:family="text">
      <style:text-properties fo:color="#FF0000" fo:font-size="11pt" style:font-size-asian="11pt" style:font-size-complex="11pt"/>
    </style:style>
    <style:style style:name="T216" style:parent-style-name="Policepardéfaut" style:family="text">
      <style:text-properties fo:color="#FF0000" fo:font-size="11pt" style:font-size-asian="11pt" style:font-size-complex="11pt"/>
    </style:style>
    <style:style style:name="T217" style:parent-style-name="Policepardéfaut" style:family="text">
      <style:text-properties fo:color="#FF0000" fo:font-size="11pt" style:font-size-asian="11pt" style:font-size-complex="11pt"/>
    </style:style>
    <style:style style:name="T218" style:parent-style-name="Élevé" style:family="text">
      <style:text-properties fo:color="#FF0000" fo:font-size="11pt" style:font-size-asian="11pt" style:font-size-complex="11pt"/>
    </style:style>
    <style:style style:name="T219" style:parent-style-name="Policepardéfaut" style:family="text">
      <style:text-properties fo:color="#FF0000" fo:font-size="11pt" style:font-size-asian="11pt" style:font-size-complex="11pt"/>
    </style:style>
    <style:style style:name="P220" style:parent-style-name="NormalWeb" style:family="paragraph">
      <style:text-properties fo:color="#FF0000" fo:font-size="11pt" style:font-size-asian="11pt" style:font-size-complex="11pt"/>
    </style:style>
    <style:style style:name="P221" style:parent-style-name="NormalWeb" style:family="paragraph">
      <style:text-properties fo:color="#FF0000" fo:font-size="11pt" style:font-size-asian="11pt" style:font-size-complex="11pt"/>
    </style:style>
    <style:style style:name="P222" style:parent-style-name="NormalWeb" style:family="paragraph">
      <style:text-properties fo:font-size="11pt" style:font-size-asian="11pt" style:font-size-complex="11pt"/>
    </style:style>
    <style:style style:name="P223" style:parent-style-name="Paragraphedeliste" style:family="paragraph">
      <style:paragraph-properties fo:margin-left="0.9833in">
        <style:tab-stops/>
      </style:paragraph-properties>
      <style:text-properties fo:color="#5B9BD5"/>
    </style:style>
    <style:style style:name="P224" style:parent-style-name="Paragraphedeliste" style:family="paragraph">
      <style:text-properties fo:color="#5B9BD5"/>
    </style:style>
    <style:style style:name="P225" style:parent-style-name="Titre2" style:family="paragraph">
      <style:text-properties fo:color="#5B9BD5" fo:font-size="11pt" style:font-size-asian="11pt" style:font-size-complex="11pt" style:text-underline-type="single" style:text-underline-style="solid" style:text-underline-width="auto" style:text-underline-mode="continuous"/>
    </style:style>
    <style:style style:name="P226" style:parent-style-name="Titre2" style:family="paragraph">
      <style:text-properties fo:color="#5B9BD5" fo:font-size="11pt" style:font-size-asian="11pt" style:font-size-complex="11pt"/>
    </style:style>
    <style:style style:name="P227" style:parent-style-name="NormalWeb" style:family="paragraph">
      <style:text-properties fo:color="#5B9BD5" fo:font-size="11pt" style:font-size-asian="11pt" style:font-size-complex="11pt"/>
    </style:style>
    <style:style style:name="P228" style:parent-style-name="NormalWeb" style:family="paragraph">
      <style:text-properties fo:color="#5B9BD5" fo:font-size="11pt" style:font-size-asian="11pt" style:font-size-complex="11pt"/>
    </style:style>
    <style:style style:name="P229" style:parent-style-name="NormalWeb" style:family="paragraph">
      <style:text-properties fo:color="#5B9BD5" fo:font-size="11pt" style:font-size-asian="11pt" style:font-size-complex="11pt"/>
    </style:style>
    <style:style style:name="P230" style:parent-style-name="NormalWeb" style:family="paragraph">
      <style:text-properties fo:color="#5B9BD5" fo:font-size="11pt" style:font-size-asian="11pt" style:font-size-complex="11pt"/>
    </style:style>
    <style:style style:name="P231" style:parent-style-name="Normal" style:family="paragraph">
      <style:text-properties fo:color="#5B9BD5"/>
    </style:style>
    <style:style style:name="P232" style:parent-style-name="Titre2" style:family="paragraph">
      <style:text-properties fo:color="#5B9BD5" fo:font-size="11pt" style:font-size-asian="11pt" style:font-size-complex="11pt" style:text-underline-type="single" style:text-underline-style="solid" style:text-underline-width="auto" style:text-underline-mode="continuous" fo:language="en" fo:country="US"/>
    </style:style>
    <style:style style:name="P233" style:parent-style-name="Titre2" style:family="paragraph">
      <style:text-properties fo:color="#5B9BD5" fo:font-size="11pt" style:font-size-asian="11pt" style:font-size-complex="11pt" fo:language="en" fo:country="US"/>
    </style:style>
    <style:style style:name="P234" style:parent-style-name="NormalWeb" style:family="paragraph">
      <style:text-properties fo:color="#5B9BD5" fo:font-size="11pt" style:font-size-asian="11pt" style:font-size-complex="11pt"/>
    </style:style>
    <style:style style:name="P235" style:parent-style-name="NormalWeb" style:family="paragraph">
      <style:text-properties fo:color="#5B9BD5" fo:font-size="11pt" style:font-size-asian="11pt" style:font-size-complex="11pt"/>
    </style:style>
    <style:style style:name="P236" style:parent-style-name="NormalWeb" style:family="paragraph">
      <style:text-properties fo:color="#5B9BD5" fo:font-size="11pt" style:font-size-asian="11pt" style:font-size-complex="11pt"/>
    </style:style>
    <style:style style:name="P237" style:parent-style-name="NormalWeb" style:family="paragraph">
      <style:text-properties fo:color="#5B9BD5" fo:font-size="11pt" style:font-size-asian="11pt" style:font-size-complex="11pt"/>
    </style:style>
    <style:style style:name="P238" style:parent-style-name="NormalWeb" style:family="paragraph">
      <style:text-properties fo:color="#5B9BD5" fo:font-size="11pt" style:font-size-asian="11pt" style:font-size-complex="11pt"/>
    </style:style>
    <style:style style:name="P239" style:parent-style-name="Titre2" style:family="paragraph">
      <style:text-properties fo:color="#5B9BD5" fo:font-size="11pt" style:font-size-asian="11pt" style:font-size-complex="11pt" style:text-underline-type="single" style:text-underline-style="solid" style:text-underline-width="auto" style:text-underline-mode="continuous"/>
    </style:style>
    <style:style style:name="P240" style:parent-style-name="Titre2" style:family="paragraph">
      <style:text-properties fo:color="#5B9BD5" fo:font-size="11pt" style:font-size-asian="11pt" style:font-size-complex="11pt"/>
    </style:style>
    <style:style style:name="T241" style:parent-style-name="Policepardéfaut" style:family="text">
      <style:text-properties fo:color="#5B9BD5" fo:font-size="11pt" style:font-size-asian="11pt" style:font-size-complex="11pt"/>
    </style:style>
    <style:style style:name="T242" style:parent-style-name="Lienhypertexte" style:family="text">
      <style:text-properties fo:color="#5B9BD5" fo:font-size="11pt" style:font-size-asian="11pt" style:font-size-complex="11pt"/>
    </style:style>
    <style:style style:name="T243" style:parent-style-name="Policepardéfaut" style:family="text">
      <style:text-properties fo:color="#5B9BD5" fo:font-size="11pt" style:font-size-asian="11pt" style:font-size-complex="11pt"/>
    </style:style>
    <style:style style:name="P244" style:parent-style-name="NormalWeb" style:family="paragraph">
      <style:text-properties fo:color="#5B9BD5" fo:font-size="11pt" style:font-size-asian="11pt" style:font-size-complex="11pt"/>
    </style:style>
    <style:style style:name="P245" style:parent-style-name="NormalWeb" style:family="paragraph">
      <style:text-properties fo:color="#5B9BD5" fo:font-size="11pt" style:font-size-asian="11pt" style:font-size-complex="11pt"/>
    </style:style>
    <style:style style:name="P246" style:parent-style-name="NormalWeb" style:family="paragraph">
      <style:text-properties fo:color="#5B9BD5" fo:font-size="11pt" style:font-size-asian="11pt" style:font-size-complex="11pt"/>
    </style:style>
    <style:style style:name="P247" style:parent-style-name="Titre2" style:family="paragraph">
      <style:text-properties fo:color="#5B9BD5" fo:font-size="11pt" style:font-size-asian="11pt" style:font-size-complex="11pt" style:text-underline-type="single" style:text-underline-style="solid" style:text-underline-width="auto" style:text-underline-mode="continuous"/>
    </style:style>
    <style:style style:name="P248" style:parent-style-name="Titre2" style:family="paragraph">
      <style:text-properties fo:color="#5B9BD5" fo:font-size="11pt" style:font-size-asian="11pt" style:font-size-complex="11pt"/>
    </style:style>
    <style:style style:name="P249" style:parent-style-name="NormalWeb" style:family="paragraph">
      <style:text-properties fo:color="#5B9BD5" fo:font-size="11pt" style:font-size-asian="11pt" style:font-size-complex="11pt"/>
    </style:style>
    <style:style style:name="P250" style:parent-style-name="NormalWeb" style:family="paragraph">
      <style:text-properties fo:color="#5B9BD5" fo:font-size="11pt" style:font-size-asian="11pt" style:font-size-complex="11pt"/>
    </style:style>
    <style:style style:name="P251" style:parent-style-name="NormalWeb" style:family="paragraph">
      <style:text-properties fo:color="#5B9BD5" fo:font-size="11pt" style:font-size-asian="11pt" style:font-size-complex="11pt"/>
    </style:style>
    <style:style style:name="P252" style:parent-style-name="Titre2" style:family="paragraph">
      <style:text-properties fo:color="#5B9BD5" fo:font-size="11pt" style:font-size-asian="11pt" style:font-size-complex="11pt" style:text-underline-type="single" style:text-underline-style="solid" style:text-underline-width="auto" style:text-underline-mode="continuous"/>
    </style:style>
    <style:style style:name="P253" style:parent-style-name="Titre2" style:family="paragraph">
      <style:text-properties fo:color="#5B9BD5" fo:font-size="11pt" style:font-size-asian="11pt" style:font-size-complex="11pt"/>
    </style:style>
    <style:style style:name="P254" style:parent-style-name="NormalWeb" style:family="paragraph">
      <style:text-properties fo:color="#5B9BD5" fo:font-size="11pt" style:font-size-asian="11pt" style:font-size-complex="11pt"/>
    </style:style>
    <style:style style:name="P255" style:parent-style-name="NormalWeb" style:family="paragraph">
      <style:text-properties fo:color="#5B9BD5" fo:font-size="11pt" style:font-size-asian="11pt" style:font-size-complex="11pt"/>
    </style:style>
    <style:style style:name="P256" style:parent-style-name="NormalWeb" style:family="paragraph">
      <style:text-properties fo:color="#5B9BD5" fo:font-size="11pt" style:font-size-asian="11pt" style:font-size-complex="11pt"/>
    </style:style>
    <style:style style:name="P257" style:parent-style-name="NormalWeb" style:family="paragraph">
      <style:text-properties fo:color="#5B9BD5" fo:font-size="11pt" style:font-size-asian="11pt" style:font-size-complex="11pt"/>
    </style:style>
    <style:style style:name="P258" style:parent-style-name="Titre2" style:family="paragraph">
      <style:text-properties fo:color="#5B9BD5" fo:font-size="11pt" style:font-size-asian="11pt" style:font-size-complex="11pt" style:text-underline-type="single" style:text-underline-style="solid" style:text-underline-width="auto" style:text-underline-mode="continuous"/>
    </style:style>
    <style:style style:name="P259" style:parent-style-name="Titre2" style:family="paragraph">
      <style:text-properties fo:color="#5B9BD5" fo:font-size="11pt" style:font-size-asian="11pt" style:font-size-complex="11pt" style:text-underline-type="single" style:text-underline-style="solid" style:text-underline-width="auto" style:text-underline-mode="continuous"/>
    </style:style>
    <style:style style:name="P260" style:parent-style-name="Titre2" style:family="paragraph">
      <style:text-properties fo:color="#5B9BD5" fo:font-size="11pt" style:font-size-asian="11pt" style:font-size-complex="11pt"/>
    </style:style>
    <style:style style:name="P261" style:parent-style-name="NormalWeb" style:family="paragraph">
      <style:text-properties fo:color="#5B9BD5" fo:font-size="11pt" style:font-size-asian="11pt" style:font-size-complex="11pt"/>
    </style:style>
    <style:style style:name="P262" style:parent-style-name="NormalWeb" style:family="paragraph">
      <style:text-properties fo:color="#5B9BD5" fo:font-size="11pt" style:font-size-asian="11pt" style:font-size-complex="11pt"/>
    </style:style>
    <style:style style:name="P263" style:parent-style-name="NormalWeb" style:family="paragraph">
      <style:text-properties fo:color="#5B9BD5" fo:font-size="11pt" style:font-size-asian="11pt" style:font-size-complex="11pt"/>
    </style:style>
    <style:style style:name="P264" style:parent-style-name="Titre2" style:family="paragraph">
      <style:text-properties fo:color="#5B9BD5" fo:font-size="11pt" style:font-size-asian="11pt" style:font-size-complex="11pt" style:text-underline-type="single" style:text-underline-style="solid" style:text-underline-width="auto" style:text-underline-mode="continuous"/>
    </style:style>
    <style:style style:name="P265" style:parent-style-name="Titre2" style:family="paragraph">
      <style:text-properties fo:color="#5B9BD5" fo:font-size="11pt" style:font-size-asian="11pt" style:font-size-complex="11pt"/>
    </style:style>
    <style:style style:name="P266" style:parent-style-name="NormalWeb" style:family="paragraph">
      <style:text-properties fo:color="#5B9BD5" fo:font-size="11pt" style:font-size-asian="11pt" style:font-size-complex="11pt"/>
    </style:style>
    <style:style style:name="P267" style:parent-style-name="NormalWeb" style:family="paragraph">
      <style:text-properties fo:color="#5B9BD5" fo:font-size="11pt" style:font-size-asian="11pt" style:font-size-complex="11pt"/>
    </style:style>
    <style:style style:name="P268" style:parent-style-name="NormalWeb" style:family="paragraph">
      <style:text-properties fo:color="#5B9BD5" fo:font-size="11pt" style:font-size-asian="11pt" style:font-size-complex="11pt"/>
    </style:style>
    <style:style style:name="P269" style:parent-style-name="NormalWeb" style:family="paragraph">
      <style:text-properties fo:color="#5B9BD5" fo:font-size="11pt" style:font-size-asian="11pt" style:font-size-complex="11pt"/>
    </style:style>
    <style:style style:name="P270" style:parent-style-name="Titre2" style:family="paragraph">
      <style:text-properties fo:color="#5B9BD5" fo:font-size="11pt" style:font-size-asian="11pt" style:font-size-complex="11pt" style:text-underline-type="single" style:text-underline-style="solid" style:text-underline-width="auto" style:text-underline-mode="continuous"/>
    </style:style>
    <style:style style:name="P271" style:parent-style-name="Titre2" style:family="paragraph">
      <style:text-properties fo:color="#5B9BD5" fo:font-size="11pt" style:font-size-asian="11pt" style:font-size-complex="11pt"/>
    </style:style>
    <style:style style:name="P272" style:parent-style-name="NormalWeb" style:family="paragraph">
      <style:text-properties fo:color="#5B9BD5" fo:font-size="11pt" style:font-size-asian="11pt" style:font-size-complex="11pt"/>
    </style:style>
    <style:style style:name="P273" style:parent-style-name="NormalWeb" style:family="paragraph">
      <style:text-properties fo:color="#5B9BD5" fo:font-size="11pt" style:font-size-asian="11pt" style:font-size-complex="11pt" fo:language="en" fo:country="US"/>
    </style:style>
    <style:style style:name="P274" style:parent-style-name="NormalWeb" style:family="paragraph">
      <style:text-properties fo:color="#5B9BD5" fo:font-size="11pt" style:font-size-asian="11pt" style:font-size-complex="11pt"/>
    </style:style>
    <style:style style:name="P275" style:parent-style-name="NormalWeb" style:family="paragraph">
      <style:text-properties fo:color="#5B9BD5" fo:font-size="11pt" style:font-size-asian="11pt" style:font-size-complex="11pt"/>
    </style:style>
    <style:style style:name="P276" style:parent-style-name="Titre2" style:family="paragraph">
      <style:text-properties fo:color="#5B9BD5" fo:font-size="11pt" style:font-size-asian="11pt" style:font-size-complex="11pt" style:text-underline-type="single" style:text-underline-style="solid" style:text-underline-width="auto" style:text-underline-mode="continuous"/>
    </style:style>
    <style:style style:name="P277" style:parent-style-name="Titre2" style:family="paragraph">
      <style:text-properties fo:color="#5B9BD5" fo:font-size="11pt" style:font-size-asian="11pt" style:font-size-complex="11pt"/>
    </style:style>
    <style:style style:name="P278" style:parent-style-name="NormalWeb" style:family="paragraph">
      <style:text-properties fo:color="#5B9BD5" fo:font-size="11pt" style:font-size-asian="11pt" style:font-size-complex="11pt"/>
    </style:style>
    <style:style style:name="P279" style:parent-style-name="NormalWeb" style:family="paragraph">
      <style:text-properties fo:color="#5B9BD5" fo:font-size="11pt" style:font-size-asian="11pt" style:font-size-complex="11pt"/>
    </style:style>
    <style:style style:name="P280" style:parent-style-name="NormalWeb" style:family="paragraph">
      <style:text-properties fo:color="#5B9BD5" fo:font-size="11pt" style:font-size-asian="11pt" style:font-size-complex="11pt"/>
    </style:style>
    <style:style style:name="P281" style:parent-style-name="NormalWeb" style:family="paragraph">
      <style:text-properties fo:color="#5B9BD5" fo:font-size="11pt" style:font-size-asian="11pt" style:font-size-complex="11pt"/>
    </style:style>
    <style:style style:name="P282" style:parent-style-name="Titre2" style:family="paragraph">
      <style:text-properties fo:color="#5B9BD5" fo:font-size="11pt" style:font-size-asian="11pt" style:font-size-complex="11pt" style:text-underline-type="single" style:text-underline-style="solid" style:text-underline-width="auto" style:text-underline-mode="continuous" fo:language="en" fo:country="US"/>
    </style:style>
    <style:style style:name="P283" style:parent-style-name="Titre2" style:family="paragraph">
      <style:text-properties fo:color="#5B9BD5" fo:font-size="11pt" style:font-size-asian="11pt" style:font-size-complex="11pt" fo:language="en" fo:country="US"/>
    </style:style>
    <style:style style:name="P284" style:parent-style-name="NormalWeb" style:family="paragraph">
      <style:text-properties fo:color="#5B9BD5" fo:font-size="11pt" style:font-size-asian="11pt" style:font-size-complex="11pt"/>
    </style:style>
    <style:style style:name="P285" style:parent-style-name="NormalWeb" style:family="paragraph">
      <style:text-properties fo:color="#5B9BD5" fo:font-size="11pt" style:font-size-asian="11pt" style:font-size-complex="11pt"/>
    </style:style>
    <style:style style:name="P286" style:parent-style-name="NormalWeb" style:family="paragraph">
      <style:text-properties fo:color="#5B9BD5" fo:font-size="11pt" style:font-size-asian="11pt" style:font-size-complex="11pt"/>
    </style:style>
    <style:style style:name="P287" style:parent-style-name="NormalWeb" style:family="paragraph">
      <style:text-properties fo:color="#5B9BD5" fo:font-size="11pt" style:font-size-asian="11pt" style:font-size-complex="11pt"/>
    </style:style>
    <style:style style:name="P288" style:parent-style-name="Titre2" style:family="paragraph">
      <style:text-properties fo:color="#5B9BD5" fo:font-size="11pt" style:font-size-asian="11pt" style:font-size-complex="11pt" style:text-underline-type="single" style:text-underline-style="solid" style:text-underline-width="auto" style:text-underline-mode="continuous" fo:language="en" fo:country="US"/>
    </style:style>
    <style:style style:name="P289" style:parent-style-name="Titre2" style:family="paragraph">
      <style:text-properties fo:color="#5B9BD5" fo:font-size="11pt" style:font-size-asian="11pt" style:font-size-complex="11pt" fo:language="en" fo:country="US"/>
    </style:style>
    <style:style style:name="P290" style:parent-style-name="NormalWeb" style:family="paragraph">
      <style:text-properties fo:color="#5B9BD5" fo:font-size="11pt" style:font-size-asian="11pt" style:font-size-complex="11pt"/>
    </style:style>
    <style:style style:name="P291" style:parent-style-name="NormalWeb" style:family="paragraph">
      <style:text-properties fo:color="#5B9BD5" fo:font-size="11pt" style:font-size-asian="11pt" style:font-size-complex="11pt"/>
    </style:style>
    <style:style style:name="P292" style:parent-style-name="NormalWeb" style:family="paragraph">
      <style:text-properties fo:color="#5B9BD5" fo:font-size="11pt" style:font-size-asian="11pt" style:font-size-complex="11pt"/>
    </style:style>
    <style:style style:name="P293" style:parent-style-name="NormalWeb" style:family="paragraph">
      <style:text-properties fo:color="#5B9BD5" fo:font-size="11pt" style:font-size-asian="11pt" style:font-size-complex="11pt"/>
    </style:style>
    <style:style style:name="P294" style:parent-style-name="NormalWeb" style:family="paragraph">
      <style:text-properties fo:color="#7030A0"/>
    </style:style>
    <style:style style:name="T295" style:parent-style-name="Lienhypertexte" style:family="text">
      <style:text-properties fo:color="#7030A0" fo:font-size="11pt" style:font-size-asian="11pt" style:font-size-complex="11pt"/>
    </style:style>
    <style:style style:name="P296" style:parent-style-name="Titre2" style:family="paragraph">
      <style:text-properties fo:color="#7030A0" fo:font-size="11pt" style:font-size-asian="11pt" style:font-size-complex="11pt"/>
    </style:style>
    <style:style style:name="T297" style:parent-style-name="Élevé" style:family="text">
      <style:text-properties fo:color="#7030A0" fo:font-size="11pt" style:font-size-asian="11pt" style:font-size-complex="11pt"/>
    </style:style>
    <style:style style:name="P298" style:parent-style-name="NormalWeb" style:family="paragraph">
      <style:text-properties fo:color="#7030A0" fo:font-size="11pt" style:font-size-asian="11pt" style:font-size-complex="11pt"/>
    </style:style>
    <style:style style:name="T299" style:parent-style-name="Policepardéfaut" style:family="text">
      <style:text-properties fo:color="#7030A0" fo:font-size="11pt" style:font-size-asian="11pt" style:font-size-complex="11pt"/>
    </style:style>
    <style:style style:name="T300" style:parent-style-name="Lienhypertexte" style:family="text">
      <style:text-properties fo:color="#7030A0" fo:font-size="11pt" style:font-size-asian="11pt" style:font-size-complex="11pt"/>
    </style:style>
    <style:style style:name="T301" style:parent-style-name="Policepardéfaut" style:family="text">
      <style:text-properties fo:color="#7030A0" fo:font-size="11pt" style:font-size-asian="11pt" style:font-size-complex="11pt"/>
    </style:style>
    <style:style style:name="T302" style:parent-style-name="Lienhypertexte" style:family="text">
      <style:text-properties fo:color="#7030A0" fo:font-size="11pt" style:font-size-asian="11pt" style:font-size-complex="11pt"/>
    </style:style>
    <style:style style:name="T303" style:parent-style-name="Policepardéfaut" style:family="text">
      <style:text-properties fo:color="#7030A0" fo:font-size="11pt" style:font-size-asian="11pt" style:font-size-complex="11pt"/>
    </style:style>
    <style:style style:name="P304" style:parent-style-name="NormalWeb" style:family="paragraph">
      <style:text-properties fo:color="#7030A0" fo:font-size="11pt" style:font-size-asian="11pt" style:font-size-complex="11pt"/>
    </style:style>
    <style:style style:name="P305" style:parent-style-name="NormalWeb" style:family="paragraph">
      <style:text-properties fo:color="#7030A0" fo:font-size="11pt" style:font-size-asian="11pt" style:font-size-complex="11pt"/>
    </style:style>
    <style:style style:name="P306" style:parent-style-name="NormalWeb" style:family="paragraph">
      <style:text-properties fo:color="#7030A0" fo:font-size="11pt" style:font-size-asian="11pt" style:font-size-complex="11pt"/>
    </style:style>
    <style:style style:name="T307" style:parent-style-name="Élevé" style:family="text">
      <style:text-properties fo:color="#7030A0" fo:font-size="11pt" style:font-size-asian="11pt" style:font-size-complex="11pt"/>
    </style:style>
    <style:style style:name="T308" style:parent-style-name="Policepardéfaut" style:family="text">
      <style:text-properties fo:color="#7030A0" fo:font-size="11pt" style:font-size-asian="11pt" style:font-size-complex="11pt"/>
    </style:style>
    <style:style style:name="T309" style:parent-style-name="Lienhypertexte" style:family="text">
      <style:text-properties fo:color="#7030A0" fo:font-size="11pt" style:font-size-asian="11pt" style:font-size-complex="11pt"/>
    </style:style>
    <style:style style:name="T310" style:parent-style-name="Policepardéfaut" style:family="text">
      <style:text-properties fo:color="#7030A0" fo:font-size="11pt" style:font-size-asian="11pt" style:font-size-complex="11pt"/>
    </style:style>
    <style:style style:name="P311" style:parent-style-name="NormalWeb" style:family="paragraph">
      <style:text-properties fo:color="#7030A0" fo:font-size="11pt" style:font-size-asian="11pt" style:font-size-complex="11pt"/>
    </style:style>
    <style:style style:name="T312" style:parent-style-name="Élevé" style:family="text">
      <style:text-properties fo:color="#7030A0" fo:font-size="11pt" style:font-size-asian="11pt" style:font-size-complex="11pt"/>
    </style:style>
    <style:style style:name="P313" style:parent-style-name="NormalWeb" style:family="paragraph">
      <style:text-properties fo:color="#7030A0" fo:font-size="11pt" style:font-size-asian="11pt" style:font-size-complex="11pt"/>
    </style:style>
    <style:style style:name="T314" style:parent-style-name="Élevé" style:family="text">
      <style:text-properties fo:color="#7030A0" fo:font-size="11pt" style:font-size-asian="11pt" style:font-size-complex="11pt"/>
    </style:style>
    <style:style style:name="P315" style:parent-style-name="NormalWeb" style:family="paragraph">
      <style:text-properties fo:color="#7030A0" fo:font-size="11pt" style:font-size-asian="11pt" style:font-size-complex="11pt"/>
    </style:style>
    <style:style style:name="P316" style:parent-style-name="NormalWeb" style:family="paragraph">
      <style:text-properties fo:color="#7030A0" fo:font-size="11pt" style:font-size-asian="11pt" style:font-size-complex="11pt"/>
    </style:style>
    <style:style style:name="T317" style:parent-style-name="Élevé" style:family="text">
      <style:text-properties fo:color="#7030A0" fo:font-size="11pt" style:font-size-asian="11pt" style:font-size-complex="11pt"/>
    </style:style>
    <style:style style:name="P318" style:parent-style-name="NormalWeb" style:family="paragraph">
      <style:text-properties fo:color="#7030A0" fo:font-size="11pt" style:font-size-asian="11pt" style:font-size-complex="11pt"/>
    </style:style>
    <style:style style:name="T319" style:parent-style-name="Élevé" style:family="text">
      <style:text-properties fo:color="#7030A0" fo:font-size="11pt" style:font-size-asian="11pt" style:font-size-complex="11pt"/>
    </style:style>
    <style:style style:name="P320" style:parent-style-name="NormalWeb" style:family="paragraph">
      <style:text-properties fo:color="#7030A0" fo:font-size="11pt" style:font-size-asian="11pt" style:font-size-complex="11pt"/>
    </style:style>
    <style:style style:name="T321" style:parent-style-name="Élevé" style:family="text">
      <style:text-properties fo:color="#7030A0" fo:font-size="11pt" style:font-size-asian="11pt" style:font-size-complex="11pt"/>
    </style:style>
    <style:style style:name="P322" style:parent-style-name="NormalWeb" style:family="paragraph">
      <style:text-properties fo:color="#7030A0" fo:font-size="11pt" style:font-size-asian="11pt" style:font-size-complex="11pt"/>
    </style:style>
    <style:style style:name="P323" style:parent-style-name="NormalWeb" style:family="paragraph">
      <style:text-properties fo:font-weight="bold" style:font-weight-asian="bold" style:font-weight-complex="bold" fo:color="#7030A0" style:text-underline-type="single" style:text-underline-style="solid" style:text-underline-width="auto" style:text-underline-mode="continuous"/>
    </style:style>
    <style:style style:name="P324" style:parent-style-name="NormalWeb" style:family="paragraph">
      <style:text-properties fo:font-weight="bold" style:font-weight-asian="bold" style:font-weight-complex="bold" fo:color="#7030A0" style:text-underline-type="single" style:text-underline-style="solid" style:text-underline-width="auto" style:text-underline-mode="continuous"/>
    </style:style>
    <style:style style:name="P325" style:parent-style-name="NormalWeb" style:family="paragraph">
      <style:text-properties fo:font-weight="bold" style:font-weight-asian="bold" style:font-weight-complex="bold" fo:color="#7030A0" fo:font-size="11pt" style:font-size-asian="11pt" style:font-size-complex="11pt" style:text-underline-type="single" style:text-underline-style="solid" style:text-underline-width="auto" style:text-underline-mode="continuous"/>
    </style:style>
    <style:style style:name="P326" style:parent-style-name="Normal" style:family="paragraph">
      <style:paragraph-properties fo:margin-bottom="0in" fo:line-height="100%"/>
      <style:text-properties style:font-name="Times New Roman" style:font-name-asian="Times New Roman" fo:color="#7030A0" style:language-asian="fr" style:country-asian="FR"/>
    </style:style>
    <style:style style:name="P327" style:parent-style-name="Normal" style:family="paragraph">
      <style:paragraph-properties fo:margin-bottom="0in" fo:line-height="100%"/>
      <style:text-properties style:font-name="Times New Roman" style:font-name-asian="Times New Roman" fo:color="#7030A0" style:language-asian="fr" style:country-asian="FR"/>
    </style:style>
    <style:style style:name="P328"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29"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30"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31" style:parent-style-name="Normal" style:family="paragraph">
      <style:paragraph-properties fo:margin-bottom="0in" fo:line-height="100%"/>
      <style:text-properties style:font-name="Times New Roman" style:font-name-asian="Times New Roman" fo:color="#7030A0" style:language-asian="fr" style:country-asian="FR"/>
    </style:style>
    <style:style style:name="P332"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33"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34" style:parent-style-name="Normal" style:family="paragraph">
      <style:paragraph-properties fo:margin-bottom="0in" fo:line-height="100%"/>
      <style:text-properties style:font-name="Times New Roman" style:font-name-asian="Times New Roman" fo:color="#7030A0" style:language-asian="fr" style:country-asian="FR"/>
    </style:style>
    <style:style style:name="P335"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36"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37"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38"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39"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40"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41"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42"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43"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44"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45"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46"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47"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48"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49"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50"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51"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52"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53"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54"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55"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56"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57" style:parent-style-name="Normal" style:family="paragraph">
      <style:paragraph-properties fo:margin-top="0.0694in" fo:margin-bottom="0.0694in" fo:line-height="100%"/>
      <style:text-properties style:font-name="Times New Roman" style:font-name-asian="Times New Roman" fo:color="#7030A0" style:language-asian="fr" style:country-asian="FR"/>
    </style:style>
    <style:style style:name="P358" style:parent-style-name="Titre2" style:family="paragraph">
      <style:text-properties fo:color="#7030A0" fo:font-size="11pt" style:font-size-asian="11pt" style:font-size-complex="11pt" style:text-underline-type="single" style:text-underline-style="solid" style:text-underline-width="auto" style:text-underline-mode="continuous"/>
    </style:style>
    <style:style style:name="P359" style:parent-style-name="Titre2" style:family="paragraph">
      <style:text-properties fo:color="#7030A0" fo:font-size="11pt" style:font-size-asian="11pt" style:font-size-complex="11pt" style:text-underline-type="single" style:text-underline-style="solid" style:text-underline-width="auto" style:text-underline-mode="continuous"/>
    </style:style>
    <style:style style:name="T360" style:parent-style-name="Lienhypertexte" style:family="text">
      <style:text-properties fo:color="#7030A0" fo:font-size="11pt" style:font-size-asian="11pt" style:font-size-complex="11pt"/>
    </style:style>
    <style:style style:name="P361" style:parent-style-name="Titre2" style:family="paragraph">
      <style:text-properties fo:color="#7030A0" fo:font-size="11pt" style:font-size-asian="11pt" style:font-size-complex="11pt"/>
    </style:style>
    <style:style style:name="P362" style:parent-style-name="Titre2" style:family="paragraph">
      <style:text-properties fo:color="#7030A0" fo:font-size="11pt" style:font-size-asian="11pt" style:font-size-complex="11pt"/>
    </style:style>
    <style:style style:name="P363" style:parent-style-name="Titre2" style:family="paragraph">
      <style:text-properties fo:color="#7030A0" fo:font-size="11pt" style:font-size-asian="11pt" style:font-size-complex="11pt"/>
    </style:style>
    <style:style style:name="P364" style:parent-style-name="Titre2" style:family="paragraph">
      <style:text-properties fo:color="#7030A0" fo:font-size="11pt" style:font-size-asian="11pt" style:font-size-complex="11pt"/>
    </style:style>
    <style:style style:name="P365" style:parent-style-name="Titre2" style:family="paragraph">
      <style:text-properties fo:color="#7030A0" fo:font-size="11pt" style:font-size-asian="11pt" style:font-size-complex="11pt"/>
    </style:style>
    <style:style style:name="P366" style:parent-style-name="Titre2" style:family="paragraph">
      <style:text-properties fo:color="#7030A0" fo:font-size="11pt" style:font-size-asian="11pt" style:font-size-complex="11pt"/>
    </style:style>
    <style:style style:name="P367" style:parent-style-name="Titre2" style:family="paragraph">
      <style:text-properties fo:color="#7030A0" fo:font-size="11pt" style:font-size-asian="11pt" style:font-size-complex="11pt"/>
    </style:style>
    <style:style style:name="P368" style:parent-style-name="Titre2" style:family="paragraph">
      <style:text-properties fo:color="#7030A0" fo:font-size="11pt" style:font-size-asian="11pt" style:font-size-complex="11pt"/>
    </style:style>
    <style:style style:name="P369" style:parent-style-name="Titre2" style:family="paragraph">
      <style:text-properties fo:color="#7030A0" fo:font-size="11pt" style:font-size-asian="11pt" style:font-size-complex="11pt"/>
    </style:style>
    <style:style style:name="P370" style:parent-style-name="Titre2" style:family="paragraph">
      <style:text-properties fo:color="#7030A0" fo:font-size="11pt" style:font-size-asian="11pt" style:font-size-complex="11pt"/>
    </style:style>
    <style:style style:name="P371" style:parent-style-name="Titre2" style:family="paragraph">
      <style:text-properties fo:color="#7030A0" fo:font-size="11pt" style:font-size-asian="11pt" style:font-size-complex="11pt"/>
    </style:style>
    <style:style style:name="P372" style:parent-style-name="Titre2" style:family="paragraph">
      <style:text-properties fo:color="#7030A0" fo:font-size="11pt" style:font-size-asian="11pt" style:font-size-complex="11pt"/>
    </style:style>
    <style:style style:name="P373" style:parent-style-name="Titre2" style:family="paragraph">
      <style:text-properties fo:color="#7030A0" fo:font-size="11pt" style:font-size-asian="11pt" style:font-size-complex="11pt" style:text-underline-type="single" style:text-underline-style="solid" style:text-underline-width="auto" style:text-underline-mode="continuous"/>
    </style:style>
    <style:style style:name="T374" style:parent-style-name="Lienhypertexte" style:family="text">
      <style:text-properties fo:color="#7030A0" fo:font-size="11pt" style:font-size-asian="11pt" style:font-size-complex="11pt"/>
    </style:style>
    <style:style style:name="P375" style:parent-style-name="Titre2" style:family="paragraph">
      <style:text-properties fo:color="#7030A0" fo:font-size="11pt" style:font-size-asian="11pt" style:font-size-complex="11pt" style:text-underline-type="single" style:text-underline-style="solid" style:text-underline-width="auto" style:text-underline-mode="continuous"/>
    </style:style>
    <style:style style:name="P376" style:parent-style-name="Normal" style:family="paragraph">
      <style:paragraph-properties fo:margin-bottom="0in" fo:line-height="100%"/>
    </style:style>
    <style:style style:name="T377" style:parent-style-name="Policepardéfaut" style:family="text">
      <style:text-properties style:font-name="Times New Roman" style:font-name-asian="Times New Roman" fo:color="#7030A0" style:language-asian="fr" style:country-asian="FR"/>
    </style:style>
    <style:style style:name="P378" style:parent-style-name="Normal" style:family="paragraph">
      <style:paragraph-properties fo:margin-bottom="0in" fo:line-height="100%"/>
    </style:style>
    <style:style style:name="T379" style:parent-style-name="Policepardéfaut" style:family="text">
      <style:text-properties style:font-name="Times New Roman" style:font-name-asian="Times New Roman" fo:color="#7030A0" style:text-underline-type="single" style:text-underline-style="solid" style:text-underline-width="auto" style:text-underline-mode="continuous" style:language-asian="fr" style:country-asian="FR"/>
    </style:style>
    <style:style style:name="P380" style:parent-style-name="Normal" style:family="paragraph">
      <style:paragraph-properties fo:margin-bottom="0in" fo:line-height="100%"/>
    </style:style>
    <style:style style:name="P381" style:parent-style-name="Normal" style:family="paragraph">
      <style:paragraph-properties fo:margin-bottom="0in" fo:line-height="100%"/>
    </style:style>
    <style:style style:name="T382" style:parent-style-name="Policepardéfaut" style:family="text">
      <style:text-properties style:font-name="Times New Roman" style:font-name-asian="Times New Roman" fo:color="#7030A0" style:language-asian="fr" style:country-asian="FR"/>
    </style:style>
    <style:style style:name="P383" style:parent-style-name="Normal" style:family="paragraph">
      <style:paragraph-properties fo:margin-bottom="0in" fo:line-height="100%"/>
      <style:text-properties style:font-name="Times New Roman" style:font-name-asian="Times New Roman" fo:color="#7030A0" style:language-asian="fr" style:country-asian="FR"/>
    </style:style>
    <style:style style:name="P384" style:parent-style-name="Normal" style:family="paragraph">
      <style:paragraph-properties fo:margin-bottom="0in" fo:line-height="100%"/>
    </style:style>
    <style:style style:name="T385" style:parent-style-name="Policepardéfaut" style:family="text">
      <style:text-properties style:font-name="Times New Roman" style:font-name-asian="Times New Roman" fo:color="#7030A0" style:language-asian="fr" style:country-asian="FR"/>
    </style:style>
    <style:style style:name="P386" style:parent-style-name="Normal" style:family="paragraph">
      <style:paragraph-properties fo:margin-bottom="0in" fo:line-height="100%"/>
      <style:text-properties style:font-name="Times New Roman" style:font-name-asian="Times New Roman" fo:color="#7030A0" style:language-asian="fr" style:country-asian="FR"/>
    </style:style>
    <style:style style:name="P387" style:parent-style-name="Normal" style:family="paragraph">
      <style:paragraph-properties fo:margin-bottom="0in" fo:line-height="100%"/>
    </style:style>
    <style:style style:name="T388" style:parent-style-name="Policepardéfaut" style:family="text">
      <style:text-properties style:font-name="Times New Roman" style:font-name-asian="Times New Roman" fo:color="#7030A0" style:language-asian="fr" style:country-asian="FR"/>
    </style:style>
    <style:style style:name="P389" style:parent-style-name="Normal" style:family="paragraph">
      <style:paragraph-properties fo:margin-bottom="0in" fo:line-height="100%"/>
      <style:text-properties style:font-name="Times New Roman" style:font-name-asian="Times New Roman" fo:color="#7030A0" style:language-asian="fr" style:country-asian="FR"/>
    </style:style>
    <style:style style:name="P390" style:parent-style-name="Normal" style:family="paragraph">
      <style:paragraph-properties fo:margin-bottom="0in" fo:line-height="100%"/>
    </style:style>
    <style:style style:name="T391" style:parent-style-name="Policepardéfaut" style:family="text">
      <style:text-properties style:font-name="Times New Roman" style:font-name-asian="Times New Roman" fo:color="#7030A0" style:language-asian="fr" style:country-asian="FR"/>
    </style:style>
    <style:style style:name="P392" style:parent-style-name="Normal" style:family="paragraph">
      <style:paragraph-properties fo:margin-bottom="0in" fo:line-height="100%"/>
      <style:text-properties style:font-name="Times New Roman" style:font-name-asian="Times New Roman" fo:color="#7030A0" style:language-asian="fr" style:country-asian="FR"/>
    </style:style>
    <style:style style:name="P393" style:parent-style-name="Normal" style:family="paragraph">
      <style:paragraph-properties fo:margin-bottom="0in" fo:line-height="100%"/>
    </style:style>
    <style:style style:name="T394" style:parent-style-name="Policepardéfaut" style:family="text">
      <style:text-properties style:font-name="Times New Roman" style:font-name-asian="Times New Roman" fo:color="#7030A0" style:language-asian="fr" style:country-asian="FR"/>
    </style:style>
    <style:style style:name="P395" style:parent-style-name="Normal" style:family="paragraph">
      <style:paragraph-properties fo:margin-bottom="0in" fo:line-height="100%"/>
      <style:text-properties style:font-name="Times New Roman" style:font-name-asian="Times New Roman" fo:color="#7030A0" style:language-asian="fr" style:country-asian="FR"/>
    </style:style>
    <style:style style:name="P396" style:parent-style-name="recipe-preparation__list__item" style:family="paragraph">
      <style:text-properties fo:color="#7030A0" fo:font-size="11pt" style:font-size-asian="11pt" style:font-size-complex="11pt"/>
    </style:style>
    <style:style style:name="P397" style:parent-style-name="recipe-preparation__list__item" style:family="paragraph">
      <style:text-properties fo:color="#7030A0" fo:font-size="11pt" style:font-size-asian="11pt" style:font-size-complex="11pt"/>
    </style:style>
    <style:style style:name="P398" style:parent-style-name="recipe-preparation__list__item" style:family="paragraph">
      <style:text-properties fo:color="#7030A0" fo:font-size="11pt" style:font-size-asian="11pt" style:font-size-complex="11pt"/>
    </style:style>
    <style:style style:name="P399" style:parent-style-name="recipe-preparation__list__item" style:family="paragraph">
      <style:text-properties fo:color="#7030A0" fo:font-size="11pt" style:font-size-asian="11pt" style:font-size-complex="11pt"/>
    </style:style>
    <style:style style:name="P400" style:parent-style-name="recipe-preparation__list__item" style:family="paragraph">
      <style:text-properties fo:color="#7030A0" fo:font-size="11pt" style:font-size-asian="11pt" style:font-size-complex="11pt"/>
    </style:style>
    <style:style style:name="P401" style:parent-style-name="recipe-preparation__list__item" style:family="paragraph">
      <style:text-properties fo:color="#7030A0" fo:font-size="11pt" style:font-size-asian="11pt" style:font-size-complex="11pt"/>
    </style:style>
    <style:style style:name="P402" style:parent-style-name="Titre1" style:family="paragraph">
      <style:text-properties fo:color="#7030A0" fo:font-size="11pt" style:font-size-asian="11pt" style:font-size-complex="11pt"/>
    </style:style>
    <style:style style:name="T403" style:parent-style-name="Lienhypertexte" style:family="text">
      <style:text-properties fo:color="#7030A0"/>
    </style:style>
    <style:style style:name="P404" style:parent-style-name="Normal" style:family="paragraph">
      <style:text-properties fo:color="#7030A0"/>
    </style:style>
    <style:style style:name="P405" style:parent-style-name="Normal" style:family="paragraph">
      <style:paragraph-properties fo:margin-bottom="0in" fo:line-height="100%"/>
    </style:style>
    <style:style style:name="T406" style:parent-style-name="Policepardéfaut" style:family="text">
      <style:text-properties style:font-name="Times New Roman" style:font-name-asian="Times New Roman" fo:color="#7030A0" style:language-asian="fr" style:country-asian="FR"/>
    </style:style>
    <style:style style:name="P407" style:parent-style-name="Normal" style:family="paragraph">
      <style:paragraph-properties fo:margin-bottom="0in" fo:line-height="100%"/>
      <style:text-properties style:font-name="Times New Roman" style:font-name-asian="Times New Roman" fo:color="#7030A0" style:language-asian="fr" style:country-asian="FR"/>
    </style:style>
    <style:style style:name="P408" style:parent-style-name="Normal" style:family="paragraph">
      <style:paragraph-properties fo:margin-bottom="0in" fo:line-height="100%"/>
    </style:style>
    <style:style style:name="T409" style:parent-style-name="Policepardéfaut" style:family="text">
      <style:text-properties style:font-name="Times New Roman" style:font-name-asian="Times New Roman" fo:color="#7030A0" style:language-asian="fr" style:country-asian="FR"/>
    </style:style>
    <style:style style:name="P410" style:parent-style-name="Normal" style:family="paragraph">
      <style:paragraph-properties fo:margin-bottom="0in" fo:line-height="100%"/>
      <style:text-properties style:font-name="Times New Roman" style:font-name-asian="Times New Roman" fo:color="#7030A0" style:language-asian="fr" style:country-asian="FR"/>
    </style:style>
    <style:style style:name="P411" style:parent-style-name="Normal" style:family="paragraph">
      <style:paragraph-properties fo:margin-bottom="0in" fo:line-height="100%"/>
    </style:style>
    <style:style style:name="T412" style:parent-style-name="Policepardéfaut" style:family="text">
      <style:text-properties style:font-name="Times New Roman" style:font-name-asian="Times New Roman" fo:color="#7030A0" style:language-asian="fr" style:country-asian="FR"/>
    </style:style>
    <style:style style:name="P413" style:parent-style-name="Normal" style:family="paragraph">
      <style:paragraph-properties fo:margin-bottom="0in" fo:line-height="100%"/>
      <style:text-properties style:font-name="Times New Roman" style:font-name-asian="Times New Roman" fo:color="#7030A0" style:language-asian="fr" style:country-asian="FR"/>
    </style:style>
    <style:style style:name="P414" style:parent-style-name="Normal" style:family="paragraph">
      <style:paragraph-properties fo:margin-bottom="0in" fo:line-height="100%"/>
    </style:style>
    <style:style style:name="T415" style:parent-style-name="Policepardéfaut" style:family="text">
      <style:text-properties style:font-name="Times New Roman" style:font-name-asian="Times New Roman" fo:color="#7030A0" style:language-asian="fr" style:country-asian="FR"/>
    </style:style>
    <style:style style:name="P416" style:parent-style-name="Normal" style:family="paragraph">
      <style:paragraph-properties fo:margin-bottom="0in" fo:line-height="100%"/>
    </style:style>
    <style:style style:name="T417" style:parent-style-name="Policepardéfaut" style:family="text">
      <style:text-properties style:font-name="Times New Roman" style:font-name-asian="Times New Roman" fo:color="#7030A0" style:text-underline-type="single" style:text-underline-style="solid" style:text-underline-width="auto" style:text-underline-mode="continuous" style:language-asian="fr" style:country-asian="FR"/>
    </style:style>
    <style:style style:name="P418" style:parent-style-name="recipe-preparation__list__item" style:family="paragraph">
      <style:text-properties fo:color="#7030A0" fo:font-size="11pt" style:font-size-asian="11pt" style:font-size-complex="11pt"/>
    </style:style>
    <style:style style:name="P419" style:parent-style-name="recipe-preparation__list__item" style:family="paragraph">
      <style:text-properties fo:color="#7030A0" fo:font-size="11pt" style:font-size-asian="11pt" style:font-size-complex="11pt"/>
    </style:style>
    <style:style style:name="P420" style:parent-style-name="recipe-preparation__list__item" style:family="paragraph">
      <style:text-properties fo:color="#7030A0" fo:font-size="11pt" style:font-size-asian="11pt" style:font-size-complex="11pt"/>
    </style:style>
    <style:style style:name="P421" style:parent-style-name="recipe-preparation__list__item" style:family="paragraph">
      <style:text-properties fo:color="#7030A0" fo:font-size="11pt" style:font-size-asian="11pt" style:font-size-complex="11pt"/>
    </style:style>
    <style:style style:name="P422" style:parent-style-name="recipe-preparation__list__item" style:family="paragraph">
      <style:text-properties fo:color="#7030A0" fo:font-size="11pt" style:font-size-asian="11pt" style:font-size-complex="11pt"/>
    </style:style>
    <style:style style:name="P423" style:parent-style-name="Normal" style:family="paragraph">
      <style:text-properties fo:color="#ED7D31"/>
    </style:style>
    <style:style style:name="P424" style:parent-style-name="Titre2" style:family="paragraph">
      <style:text-properties fo:color="#ED7D31" fo:font-size="11pt" style:font-size-asian="11pt" style:font-size-complex="11pt" style:text-underline-type="single" style:text-underline-style="solid" style:text-underline-width="auto" style:text-underline-mode="continuous"/>
    </style:style>
    <style:style style:name="P425" style:parent-style-name="Normal" style:family="paragraph">
      <style:paragraph-properties style:vertical-align="auto" fo:margin-top="0.0694in" fo:margin-bottom="0.0694in" fo:line-height="100%"/>
      <style:text-properties fo:hyphenate="true"/>
    </style:style>
    <style:style style:name="T426" style:parent-style-name="Policepardéfaut" style:family="text">
      <style:text-properties style:font-name="Times New Roman" style:font-name-asian="Times New Roman" fo:font-weight="bold" style:font-weight-asian="bold" style:font-weight-complex="bold" fo:color="#ED7D31" style:language-asian="fr" style:country-asian="FR"/>
    </style:style>
    <style:style style:name="P427" style:parent-style-name="Normal" style:family="paragraph">
      <style:paragraph-properties style:vertical-align="auto" fo:margin-top="0.0694in" fo:margin-bottom="0.0694in" fo:line-height="100%"/>
      <style:text-properties style:font-name="Times New Roman" style:font-name-asian="Times New Roman" fo:color="#ED7D31" style:language-asian="fr" style:country-asian="FR" fo:hyphenate="true"/>
    </style:style>
    <style:style style:name="P428" style:parent-style-name="Normal" style:family="paragraph">
      <style:paragraph-properties style:vertical-align="auto" fo:margin-top="0.0694in" fo:margin-bottom="0.0694in" fo:line-height="100%"/>
      <style:text-properties style:font-name="Times New Roman" style:font-name-asian="Times New Roman" fo:color="#ED7D31" style:language-asian="fr" style:country-asian="FR" fo:hyphenate="true"/>
    </style:style>
    <style:style style:name="P429" style:parent-style-name="Normal" style:family="paragraph">
      <style:paragraph-properties style:vertical-align="auto" fo:margin-top="0.0694in" fo:margin-bottom="0.0694in" fo:line-height="100%"/>
      <style:text-properties style:font-name="Times New Roman" style:font-name-asian="Times New Roman" fo:color="#ED7D31" style:language-asian="fr" style:country-asian="FR" fo:hyphenate="true"/>
    </style:style>
    <style:style style:name="P430" style:parent-style-name="Normal" style:family="paragraph">
      <style:paragraph-properties style:vertical-align="auto" fo:margin-top="0.0694in" fo:margin-bottom="0.0694in" fo:line-height="100%"/>
      <style:text-properties style:font-name="Times New Roman" style:font-name-asian="Times New Roman" fo:color="#ED7D31" style:language-asian="fr" style:country-asian="FR" fo:hyphenate="true"/>
    </style:style>
    <style:style style:name="P431" style:parent-style-name="Normal" style:family="paragraph">
      <style:paragraph-properties style:vertical-align="auto" fo:margin-top="0.0694in" fo:margin-bottom="0.0694in" fo:line-height="100%"/>
      <style:text-properties style:font-name="Times New Roman" style:font-name-asian="Times New Roman" fo:color="#ED7D31" style:language-asian="fr" style:country-asian="FR" fo:hyphenate="true"/>
    </style:style>
    <style:style style:name="P432" style:parent-style-name="Normal" style:family="paragraph">
      <style:paragraph-properties style:vertical-align="auto" fo:margin-top="0.0694in" fo:margin-bottom="0.0694in" fo:line-height="100%"/>
      <style:text-properties fo:hyphenate="true"/>
    </style:style>
    <style:style style:name="T433" style:parent-style-name="Policepardéfaut" style:family="text">
      <style:text-properties style:font-name="Times New Roman" style:font-name-asian="Times New Roman" fo:font-weight="bold" style:font-weight-asian="bold" style:font-weight-complex="bold" fo:color="#ED7D31" style:language-asian="fr" style:country-asian="FR"/>
    </style:style>
    <style:style style:name="P434" style:parent-style-name="Normal" style:family="paragraph">
      <style:paragraph-properties style:vertical-align="auto" fo:margin-top="0.0694in" fo:margin-bottom="0.0694in" fo:line-height="100%"/>
      <style:text-properties style:font-name="Times New Roman" style:font-name-asian="Times New Roman" fo:color="#ED7D31" style:language-asian="fr" style:country-asian="FR" fo:hyphenate="true"/>
    </style:style>
    <style:style style:name="P435" style:parent-style-name="Normal" style:family="paragraph">
      <style:paragraph-properties style:vertical-align="auto" fo:margin-top="0.0694in" fo:margin-bottom="0.0694in" fo:line-height="100%"/>
      <style:text-properties style:font-name="Times New Roman" style:font-name-asian="Times New Roman" fo:color="#ED7D31" style:language-asian="fr" style:country-asian="FR" fo:hyphenate="true"/>
    </style:style>
    <style:style style:name="P436" style:parent-style-name="Normal" style:family="paragraph">
      <style:paragraph-properties style:vertical-align="auto" fo:margin-top="0.0694in" fo:margin-bottom="0.0694in" fo:line-height="100%"/>
      <style:text-properties style:font-name="Times New Roman" style:font-name-asian="Times New Roman" fo:color="#ED7D31" style:language-asian="fr" style:country-asian="FR" fo:hyphenate="true"/>
    </style:style>
    <style:style style:name="P437" style:parent-style-name="Normal" style:family="paragraph">
      <style:paragraph-properties style:vertical-align="auto" fo:margin-top="0.0694in" fo:margin-bottom="0.0694in" fo:line-height="100%"/>
      <style:text-properties style:font-name="Times New Roman" style:font-name-asian="Times New Roman" fo:color="#ED7D31" style:language-asian="fr" style:country-asian="FR" fo:hyphenate="true"/>
    </style:style>
    <style:style style:name="P438" style:parent-style-name="Normal" style:family="paragraph">
      <style:paragraph-properties style:vertical-align="auto" fo:margin-top="0.0694in" fo:margin-bottom="0.0694in" fo:line-height="100%"/>
      <style:text-properties style:font-name="Times New Roman" style:font-name-asian="Times New Roman" fo:color="#ED7D31" style:language-asian="fr" style:country-asian="FR" fo:hyphenate="true"/>
    </style:style>
    <style:style style:name="P439" style:parent-style-name="Normal" style:family="paragraph">
      <style:paragraph-properties style:vertical-align="auto" fo:margin-top="0.0694in" fo:margin-bottom="0.0694in" fo:line-height="100%"/>
      <style:text-properties style:font-name="Times New Roman" style:font-name-asian="Times New Roman" fo:color="#ED7D31" style:language-asian="fr" style:country-asian="FR" fo:hyphenate="true"/>
    </style:style>
    <style:style style:name="P440" style:parent-style-name="Titre2" style:family="paragraph">
      <style:text-properties fo:color="#ED7D31" fo:font-size="11pt" style:font-size-asian="11pt" style:font-size-complex="11pt" style:text-underline-type="single" style:text-underline-style="solid" style:text-underline-width="auto" style:text-underline-mode="continuous"/>
    </style:style>
    <style:style style:name="P441" style:parent-style-name="Normal" style:family="paragraph">
      <style:text-properties fo:color="#ED7D31"/>
    </style:style>
    <style:style style:name="P442" style:parent-style-name="Titre2" style:family="paragraph">
      <style:text-properties fo:color="#ED7D31" fo:font-size="11pt" style:font-size-asian="11pt" style:font-size-complex="11pt" style:text-underline-type="single" style:text-underline-style="solid" style:text-underline-width="auto" style:text-underline-mode="continuous"/>
    </style:style>
    <style:style style:name="P443" style:parent-style-name="NormalWeb" style:family="paragraph">
      <style:text-properties fo:color="#ED7D31" fo:font-size="11pt" style:font-size-asian="11pt" style:font-size-complex="11pt"/>
    </style:style>
    <style:style style:name="P444" style:parent-style-name="NormalWeb" style:family="paragraph">
      <style:text-properties fo:color="#ED7D31" fo:font-size="11pt" style:font-size-asian="11pt" style:font-size-complex="11pt"/>
    </style:style>
    <style:style style:name="P445" style:parent-style-name="NormalWeb" style:family="paragraph">
      <style:text-properties fo:color="#ED7D31" fo:font-size="11pt" style:font-size-asian="11pt" style:font-size-complex="11pt"/>
    </style:style>
    <style:style style:name="P446" style:parent-style-name="NormalWeb" style:family="paragraph">
      <style:text-properties fo:color="#ED7D31" fo:font-size="11pt" style:font-size-asian="11pt" style:font-size-complex="11pt"/>
    </style:style>
    <style:style style:name="P447" style:parent-style-name="NormalWeb" style:family="paragraph">
      <style:text-properties fo:color="#ED7D31" fo:font-size="11pt" style:font-size-asian="11pt" style:font-size-complex="11pt"/>
    </style:style>
    <style:style style:name="P448" style:parent-style-name="NormalWeb" style:family="paragraph">
      <style:text-properties fo:color="#ED7D31" fo:font-size="11pt" style:font-size-asian="11pt" style:font-size-complex="11pt"/>
    </style:style>
    <style:style style:name="P449" style:parent-style-name="NormalWeb" style:family="paragraph">
      <style:text-properties fo:color="#ED7D31" fo:font-size="11pt" style:font-size-asian="11pt" style:font-size-complex="11pt"/>
    </style:style>
    <style:style style:name="P450" style:parent-style-name="NormalWeb" style:family="paragraph">
      <style:text-properties fo:color="#ED7D31" fo:font-size="11pt" style:font-size-asian="11pt" style:font-size-complex="11pt"/>
    </style:style>
    <style:style style:name="P451" style:parent-style-name="Titre1" style:family="paragraph">
      <style:text-properties fo:color="#ED7D31" fo:font-size="11pt" style:font-size-asian="11pt" style:font-size-complex="11pt"/>
    </style:style>
    <style:style style:name="P452" style:parent-style-name="Normal" style:family="paragraph">
      <style:paragraph-properties style:vertical-align="auto" fo:margin-bottom="0in" fo:line-height="100%"/>
      <style:text-properties style:font-name="Times New Roman" style:font-name-asian="Times New Roman" fo:color="#ED7D31" style:language-asian="fr" style:country-asian="FR" fo:hyphenate="true"/>
    </style:style>
    <style:style style:name="P453" style:parent-style-name="Normal" style:family="paragraph">
      <style:paragraph-properties style:vertical-align="auto" fo:margin-top="0.0694in" fo:margin-bottom="0.0694in" fo:line-height="100%"/>
      <style:text-properties style:font-name="Times New Roman" style:font-name-asian="Times New Roman" fo:color="#ED7D31" style:language-asian="fr" style:country-asian="FR" fo:hyphenate="true"/>
    </style:style>
    <style:style style:name="P454" style:parent-style-name="Normal" style:family="paragraph">
      <style:paragraph-properties style:vertical-align="auto" fo:margin-top="0.0694in" fo:margin-bottom="0.0694in" fo:line-height="100%"/>
      <style:text-properties style:font-name="Times New Roman" style:font-name-asian="Times New Roman" fo:color="#ED7D31" style:language-asian="fr" style:country-asian="FR" fo:hyphenate="true"/>
    </style:style>
    <style:style style:name="P455" style:parent-style-name="Normal" style:family="paragraph">
      <style:paragraph-properties style:vertical-align="auto" fo:margin-top="0.0694in" fo:margin-bottom="0.0694in" fo:line-height="100%"/>
      <style:text-properties style:font-name="Times New Roman" style:font-name-asian="Times New Roman" fo:color="#ED7D31" style:language-asian="fr" style:country-asian="FR" fo:hyphenate="true"/>
    </style:style>
    <style:style style:name="P456" style:parent-style-name="Normal" style:family="paragraph">
      <style:paragraph-properties style:vertical-align="auto" fo:margin-top="0.0694in" fo:margin-bottom="0.0694in" fo:line-height="100%"/>
      <style:text-properties style:font-name="Times New Roman" style:font-name-asian="Times New Roman" fo:color="#ED7D31" style:language-asian="fr" style:country-asian="FR" fo:hyphenate="true"/>
    </style:style>
    <style:style style:name="P457" style:parent-style-name="Normal" style:family="paragraph">
      <style:paragraph-properties style:vertical-align="auto" fo:margin-top="0.0694in" fo:margin-bottom="0.0694in" fo:line-height="100%"/>
      <style:text-properties style:font-name="Times New Roman" style:font-name-asian="Times New Roman" fo:color="#ED7D31" style:language-asian="fr" style:country-asian="FR" fo:hyphenate="true"/>
    </style:style>
    <style:style style:name="P458" style:parent-style-name="Normal" style:family="paragraph">
      <style:paragraph-properties style:vertical-align="auto" fo:margin-top="0.0694in" fo:margin-bottom="0.0694in" fo:line-height="100%"/>
      <style:text-properties style:font-name="Times New Roman" style:font-name-asian="Times New Roman" fo:color="#ED7D31" style:language-asian="fr" style:country-asian="FR" fo:hyphenate="true"/>
    </style:style>
    <style:style style:name="P459" style:parent-style-name="Normal" style:family="paragraph">
      <style:paragraph-properties style:vertical-align="auto" fo:margin-top="0.0694in" fo:margin-bottom="0.0694in" fo:line-height="100%"/>
      <style:text-properties style:font-name="Times New Roman" style:font-name-asian="Times New Roman" fo:color="#ED7D31" style:language-asian="fr" style:country-asian="FR" fo:hyphenate="true"/>
    </style:style>
    <style:style style:name="P460" style:parent-style-name="Normal" style:family="paragraph">
      <style:paragraph-properties style:vertical-align="auto" fo:margin-top="0.0694in" fo:margin-bottom="0.0694in" fo:line-height="100%"/>
      <style:text-properties style:font-name="Times New Roman" style:font-name-asian="Times New Roman" fo:color="#ED7D31" style:language-asian="fr" style:country-asian="FR" fo:hyphenate="true"/>
    </style:style>
    <style:style style:name="P461" style:parent-style-name="Normal" style:family="paragraph">
      <style:paragraph-properties style:vertical-align="auto" fo:margin-top="0.0694in" fo:margin-bottom="0.0694in" fo:line-height="100%"/>
      <style:text-properties style:font-name="Times New Roman" style:font-name-asian="Times New Roman" fo:color="#ED7D31" style:language-asian="fr" style:country-asian="FR" fo:hyphenate="true"/>
    </style:style>
    <style:style style:name="P462" style:parent-style-name="Normal" style:family="paragraph">
      <style:paragraph-properties style:vertical-align="auto" fo:margin-top="0.0694in" fo:margin-bottom="0.0694in" fo:line-height="100%"/>
      <style:text-properties style:font-name="Times New Roman" style:font-name-asian="Times New Roman" fo:color="#ED7D31" style:language-asian="fr" style:country-asian="FR" fo:hyphenate="true"/>
    </style:style>
    <style:style style:name="P463" style:parent-style-name="Normal" style:family="paragraph">
      <style:text-properties style:font-name="Times New Roman" style:font-name-asian="Times New Roman" fo:color="#ED7D31" style:language-asian="fr" style:country-asian="FR"/>
    </style:style>
    <style:style style:name="P464" style:parent-style-name="Titre1" style:family="paragraph">
      <style:text-properties fo:color="#ED7D31" fo:font-size="11pt" style:font-size-asian="11pt" style:font-size-complex="11pt"/>
    </style:style>
    <style:style style:name="P465" style:parent-style-name="Titre2" style:family="paragraph">
      <style:text-properties fo:color="#ED7D31" fo:font-size="11pt" style:font-size-asian="11pt" style:font-size-complex="11pt"/>
    </style:style>
    <style:style style:name="P466" style:parent-style-name="Normal" style:family="paragraph">
      <style:paragraph-properties style:vertical-align="auto" fo:margin-top="0.0694in" fo:margin-bottom="0.0694in" fo:line-height="100%"/>
      <style:text-properties fo:color="#ED7D31" fo:hyphenate="true"/>
    </style:style>
    <style:style style:name="P467" style:parent-style-name="Normal" style:family="paragraph">
      <style:paragraph-properties style:vertical-align="auto" fo:margin-top="0.0694in" fo:margin-bottom="0.0694in" fo:line-height="100%"/>
      <style:text-properties fo:color="#ED7D31" style:text-underline-type="single" style:text-underline-style="solid" style:text-underline-width="auto" style:text-underline-mode="continuous" fo:hyphenate="true"/>
    </style:style>
    <style:style style:name="P468" style:parent-style-name="Titre2" style:family="paragraph">
      <style:text-properties fo:color="#ED7D31" fo:font-size="11pt" style:font-size-asian="11pt" style:font-size-complex="11pt" style:text-underline-type="single" style:text-underline-style="solid" style:text-underline-width="auto" style:text-underline-mode="continuous"/>
    </style:style>
    <style:style style:name="T469" style:parent-style-name="Policepardéfaut" style:family="text">
      <style:text-properties fo:color="#ED7D31" fo:font-size="11pt" style:font-size-asian="11pt" style:font-size-complex="11pt"/>
    </style:style>
    <style:style style:name="T470" style:parent-style-name="Élevé" style:family="text">
      <style:text-properties fo:color="#ED7D31" fo:font-size="11pt" style:font-size-asian="11pt" style:font-size-complex="11pt"/>
    </style:style>
    <style:style style:name="T471" style:parent-style-name="Policepardéfaut" style:family="text">
      <style:text-properties fo:color="#ED7D31" fo:font-size="11pt" style:font-size-asian="11pt" style:font-size-complex="11pt"/>
    </style:style>
    <style:style style:name="P472" style:parent-style-name="Normal" style:family="paragraph">
      <style:paragraph-properties style:vertical-align="auto" fo:margin-top="0.0694in" fo:margin-bottom="0.0694in" fo:line-height="100%"/>
      <style:text-properties fo:color="#ED7D31" fo:hyphenate="true"/>
    </style:style>
    <style:style style:name="P473" style:parent-style-name="Normal" style:family="paragraph">
      <style:paragraph-properties style:vertical-align="auto" fo:margin-top="0.0694in" fo:margin-bottom="0.0694in" fo:line-height="100%"/>
      <style:text-properties fo:color="#ED7D31" fo:hyphenate="true"/>
    </style:style>
    <style:style style:name="P474" style:parent-style-name="Normal" style:family="paragraph">
      <style:paragraph-properties style:vertical-align="auto" fo:margin-top="0.0694in" fo:margin-bottom="0.0694in" fo:line-height="100%"/>
      <style:text-properties fo:color="#ED7D31" fo:hyphenate="true"/>
    </style:style>
    <style:style style:name="P475" style:parent-style-name="Normal" style:family="paragraph">
      <style:paragraph-properties style:vertical-align="auto" fo:margin-top="0.0694in" fo:margin-bottom="0.0694in" fo:line-height="100%"/>
      <style:text-properties fo:hyphenate="true"/>
    </style:style>
    <style:style style:name="T476" style:parent-style-name="Policepardéfaut" style:family="text">
      <style:text-properties fo:color="#ED7D31"/>
    </style:style>
    <style:style style:name="T477" style:parent-style-name="Lienhypertexte" style:family="text">
      <style:text-properties fo:color="#ED7D31"/>
    </style:style>
    <style:style style:name="T478" style:parent-style-name="Policepardéfaut" style:family="text">
      <style:text-properties fo:color="#ED7D31"/>
    </style:style>
    <style:style style:name="T479" style:parent-style-name="Élevé" style:family="text">
      <style:text-properties fo:color="#ED7D31"/>
    </style:style>
    <style:style style:name="T480" style:parent-style-name="Policepardéfaut" style:family="text">
      <style:text-properties fo:color="#ED7D31"/>
    </style:style>
    <style:style style:name="T481" style:parent-style-name="Élevé" style:family="text">
      <style:text-properties fo:color="#ED7D31"/>
    </style:style>
    <style:style style:name="T482" style:parent-style-name="Policepardéfaut" style:family="text">
      <style:text-properties fo:color="#ED7D31"/>
    </style:style>
    <style:style style:name="P483" style:parent-style-name="Normal" style:family="paragraph">
      <style:paragraph-properties style:vertical-align="auto" fo:margin-top="0.0694in" fo:margin-bottom="0.0694in" fo:line-height="100%"/>
      <style:text-properties fo:hyphenate="true"/>
    </style:style>
    <style:style style:name="T484" style:parent-style-name="Policepardéfaut" style:family="text">
      <style:text-properties fo:color="#ED7D31"/>
    </style:style>
    <style:style style:name="T485" style:parent-style-name="Policepardéfaut" style:family="text">
      <style:text-properties style:font-name="Segoe UI Emoji" style:font-name-complex="Segoe UI Emoji" fo:color="#ED7D31"/>
    </style:style>
    <style:style style:name="T486" style:parent-style-name="Policepardéfaut" style:family="text">
      <style:text-properties fo:color="#ED7D31"/>
    </style:style>
    <style:style style:name="P487" style:parent-style-name="Normal" style:family="paragraph">
      <style:paragraph-properties style:vertical-align="auto" fo:margin-top="0.0694in" fo:margin-bottom="0.0694in" fo:line-height="100%"/>
      <style:text-properties fo:color="#ED7D31" fo:hyphenate="true"/>
    </style:style>
    <style:style style:name="P488" style:parent-style-name="Normal" style:family="paragraph">
      <style:paragraph-properties style:vertical-align="auto" fo:margin-top="0.0694in" fo:margin-bottom="0.0694in" fo:line-height="100%"/>
      <style:text-properties fo:color="#ED7D31" fo:hyphenate="true"/>
    </style:style>
    <style:style style:name="P489" style:parent-style-name="Normal" style:family="paragraph">
      <style:paragraph-properties style:vertical-align="auto" fo:margin-top="0.0694in" fo:margin-bottom="0.0694in" fo:line-height="100%"/>
      <style:text-properties fo:color="#ED7D31" fo:hyphenate="true"/>
    </style:style>
    <style:style style:name="P490" style:parent-style-name="Normal" style:family="paragraph">
      <style:paragraph-properties style:vertical-align="auto" fo:margin-top="0.0694in" fo:margin-bottom="0.0694in" fo:line-height="100%"/>
      <style:text-properties fo:color="#ED7D31" fo:hyphenate="true"/>
    </style:style>
    <style:style style:name="P491" style:parent-style-name="Normal" style:family="paragraph">
      <style:paragraph-properties style:vertical-align="auto" fo:margin-top="0.0694in" fo:margin-bottom="0.0694in" fo:line-height="100%"/>
      <style:text-properties fo:color="#ED7D31" fo:hyphenate="true"/>
    </style:style>
    <style:style style:name="P492" style:parent-style-name="Normal" style:family="paragraph">
      <style:paragraph-properties style:vertical-align="auto" fo:margin-top="0.0694in" fo:margin-bottom="0.0694in" fo:line-height="100%"/>
      <style:text-properties fo:color="#ED7D31" fo:hyphenate="true"/>
    </style:style>
    <style:style style:name="P493" style:parent-style-name="Normal" style:family="paragraph">
      <style:paragraph-properties style:vertical-align="auto" fo:margin-top="0.0694in" fo:margin-bottom="0.0694in" fo:line-height="100%"/>
      <style:text-properties fo:color="#ED7D31" fo:hyphenate="true"/>
    </style:style>
    <style:style style:name="T494" style:parent-style-name="Policepardéfaut" style:family="text">
      <style:text-properties fo:color="#ED7D31" fo:font-size="11pt" style:font-size-asian="11pt" style:font-size-complex="11pt"/>
    </style:style>
    <style:style style:name="T495" style:parent-style-name="Lienhypertexte" style:family="text">
      <style:text-properties fo:color="#ED7D31" fo:font-size="11pt" style:font-size-asian="11pt" style:font-size-complex="11pt"/>
    </style:style>
    <style:style style:name="T496" style:parent-style-name="Policepardéfaut" style:family="text">
      <style:text-properties fo:color="#ED7D31" fo:font-size="11pt" style:font-size-asian="11pt" style:font-size-complex="11pt"/>
    </style:style>
    <style:style style:name="T497" style:parent-style-name="Élevé" style:family="text">
      <style:text-properties fo:font-weight="bold" style:font-weight-asian="bold" style:font-weight-complex="bold" fo:color="#ED7D31" fo:font-size="11pt" style:font-size-asian="11pt" style:font-size-complex="11pt" style:text-underline-type="single" style:text-underline-style="solid" style:text-underline-width="auto" style:text-underline-mode="continuous"/>
    </style:style>
    <style:style style:name="T498" style:parent-style-name="Policepardéfaut" style:family="text">
      <style:text-properties fo:font-weight="bold" style:font-weight-asian="bold" style:font-weight-complex="bold" fo:color="#ED7D31" fo:font-size="11pt" style:font-size-asian="11pt" style:font-size-complex="11pt"/>
    </style:style>
    <style:style style:name="T499" style:parent-style-name="Élevé" style:family="text">
      <style:text-properties fo:color="#ED7D31" fo:font-size="11pt" style:font-size-asian="11pt" style:font-size-complex="11pt"/>
    </style:style>
    <style:style style:name="T500" style:parent-style-name="Policepardéfaut" style:family="text">
      <style:text-properties fo:color="#ED7D31" fo:font-size="11pt" style:font-size-asian="11pt" style:font-size-complex="11pt"/>
    </style:style>
    <style:style style:name="T501" style:parent-style-name="Policepardéfaut" style:family="text">
      <style:text-properties fo:color="#ED7D31" fo:font-size="11pt" style:font-size-asian="11pt" style:font-size-complex="11pt"/>
    </style:style>
    <style:style style:name="T502" style:parent-style-name="Élevé" style:family="text">
      <style:text-properties fo:color="#ED7D31" fo:font-size="11pt" style:font-size-asian="11pt" style:font-size-complex="11pt"/>
    </style:style>
    <style:style style:name="T503" style:parent-style-name="Policepardéfaut" style:family="text">
      <style:text-properties fo:color="#ED7D31" fo:font-size="11pt" style:font-size-asian="11pt" style:font-size-complex="11pt"/>
    </style:style>
    <style:style style:name="T504" style:parent-style-name="Élevé" style:family="text">
      <style:text-properties fo:color="#ED7D31" fo:font-size="11pt" style:font-size-asian="11pt" style:font-size-complex="11pt"/>
    </style:style>
    <style:style style:name="T505" style:parent-style-name="Policepardéfaut" style:family="text">
      <style:text-properties fo:color="#ED7D31" fo:font-size="11pt" style:font-size-asian="11pt" style:font-size-complex="11pt"/>
    </style:style>
    <style:style style:name="T506" style:parent-style-name="Policepardéfaut" style:family="text">
      <style:text-properties fo:color="#ED7D31" fo:font-size="11pt" style:font-size-asian="11pt" style:font-size-complex="11pt"/>
    </style:style>
    <style:style style:name="T507" style:parent-style-name="Accentuation" style:family="text">
      <style:text-properties fo:color="#ED7D31" fo:font-size="11pt" style:font-size-asian="11pt" style:font-size-complex="11pt"/>
    </style:style>
    <style:style style:name="T508" style:parent-style-name="Policepardéfaut" style:family="text">
      <style:text-properties fo:color="#ED7D31" fo:font-size="11pt" style:font-size-asian="11pt" style:font-size-complex="11pt"/>
    </style:style>
    <style:style style:name="P509" style:parent-style-name="NormalWeb" style:family="paragraph">
      <style:text-properties fo:color="#ED7D31" fo:font-size="11pt" style:font-size-asian="11pt" style:font-size-complex="11pt"/>
    </style:style>
    <style:style style:name="P510" style:parent-style-name="NormalWeb" style:family="paragraph">
      <style:text-properties fo:color="#ED7D31" fo:font-size="11pt" style:font-size-asian="11pt" style:font-size-complex="11pt"/>
    </style:style>
    <style:style style:name="P511" style:parent-style-name="NormalWeb" style:family="paragraph">
      <style:text-properties fo:color="#ED7D31" fo:font-size="11pt" style:font-size-asian="11pt" style:font-size-complex="11pt"/>
    </style:style>
    <style:style style:name="T512" style:parent-style-name="Élevé" style:family="text">
      <style:text-properties fo:font-weight="bold" style:font-weight-asian="bold" style:font-weight-complex="bold" fo:color="#ED7D31" fo:font-size="11pt" style:font-size-asian="11pt" style:font-size-complex="11pt" style:text-underline-type="single" style:text-underline-style="solid" style:text-underline-width="auto" style:text-underline-mode="continuous"/>
    </style:style>
    <style:style style:name="T513" style:parent-style-name="Policepardéfaut" style:family="text">
      <style:text-properties fo:font-weight="bold" style:font-weight-asian="bold" style:font-weight-complex="bold" fo:color="#ED7D31" fo:font-size="11pt" style:font-size-asian="11pt" style:font-size-complex="11pt"/>
    </style:style>
    <style:style style:name="T514" style:parent-style-name="Élevé" style:family="text">
      <style:text-properties fo:color="#ED7D31" fo:font-size="11pt" style:font-size-asian="11pt" style:font-size-complex="11pt"/>
    </style:style>
    <style:style style:name="T515" style:parent-style-name="Policepardéfaut" style:family="text">
      <style:text-properties fo:color="#ED7D31" fo:font-size="11pt" style:font-size-asian="11pt" style:font-size-complex="11pt"/>
    </style:style>
    <style:style style:name="T516" style:parent-style-name="Policepardéfaut" style:family="text">
      <style:text-properties fo:color="#ED7D31" fo:font-size="11pt" style:font-size-asian="11pt" style:font-size-complex="11pt"/>
    </style:style>
    <style:style style:name="T517" style:parent-style-name="Élevé" style:family="text">
      <style:text-properties fo:color="#ED7D31" fo:font-size="11pt" style:font-size-asian="11pt" style:font-size-complex="11pt"/>
    </style:style>
    <style:style style:name="P518" style:parent-style-name="NormalWeb" style:family="paragraph">
      <style:text-properties fo:color="#ED7D31" fo:font-size="11pt" style:font-size-asian="11pt" style:font-size-complex="11pt"/>
    </style:style>
    <style:style style:name="P519" style:parent-style-name="NormalWeb" style:family="paragraph">
      <style:text-properties fo:color="#ED7D31" fo:font-size="11pt" style:font-size-asian="11pt" style:font-size-complex="11pt"/>
    </style:style>
    <style:style style:name="T520" style:parent-style-name="Policepardéfaut" style:family="text">
      <style:text-properties fo:color="#ED7D31" fo:font-size="11pt" style:font-size-asian="11pt" style:font-size-complex="11pt"/>
    </style:style>
    <style:style style:name="T521" style:parent-style-name="Élevé" style:family="text">
      <style:text-properties fo:color="#ED7D31" fo:font-size="11pt" style:font-size-asian="11pt" style:font-size-complex="11pt"/>
    </style:style>
    <style:style style:name="T522" style:parent-style-name="Policepardéfaut" style:family="text">
      <style:text-properties fo:color="#ED7D31" fo:font-size="11pt" style:font-size-asian="11pt" style:font-size-complex="11pt"/>
    </style:style>
    <style:style style:name="T523" style:parent-style-name="Policepardéfaut" style:family="text">
      <style:text-properties fo:color="#ED7D31" fo:font-size="11pt" style:font-size-asian="11pt" style:font-size-complex="11pt"/>
    </style:style>
    <style:style style:name="T524" style:parent-style-name="Élevé" style:family="text">
      <style:text-properties fo:color="#ED7D31" fo:font-size="11pt" style:font-size-asian="11pt" style:font-size-complex="11pt"/>
    </style:style>
    <style:style style:name="T525" style:parent-style-name="Policepardéfaut" style:family="text">
      <style:text-properties fo:color="#ED7D31" fo:font-size="11pt" style:font-size-asian="11pt" style:font-size-complex="11pt"/>
    </style:style>
    <style:style style:name="P526" style:parent-style-name="Normal" style:family="paragraph">
      <style:paragraph-properties style:vertical-align="auto" fo:margin-top="0.0694in" fo:margin-bottom="0.0694in" fo:line-height="100%"/>
      <style:text-properties fo:color="#ED7D31" fo:hyphenate="true"/>
    </style:style>
    <style:style style:name="P527" style:parent-style-name="Normal" style:family="paragraph">
      <style:paragraph-properties style:vertical-align="auto" fo:margin-top="0.0694in" fo:margin-bottom="0.0694in" fo:line-height="100%"/>
      <style:text-properties fo:color="#ED7D31" fo:hyphenate="true"/>
    </style:style>
    <style:style style:name="P528" style:parent-style-name="Normal" style:family="paragraph">
      <style:paragraph-properties style:vertical-align="auto" fo:margin-top="0.0694in" fo:margin-bottom="0.0694in" fo:line-height="100%"/>
      <style:text-properties fo:color="#ED7D31" fo:hyphenate="true"/>
    </style:style>
    <style:style style:name="P529" style:parent-style-name="Normal" style:family="paragraph">
      <style:paragraph-properties style:vertical-align="auto" fo:margin-top="0.0694in" fo:margin-bottom="0.0694in" fo:line-height="100%"/>
      <style:text-properties fo:color="#ED7D31" fo:hyphenate="true"/>
    </style:style>
    <style:style style:name="P530" style:parent-style-name="Normal" style:family="paragraph">
      <style:paragraph-properties style:vertical-align="auto" fo:margin-top="0.0694in" fo:margin-bottom="0.0694in" fo:line-height="100%"/>
      <style:text-properties fo:color="#ED7D31" fo:hyphenate="true"/>
    </style:style>
    <style:style style:name="P531" style:parent-style-name="Titre1" style:family="paragraph">
      <style:text-properties fo:font-weight="bold" style:font-weight-asian="bold" style:font-weight-complex="bold" fo:color="#ED7D31" fo:font-size="11pt" style:font-size-asian="11pt" style:font-size-complex="11pt" style:text-underline-type="single" style:text-underline-style="solid" style:text-underline-width="auto" style:text-underline-mode="continuous"/>
    </style:style>
    <style:style style:name="P532" style:parent-style-name="Titre2" style:family="paragraph">
      <style:text-properties fo:color="#ED7D31" fo:font-size="11pt" style:font-size-asian="11pt" style:font-size-complex="11pt"/>
    </style:style>
    <style:style style:name="P533" style:parent-style-name="Normal" style:family="paragraph">
      <style:paragraph-properties style:vertical-align="auto" fo:margin-top="0.0694in" fo:margin-bottom="0.0694in" fo:line-height="100%"/>
      <style:text-properties fo:color="#ED7D31" fo:hyphenate="true"/>
    </style:style>
    <style:style style:name="P534" style:parent-style-name="Normal" style:family="paragraph">
      <style:paragraph-properties style:vertical-align="auto" fo:margin-top="0.0694in" fo:margin-bottom="0.0694in" fo:line-height="100%"/>
      <style:text-properties fo:color="#ED7D31" fo:hyphenate="true"/>
    </style:style>
    <style:style style:name="P535" style:parent-style-name="Titre2" style:family="paragraph">
      <style:text-properties fo:color="#ED7D31" fo:font-size="11pt" style:font-size-asian="11pt" style:font-size-complex="11pt"/>
    </style:style>
    <style:style style:name="P536" style:parent-style-name="NormalWeb" style:family="paragraph">
      <style:text-properties fo:color="#ED7D31" fo:font-size="11pt" style:font-size-asian="11pt" style:font-size-complex="11pt"/>
    </style:style>
    <style:style style:name="P537" style:parent-style-name="NormalWeb" style:family="paragraph">
      <style:text-properties fo:color="#ED7D31" fo:font-size="11pt" style:font-size-asian="11pt" style:font-size-complex="11pt"/>
    </style:style>
    <style:style style:name="P538" style:parent-style-name="NormalWeb" style:family="paragraph">
      <style:text-properties fo:color="#ED7D31" fo:font-size="11pt" style:font-size-asian="11pt" style:font-size-complex="11pt"/>
    </style:style>
    <style:style style:name="P539" style:parent-style-name="NormalWeb" style:family="paragraph">
      <style:text-properties fo:color="#ED7D31" fo:font-size="11pt" style:font-size-asian="11pt" style:font-size-complex="11pt"/>
    </style:style>
    <style:style style:name="P540" style:parent-style-name="Normal" style:family="paragraph">
      <style:paragraph-properties style:vertical-align="auto" fo:margin-top="0.0694in" fo:margin-bottom="0.0694in" fo:line-height="100%"/>
      <style:text-properties fo:color="#ED7D31" fo:hyphenate="true"/>
    </style:style>
    <style:style style:name="P541" style:parent-style-name="Normal" style:family="paragraph">
      <style:paragraph-properties style:vertical-align="auto" fo:margin-top="0.0694in" fo:margin-bottom="0.0694in" fo:line-height="100%"/>
      <style:text-properties fo:color="#ED7D31" fo:hyphenate="true"/>
    </style:style>
    <style:style style:name="P542" style:parent-style-name="Normal" style:family="paragraph">
      <style:paragraph-properties style:vertical-align="auto" fo:margin-top="0.0694in" fo:margin-bottom="0.0694in" fo:line-height="100%"/>
      <style:text-properties fo:color="#ED7D31" fo:hyphenate="true"/>
    </style:style>
    <style:style style:name="P543" style:parent-style-name="NormalWeb" style:family="paragraph">
      <style:text-properties fo:color="#ED7D31" fo:font-size="11pt" style:font-size-asian="11pt" style:font-size-complex="11pt"/>
    </style:style>
    <style:style style:name="T544" style:parent-style-name="Élevé" style:family="text">
      <style:text-properties fo:color="#ED7D31" fo:font-size="11pt" style:font-size-asian="11pt" style:font-size-complex="11pt"/>
    </style:style>
    <style:style style:name="P545" style:parent-style-name="Normal" style:family="paragraph">
      <style:paragraph-properties style:vertical-align="auto" fo:margin-top="0.0694in" fo:margin-bottom="0.0694in" fo:line-height="100%"/>
      <style:text-properties fo:color="#ED7D31" fo:hyphenate="true"/>
    </style:style>
    <style:style style:name="P546" style:parent-style-name="Normal" style:family="paragraph">
      <style:paragraph-properties style:vertical-align="auto" fo:margin-top="0.0694in" fo:margin-bottom="0.0694in" fo:line-height="100%"/>
      <style:text-properties fo:color="#ED7D31" fo:hyphenate="true"/>
    </style:style>
    <style:style style:name="P547" style:parent-style-name="Titre2" style:family="paragraph">
      <style:text-properties fo:color="#ED7D31" fo:font-size="11pt" style:font-size-asian="11pt" style:font-size-complex="11pt"/>
    </style:style>
    <style:style style:name="P548" style:parent-style-name="NormalWeb" style:family="paragraph">
      <style:text-properties fo:color="#ED7D31" fo:font-size="11pt" style:font-size-asian="11pt" style:font-size-complex="11pt"/>
    </style:style>
    <style:style style:name="P549" style:parent-style-name="Normal" style:family="paragraph">
      <style:paragraph-properties style:vertical-align="auto" fo:margin-top="0.0694in" fo:margin-bottom="0.0694in" fo:line-height="100%"/>
      <style:text-properties fo:color="#ED7D31" fo:hyphenate="true"/>
    </style:style>
    <style:style style:name="P550" style:parent-style-name="Normal" style:family="paragraph">
      <style:paragraph-properties style:vertical-align="auto" fo:margin-top="0.0694in" fo:margin-bottom="0.0694in" fo:line-height="100%"/>
      <style:text-properties fo:color="#ED7D31" fo:hyphenate="true"/>
    </style:style>
    <style:style style:name="P551" style:parent-style-name="Normal" style:family="paragraph">
      <style:paragraph-properties style:vertical-align="auto" fo:margin-top="0.0694in" fo:margin-bottom="0.0694in" fo:line-height="100%"/>
      <style:text-properties fo:color="#ED7D31" fo:hyphenate="true"/>
    </style:style>
    <style:style style:name="P552" style:parent-style-name="Normal" style:family="paragraph">
      <style:paragraph-properties style:vertical-align="auto" fo:margin-top="0.0694in" fo:margin-bottom="0.0694in" fo:line-height="100%"/>
      <style:text-properties fo:color="#ED7D31" fo:hyphenate="true"/>
    </style:style>
    <style:style style:name="P553" style:parent-style-name="NormalWeb" style:family="paragraph">
      <style:text-properties fo:color="#ED7D31" fo:font-size="11pt" style:font-size-asian="11pt" style:font-size-complex="11pt"/>
    </style:style>
    <style:style style:name="P554" style:parent-style-name="Titre2" style:family="paragraph">
      <style:text-properties fo:color="#ED7D31" fo:font-size="11pt" style:font-size-asian="11pt" style:font-size-complex="11pt"/>
    </style:style>
    <style:style style:name="P555" style:parent-style-name="NormalWeb" style:family="paragraph">
      <style:text-properties fo:color="#ED7D31" fo:font-size="11pt" style:font-size-asian="11pt" style:font-size-complex="11pt"/>
    </style:style>
    <style:style style:name="P556" style:parent-style-name="NormalWeb" style:family="paragraph">
      <style:text-properties fo:color="#ED7D31" fo:font-size="11pt" style:font-size-asian="11pt" style:font-size-complex="11pt"/>
    </style:style>
    <style:style style:name="T557" style:parent-style-name="Élevé" style:family="text">
      <style:text-properties fo:color="#ED7D31" fo:font-size="11pt" style:font-size-asian="11pt" style:font-size-complex="11pt"/>
    </style:style>
    <style:style style:name="P558" style:parent-style-name="Normal" style:family="paragraph">
      <style:paragraph-properties style:vertical-align="auto" fo:margin-top="0.0694in" fo:margin-bottom="0.0694in" fo:line-height="100%"/>
      <style:text-properties fo:color="#ED7D31" fo:hyphenate="true"/>
    </style:style>
    <style:style style:name="P559" style:parent-style-name="Normal" style:family="paragraph">
      <style:paragraph-properties style:vertical-align="auto" fo:margin-top="0.0694in" fo:margin-bottom="0.0694in" fo:line-height="100%"/>
      <style:text-properties fo:color="#ED7D31" fo:hyphenate="true"/>
    </style:style>
    <style:style style:family="graphic" style:name="a0">
      <style:graphic-properties draw:fill="none" draw:stroke="none"/>
    </style:style>
    <style:style style:family="graphic" style:name="a1">
      <style:graphic-properties draw:fill="none" draw:stroke="none"/>
    </style:style>
    <style:style style:family="graphic" style:name="a2">
      <style:graphic-properties draw:fill="none" draw:stroke="none"/>
    </style:style>
    <style:style style:family="graphic" style:name="a3">
      <style:graphic-properties draw:fill="none" draw:stroke="none"/>
    </style:style>
    <style:style style:family="graphic" style:name="a4">
      <style:graphic-properties draw:fill="none" draw:stroke="none"/>
    </style:style>
  </office:automatic-styles>
  <office:body>
    <office:text text:use-soft-page-breaks="true">
      <text:p text:style-name="P1">Innov base de données :</text:p>
      <text:p text:style-name="Normal">Cocktail et shot :</text:p>
      <text:list text:style-name="LFO1" text:continue-numbering="true">
        <text:list-item>
          <text:p text:style-name="P2">Sans alcool :<text:s/></text:p>
        </text:list-item>
      </text:list>
      <text:h text:style-name="Titre2" text:outline-level="2"><text:a xlink:href="http://www.peekitmagazine.com/recette-cocktail-rio/" office:target-frame-name="_top" xlink:show="replace"><text:span text:style-name="T3">Cocktail Rio</text:span></text:a></text:h>
      <text:h text:style-name="P4" text:outline-level="2">https://www.cadeauxfolies.fr/blog/wp-content/uploads/2015/08/cocktail-peek-it-magazine-rio.jpg</text:h>
      <text:p text:style-name="P5">1/2 tasse de jus d’orange</text:p>
      <text:p text:style-name="P6">1/2 tasse de limonade</text:p>
      <text:p text:style-name="P7">1 cuillères à soupe de sirop de grenadine</text:p>
      <text:p text:style-name="P8">3 rondelles de citron vert</text:p>
      <text:h text:style-name="Titre2" text:outline-level="2"><text:a xlink:href="http://www.inkatrinaskitchen.com/nojito-recipe/" office:target-frame-name="_top" xlink:show="replace"><text:span text:style-name="T9">Cocktail Nojito (Non alcoholic Mojito)</text:span></text:a></text:h>
      <text:h text:style-name="P10" text:outline-level="2">https://www.inkatrinaskitchen.com/wp-content/uploads/2015/03/Nojito-Recipe-1-text-wm-5001.jpg</text:h>
      <text:p text:style-name="P11">10-12 feuilles de menthe fraiches</text:p>
      <text:p text:style-name="P12">1 citron vert</text:p>
      <text:p text:style-name="P13">1 cuillère à soupe d’agave (ou sucre)</text:p>
      <text:p text:style-name="P14">12 cl<text:s/>d’eau gazeuse (comme Perrier ou La Croix Lime)</text:p>
      <text:p text:style-name="P15">Tranches de citron ou citron vert (optionel)</text:p>
      <text:h text:style-name="Titre2" text:outline-level="2"><text:a xlink:href="http://flavorite.net/2015/07/02/pink-lemonade-margarita/" office:target-frame-name="_top" xlink:show="replace"><text:span text:style-name="T16">Pink Lemonade Margarita</text:span></text:a><text:span text:style-name="T17"> (sans Tequila)</text:span></text:h>
      <text:h text:style-name="P18" text:outline-level="2">https://assets.blog.foodnetwork.ca/files/2015/05/pink_lemonade_margarita-recipe.jpg</text:h>
      <text:p text:style-name="P19">1 cup d’eau</text:p>
      <text:p text:style-name="P20">1 cup de sucre</text:p>
      <text:p text:style-name="P21">1 cup de jus de citron</text:p>
      <text:p text:style-name="P22">1 cup de jus de canberry</text:p>
      <text:p text:style-name="P23">2 cuillères à café de zest de citron</text:p>
      <text:p text:style-name="P24">8 cups de glace pilée</text:p>
      <text:p text:style-name="P25">Tranches de citron</text:p>
      <text:h text:style-name="Titre2" text:outline-level="2"><text:a xlink:href="http://www.mylittlefabric.com/limonade-a-la-fleur-de-sureau/" office:target-frame-name="_top" xlink:show="replace"><text:span text:style-name="T26">Cocktail Limonade Framboise, Menthe, Fleur d’Oranger</text:span></text:a></text:h>
      <text:h text:style-name="P27" text:outline-level="2">https://www.cadeauxfolies.fr/blog/wp-content/uploads/2015/08/My_little_fabric_Limonades_06-675x1012.jpg</text:h>
      <text:p text:style-name="P28">200g de framboises</text:p>
      <text:p text:style-name="P29">1 citron vert</text:p>
      <text:p text:style-name="P30">70cl d’eau de source (gazeuse ou non)</text:p>
      <text:p text:style-name="P31">100ml de sirop de sucre de canne</text:p>
      <text:p text:style-name="P32">5/6 feuilles de menthe</text:p>
      <text:p text:style-name="P33">1 cuillère à café d’eau de fleur d’oranger</text:p>
      <text:h text:style-name="Titre2" text:outline-level="2"><text:a xlink:href="http://tangerinezest.com/2015/06/mojito-a-la-mangue-sans-alcool/" office:target-frame-name="_top" xlink:show="replace"><text:span text:style-name="T34">Cocktail Mojito à la Man</text:span><text:span text:style-name="T35">gue</text:span></text:a></text:h>
      <text:h text:style-name="P36" text:outline-level="2">https://www.cadeauxfolies.fr/blog/wp-content/uploads/2015/08/17540816940_737070fc2f_b-675x1019.jpg</text:h>
      <text:p text:style-name="P37">1/4 de mangue</text:p>
      <text:p text:style-name="P38">8 feuilles de menthe</text:p>
      <text:soft-page-break/>
      <text:p text:style-name="P39">1/3 citron vert</text:p>
      <text:p text:style-name="P40">2 cuillères à soupe de cassonade</text:p>
      <text:p text:style-name="P41">6 glaçons</text:p>
      <text:p text:style-name="P42">Eau gazeuse (type Perrier)</text:p>
      <text:p text:style-name="P43">4 cl de rhum<text:s/>(facultatif)</text:p>
      <text:h text:style-name="Titre2" text:outline-level="2"><text:a xlink:href="http://elodiesbakery.blogspot.fr/2014/03/homemade-raspberry-lemonade.html" office:target-frame-name="_top" xlink:show="replace"><text:span text:style-name="T44">Homemade Raspberry Lemonade</text:span></text:a></text:h>
      <text:h text:style-name="P45" text:outline-level="2">https://www.cadeauxfolies.fr/blog/wp-content/uploads/2015/08/Homemade-lemonade_04_web.jpg</text:h>
      <text:p text:style-name="P46">100 g de framboises fraîches</text:p>
      <text:p text:style-name="P47">2<text:s/>cuill. à soupe de sucre de canne</text:p>
      <text:p text:style-name="P48">10 cl de jus de citron pressé</text:p>
      <text:p text:style-name="P49">30 cl de limonade</text:p>
      <text:p text:style-name="P50">Des glaçons</text:p>
      <text:p text:style-name="P51">Quelques feuilles de menthe pour décorer</text:p>
      <text:h text:style-name="Titre2" text:outline-level="2"><text:a xlink:href="http://www.cookismo.fr/mojito-sans-alcool-cocktail-menthe-et-citron-vert/8860" office:target-frame-name="_top" xlink:show="replace"><text:span text:style-name="T52">Cocktail Mojito Origina</text:span><text:span text:style-name="T53">l (sans alcool)</text:span></text:a></text:h>
      <text:h text:style-name="P54" text:outline-level="2">https://www.cadeauxfolies.fr/blog/wp-content/uploads/2015/08/mojito-menthe-citron-vert-cvogel-440.jpg</text:h>
      <text:p text:style-name="P55">2 citrons verts</text:p>
      <text:p text:style-name="P56">8cl de sirop de sucre de canne</text:p>
      <text:p text:style-name="P57">12 feuilles de menthe fraîche</text:p>
      <text:p text:style-name="P58">Eau gazeuse bien fraîche</text:p>
      <text:p text:style-name="P59">Glaçons</text:p>
      <text:h text:style-name="Titre2" text:outline-level="2"><text:a xlink:href="http://laraffinerieculinaire.com/milk-shake-banane-myrtilles-sauvages/" office:target-frame-name="_top" xlink:show="replace"><text:span text:style-name="T60">Milk Shake Banane &amp; Myrtilles sauvages</text:span></text:a></text:h>
      <text:h text:style-name="P61" text:outline-level="2">https://www.cadeauxfolies.fr/blog/wp-content/uploads/2015/08/milk-shake-myrtilles-banane.jpg</text:h>
      <text:p text:style-name="P62">2 bananes (assez mûre)</text:p>
      <text:p text:style-name="P63">350 g de myrtilles sauvages</text:p>
      <text:p text:style-name="P64">20 cl de lait (voir un peu plus)</text:p>
      <text:p text:style-name="P65">2 boules de glace vanille (soit environ 60 g)</text:p>
      <text:p text:style-name="P66">20 g de sucre roux</text:p>
      <text:p text:style-name="P67">1 filet de jus de citron</text:p>
      <text:h text:style-name="Titre2" text:outline-level="2"><text:a xlink:href="http://cuisinemoiunmouton.com/green-smoothie/" office:target-frame-name="_top" xlink:show="replace"><text:span text:style-name="T68">Green Smoothie Vitaminé</text:span></text:a></text:h>
      <text:h text:style-name="P69" text:outline-level="2">https://www.cadeauxfolies.fr/blog/wp-content/uploads/2015/08/green-smoothie-epinard-banane-poire-jus-dorange-3-sur-5.jpg</text:h>
      <text:p text:style-name="P70">Un bol de « verdure » type pousses d’épinards, kales, blettes</text:p>
      <text:p text:style-name="P71">Deux bols de deux fruits différents de préférence</text:p>
      <text:p text:style-name="P72">Un bol d’eau, de jus d’orange, de lait<text:s/>d’amande,coco, soja etc..</text:p>
      <text:p text:style-name="P73">Des épices (curcuma, gingembre, cannelle…)</text:p>
      <text:h text:style-name="P74" text:outline-level="2"><text:a xlink:href="http://www.bonjourdarling.com/2015/04/chai-bubble-tea-latte.html" office:target-frame-name="_top" xlink:show="replace"><text:span text:style-name="T75">Chaï Bubble Tea Latte</text:span></text:a></text:h>
      <text:h text:style-name="P76" text:outline-level="2">https://www.cadeauxfolies.fr/blog/wp-content/uploads/2015/08/chai_bubble_tea_7-675x1012.jpg</text:h>
      <text:p text:style-name="P77">2 sachets de Chaï (Starbucks pour moi)</text:p>
      <text:p text:style-name="P78">Des épices (cannelle et 4 epices)</text:p>
      <text:soft-page-break/>
      <text:p text:style-name="P79">Un peu de sirop d’agave</text:p>
      <text:p text:style-name="P80">Lait de Soja</text:p>
      <text:p text:style-name="P81">Perles de Tapioca</text:p>
      <text:p text:style-name="P82"/>
      <text:p text:style-name="P83"/>
      <text:p text:style-name="P84"/>
      <text:list text:style-name="LFO1" text:continue-numbering="true">
        <text:list-item>
          <text:p text:style-name="P85">Avec alcool :<text:s/></text:p>
        </text:list-item>
      </text:list>
      <text:p text:style-name="Normal"><text:span text:style-name="T86">Cocktail «Bahamas Mama»</text:span></text:p>
      <text:p text:style-name="Normal"><text:span text:style-name="T87">https://www.demotivateur.fr/images-buzz/188659/cocktail-orangefraises-600x400.jpg</text:span></text:p>
      <text:p text:style-name="p1"><text:span text:style-name="T88">Ingrédients</text:span><text:span text:style-name="T89"> :</text:span><text:span text:style-name="T90"><text:line-break/>- 1,5 cl de rhum</text:span><text:span text:style-name="T91"><text:line-break/>- 1,5 cl de Malibu noix de coco</text:span><text:span text:style-name="T92"><text:line-break/>- 2 cl de grenadine</text:span><text:span text:style-name="T93"><text:line-break/>- 2,5 cl de jus d'orange</text:span><text:span text:style-name="T94"><text:line-break/>- 2,5 cl de jus d'ananas</text:span><text:span text:style-name="T95"><text:line-break/>- Glace</text:span><text:span text:style-name="T96"><text:line-break/>- 5 fraises</text:span><text:span text:style-name="T97"><text:line-break/>- 1 orange</text:span></text:p>
      <text:p text:style-name="p1"><text:span text:style-name="T98">Préparation</text:span><text:span text:style-name="T99"> :</text:span></text:p>
      <text:p text:style-name="P100">1. Verser tous les liquides dans un verre, ajouter la glace.</text:p>
      <text:p text:style-name="P101">2. Garnir de fraises et de tranches d'orange.</text:p>
      <text:p text:style-name="p1"><text:span text:style-name="T102">Cocktail pétillant aux fraises</text:span></text:p>
      <text:p text:style-name="p1"><text:span text:style-name="T103">https://www.demotivateur.fr/images-buzz/188659/cocktail-fraises-600x400.jpg</text:span></text:p>
      <text:p text:style-name="P104"><text:span text:style-name="T105">Ingrédients</text:span><text:span text:style-name="T106"> :</text:span><text:span text:style-name="T107"><text:line-break/>- 500 g de fraises</text:span><text:span text:style-name="T108"><text:line-break/>- 1 C A S de sucre roux</text:span><text:span text:style-name="T109"><text:line-break/>- 5 cl d'eau minérale gazeuse</text:span><text:span text:style-name="T110"><text:line-break/>- 50 cl de limonade ou de vin blanc sec pétillant</text:span></text:p>
      <text:p text:style-name="p1"><text:span text:style-name="T111">Préparation</text:span><text:span text:style-name="T112"> :</text:span></text:p>
      <text:p text:style-name="P113">1. Mettre les fraises, le sucre et l'eau minérale dans un blender. Mixer pendant 5 à 10 secondes.</text:p>
      <text:p text:style-name="P114">2. Remplir le tiers de chaque verre avec le mélange. Ajouter la limonade ou le vin blanc. Mélanger et servir.</text:p>
      <text:p text:style-name="p1"><text:span text:style-name="T115">Cocktail «Le side-car»</text:span></text:p>
      <text:p text:style-name="p1"><text:span text:style-name="T116">https://www.demotivateur.fr/images-buzz/188659/cocktail-side-car-600x400.jpg</text:span></text:p>
      <text:p text:style-name="p1"><text:span text:style-name="T117">Ingrédients</text:span><text:span text:style-name="T118"> :</text:span><text:span text:style-name="T119"><text:line-break/>- 6 cl de cognac</text:span><text:span text:style-name="T120"><text:line-break/>- 3 cl de liqueur d'orange (Grand Marnier ou Cointreau par exemple)</text:span><text:span text:style-name="T121"><text:line-break/>- Le jus d'un demi-citron</text:span><text:span text:style-name="T122"><text:line-break/>- Glaçons</text:span></text:p>
      <text:p text:style-name="p1"><text:span text:style-name="T123">Préparation</text:span><text:span text:style-name="T124"> :</text:span></text:p>
      <text:p text:style-name="P125">1. Placer des glaçons dans un shaker.</text:p>
      <text:p text:style-name="P126">2. Ajouter le cognac, la liqueur d'orange et le jus de citron. Secouer pendant environ 10 secondes.</text:p>
      <text:p text:style-name="P127">3. Filtrer le mélange dans un verre.</text:p>
      <text:soft-page-break/>
      <text:p text:style-name="p1"><text:span text:style-name="T128">Mojito au pamplemousse</text:span></text:p>
      <text:p text:style-name="p1"><text:span text:style-name="T129">https://www.demotivateur.fr/images-buzz/188659/cocktail-pamplemousse-600x400.jpg</text:span></text:p>
      <text:p text:style-name="p1"><text:span text:style-name="T130">Ingrédients</text:span><text:span text:style-name="T131"> :</text:span><text:span text:style-name="T132"><text:line-break/>- 2 pamplemousses</text:span><text:span text:style-name="T133"><text:line-break/>- 8 C A S de menthe fraîche</text:span><text:span text:style-name="T134"><text:line-break/>- 60 cl de rhum</text:span><text:span text:style-name="T135"><text:line-break/>- 1 1 de limonade</text:span><text:span text:style-name="T136"><text:line-break/>- 20 cl de sirop de canne</text:span></text:p>
      <text:p text:style-name="p1"><text:span text:style-name="T137">Préparation</text:span><text:span text:style-name="T138"> :</text:span></text:p>
      <text:p text:style-name="P139">1. Couper les pamplemousses en morceaux puis écraser au mortier avec la menthe. Verser la limonade, le rhum et le sirop de sucre de canne.</text:p>
      <text:p text:style-name="P140">2. Goûter et équilibrer, le rhum et le sirop selon les goûts. Servir bien frais.</text:p>
      <text:p text:style-name="NormalWeb"><text:span text:style-name="T141">Cocktail Picon pommes</text:span></text:p>
      <text:p text:style-name="NormalWeb"><text:span text:style-name="T142">https://www.demotivateur.fr/images-buzz/188659/picon-pomme-600x400.jpg</text:span></text:p>
      <text:p text:style-name="p1"><text:span text:style-name="T143">Ingrédients</text:span><text:span text:style-name="T144"> :</text:span><text:span text:style-name="T145"><text:line-break/></text:span><text:span text:style-name="T146"><text:line-break/>- 3 cl de Picon bière</text:span><text:span text:style-name="T147"><text:line-break/>- 10 cl de cidre brut fermier</text:span><text:span text:style-name="T148"><text:line-break/>- Rondelles de pomme</text:span><text:span text:style-name="T149"><text:line-break/>- Pour la décoration : anis étoilé, cannelle en bâton…</text:span></text:p>
      <text:p text:style-name="p1"><text:span text:style-name="T150">Préparation</text:span><text:span text:style-name="T151"> :</text:span></text:p>
      <text:p text:style-name="P152">1. Dans un verre, verser le Picon bière, puis le cidre brut fermier.</text:p>
      <text:p text:style-name="P153">2. Décorer de rondelles de pomme et les épices.</text:p>
      <text:p text:style-name="NormalWeb"><text:span text:style-name="T154">Cocktail «French 75»</text:span></text:p>
      <text:p text:style-name="NormalWeb"><text:span text:style-name="T155">https://www.demotivateur.fr/images-buzz/188659/cocktail-citron-champagne-600x400.jpg</text:span></text:p>
      <text:p text:style-name="p1"><text:span text:style-name="T156">Ingrédients</text:span><text:span text:style-name="T157"> :</text:span><text:span text:style-name="T158"><text:line-break/>- 1 cl de sirop de sucre de canne</text:span><text:span text:style-name="T159"><text:line-break/>- 3 cl de gin</text:span><text:span text:style-name="T160"><text:line-break/>- 2 cl de jus de citron</text:span><text:span text:style-name="T161"><text:line-break/>- Champagne</text:span></text:p>
      <text:p text:style-name="p1"><text:span text:style-name="T162">Préparation</text:span><text:span text:style-name="T163"> :</text:span></text:p>
      <text:p text:style-name="P164">Verser les ingrédients dans le verre et allonger lentement avec le champagne frais.</text:p>
      <text:p text:style-name="NormalWeb"><text:span text:style-name="T165">Cocktail pêche et champagne</text:span></text:p>
      <text:p text:style-name="NormalWeb"><text:span text:style-name="T166">https://www.demotivateur.fr/images-buzz/188659/cocktail-peche-champagne-600x400.jpg</text:span></text:p>
      <text:p text:style-name="p1"><text:span text:style-name="T167">Ingrédients</text:span><text:span text:style-name="T168"> :</text:span><text:span text:style-name="T169"><text:line-break/>- 4 pêches blanches</text:span><text:span text:style-name="T170"><text:line-break/>- le jus de 1/2 citron</text:span><text:span text:style-name="T171"><text:line-break/>- 3 cl de gin</text:span><text:span text:style-name="T172"><text:line-break/>- 25 cl de champagne</text:span></text:p>
      <text:p text:style-name="p1"><text:span text:style-name="T173">Préparation</text:span><text:span text:style-name="T174"> :</text:span></text:p>
      <text:p text:style-name="P175">1. Peler et dénoyauter les pêches.</text:p>
      <text:p text:style-name="P176">2. Mixer en purée avec le jus de citron.</text:p>
      <text:p text:style-name="P177">3. Dans un verre, verser la purée de pêche et le gin.</text:p>
      <text:p text:style-name="P178">4. Compléter avec le champagne en remuant délicatement.</text:p>
      <text:p text:style-name="NormalWeb"/>
      <text:soft-page-break/>
      <text:p text:style-name="NormalWeb"><text:span text:style-name="T179">Sangria au vin pétillant et aux fraises</text:span></text:p>
      <text:p text:style-name="NormalWeb"><text:span text:style-name="T180">https://www.demotivateur.fr/images-buzz/188659/sangria-fraise-600x400.jpg</text:span></text:p>
      <text:p text:style-name="p1"><text:span text:style-name="T181">Ingrédients</text:span><text:span text:style-name="T182"> :</text:span><text:span text:style-name="T183"><text:line-break/>- 1 bouteille de prosecco</text:span><text:span text:style-name="T184"><text:line-break/>- 250 g de fraises</text:span><text:span text:style-name="T185"><text:line-break/>- 8 cl de cointreau ou de grand marnier</text:span><text:span text:style-name="T186"><text:line-break/>- 5 cl de sirop de sucre de canne</text:span><text:span text:style-name="T187"><text:line-break/>- 20 cl de limonade</text:span><text:span text:style-name="T188"><text:line-break/>- 1 orange</text:span><text:span text:style-name="T189"><text:line-break/>- 1 citron</text:span></text:p>
      <text:p text:style-name="p1"><text:span text:style-name="T190">Préparation</text:span><text:span text:style-name="T191"> :</text:span></text:p>
      <text:p text:style-name="P192">1. Trancher finement le citron et l'orange. Équeuter les fraises et les couper en 2 ou en 4.</text:p>
      <text:p text:style-name="P193">2. Rassembler tous les ingrédients (sauf la limonade et les glaçons) dans un pichet ou un saladier.</text:p>
      <text:p text:style-name="P194">3. Laisser reposer une heure environ au réfrigérateur. Verser la limonade au moment de servir. Ajouter des glaçons.</text:p>
      <text:p text:style-name="NormalWeb"><text:span text:style-name="T195">Ti punch au rhum brun et aux agrumes</text:span></text:p>
      <text:p text:style-name="NormalWeb"><text:span text:style-name="T196">https://www.demotivateur.fr/images-buzz/188659/ti-punch-600x400.jpg</text:span></text:p>
      <text:p text:style-name="p1"><text:span text:style-name="T197">Ingrédients</text:span><text:span text:style-name="T198"> :</text:span><text:span text:style-name="T199"><text:line-break/>- 1 demi-citron vert</text:span><text:span text:style-name="T200"><text:line-break/>- 1/4 de pamplemousse</text:span><text:span text:style-name="T201"><text:line-break/>- 2 cl de jus de citron vert</text:span><text:span text:style-name="T202"><text:line-break/>- 3 cl de sirop de sucre de canne</text:span><text:span text:style-name="T203"><text:line-break/>- 1 C A C de cassonade</text:span><text:span text:style-name="T204"><text:line-break/>- 6 cl de rhum brun vieux</text:span></text:p>
      <text:p text:style-name="p1"><text:span text:style-name="T205">Préparation</text:span><text:span text:style-name="T206"> :</text:span></text:p>
      <text:p text:style-name="P207">1. Dans un verre, écraser le citron vert et le pamplemousse au pilon.</text:p>
      <text:p text:style-name="P208">2. Ajouter le sirop de sucre de canne, la cassonade et enfin le rhum. Mélanger et servir.</text:p>
      <text:p text:style-name="P209"/>
      <text:p text:style-name="NormalWeb"><text:span text:style-name="T210">Cocktail «Pink lime rhum»</text:span></text:p>
      <text:p text:style-name="NormalWeb"><text:span text:style-name="T211">https://www.demotivateur.fr/images-buzz/188659/pinklimerhum-600x400.jpg</text:span></text:p>
      <text:p text:style-name="p1"><text:span text:style-name="T212">Ingrédients</text:span><text:span text:style-name="T213"> :</text:span><text:span text:style-name="T214"><text:line-break/>- 2 cl de rhum blanc</text:span><text:span text:style-name="T215"><text:line-break/>- 2 cl de jus de pamplemousse</text:span><text:span text:style-name="T216"><text:line-break/>- 2 cl de jus de citron vert</text:span><text:span text:style-name="T217"><text:line-break/>- Eau gazeuse</text:span></text:p>
      <text:p text:style-name="p1"><text:span text:style-name="T218">Préparation</text:span><text:span text:style-name="T219"> :</text:span></text:p>
      <text:p text:style-name="P220">1. Réaliser la recette directement dans le verre : verser les jus, et le rhum, ajouter des glaçons et terminer par l'eau gazeuse.</text:p>
      <text:p text:style-name="P221">2. Décorer avec un quartier de citron et de la menthe fraîche.</text:p>
      <text:p text:style-name="P222"/>
      <text:p text:style-name="NormalWeb"><draw:custom-shape svg:x="0in" svg:y="0in" svg:width="0.33056in" svg:height="0.33056in" draw:id="id0" draw:style-name="a0" draw:name="Rectangle 1" text:anchor-type="as-char"><svg:title/><svg:desc/><draw:enhanced-geometry draw:type="non-primitive" svg:viewBox="0 0 21600 21600" draw:enhanced-path="M 0 0 L 21600 0 21600 21600 0 21600 Z N"/></draw:custom-shape></text:p>
      <text:p text:style-name="p1"/>
      <text:p text:style-name="p1"/>
      <text:p text:style-name="Normal"/>
      <text:p text:style-name="P223"/>
      <text:list text:style-name="LFO1" text:continue-numbering="true">
        <text:list-item>
          <text:p text:style-name="P224">Shot :</text:p>
        </text:list-item>
      </text:list>
      <text:h text:style-name="P225" text:outline-level="2">Melon Ball</text:h>
      <text:h text:style-name="P226" text:outline-level="2">https://larecette.net/wp-content/uploads/2017/05/4shot.jpg</text:h>
      <text:p text:style-name="P227">Dans un verre à shooter, déposez quelques glaçons et versez tous les ingrédients. Mélangez et garnissez de feuilles de menthe.</text:p>
      <text:p text:style-name="P228">10 ml de liqueur de melon</text:p>
      <text:p text:style-name="P229">10 ml de jus d’ananas</text:p>
      <text:p text:style-name="P230">10 ml de vodka</text:p>
      <text:p text:style-name="P231"/>
      <text:h text:style-name="P232" text:outline-level="2">Washington Apple</text:h>
      <text:h text:style-name="P233" text:outline-level="2">https://larecette.net/wp-content/uploads/2017/05/5shot.jpg</text:h>
      <text:p text:style-name="P234">À la fois doux et acidulé, le Washington Apple se savoure ! Dans un shaker, versez le whisky canadien, la liqueur de pomme acide et le jus de cranberry. Ajoutez de la glace pilée et agitez.</text:p>
      <text:p text:style-name="P235">30 ml de Whiskey canadien</text:p>
      <text:p text:style-name="P236">30 ml de liqueur de pomme acide</text:p>
      <text:p text:style-name="P237">30 ml de jus de cranberry</text:p>
      <text:p text:style-name="P238"/>
      <text:h text:style-name="P239" text:outline-level="2">Pineapple Upside-Down Cake</text:h>
      <text:h text:style-name="P240" text:outline-level="2">https://larecette.net/wp-content/uploads/2017/05/7shot.jpg</text:h>
      <text:p text:style-name="NormalWeb"><text:span text:style-name="T241">Vive les cocktails colorés ! Remplissez le shaker de glaçons et déposez dans des verres à liqueurs une<text:s/></text:span><text:a xlink:href="https://fr.wikipedia.org/wiki/Cerise_au_marasquin" office:target-frame-name="_top" xlink:show="replace"><text:span text:style-name="T242">cerise au marasquin</text:span></text:a><text:span text:style-name="T243">. Versez la vodka à la vanille et le jus d’ananas dans le shaker puis agitez. Dressez dans le verre puis ajoutez un trait de sirop de grenadine. Enjoy !</text:span></text:p>
      <text:p text:style-name="P244">30 ml de vodka à la vanille</text:p>
      <text:p text:style-name="P245">30 ml de jus d’ananas</text:p>
      <text:p text:style-name="P246">7 ml de grenadine</text:p>
      <text:h text:style-name="P247" text:outline-level="2">Flamin’ Beaver</text:h>
      <text:h text:style-name="P248" text:outline-level="2">https://larecette.net/wp-content/uploads/2017/05/9shot.jpg</text:h>
      <text:p text:style-name="P249">On combine ces deux boissons alcoolisées avec un peu cannelle et on obtient la saveur d’une tarte aux pommes ! Un régal pour les papilles !</text:p>
      <text:p text:style-name="P250">1/2 Whiskey canadien</text:p>
      <text:p text:style-name="P251">1/2 cidre brut</text:p>
      <text:h text:style-name="P252" text:outline-level="2">Oil Spill</text:h>
      <text:h text:style-name="P253" text:outline-level="2">https://larecette.net/wp-content/uploads/2017/05/11shot.jpg</text:h>
      <text:p text:style-name="P254">Parfois appelé Oil Slick Shots, on ne sait d’où il tire ce vilain petit nom, mais rassurez-vous, il est savoureux et plutôt puissant ! Et pour une présentation tout en bleu, versez un trait de curaçao.</text:p>
      <text:p text:style-name="P255">Versez doucement</text:p>
      <text:p text:style-name="P256">1/2 Jagermeister sur</text:p>
      <text:p text:style-name="P257">1/2 Goldschlager</text:p>
      <text:h text:style-name="P258" text:outline-level="2"/>
      <text:soft-page-break/>
      <text:h text:style-name="P259" text:outline-level="2">Cranberry Cookie</text:h>
      <text:h text:style-name="P260" text:outline-level="2">https://larecette.net/wp-content/uploads/2017/05/16shot.jpg</text:h>
      <text:p text:style-name="P261">Aussi bien servi dans un verre à cocktail que dans un verre à shooter, le cranberry cookie est apprécié pour ses notes acidulées. Il est parfait pour se rafraîchir.</text:p>
      <text:p text:style-name="P262">2/3 jus de cranberry</text:p>
      <text:p text:style-name="P263">1/3 amaretto</text:p>
      <text:h text:style-name="P264" text:outline-level="2">Russian Quaalude</text:h>
      <text:h text:style-name="P265" text:outline-level="2">https://larecette.net/wp-content/uploads/2017/05/18shot.jpg</text:h>
      <text:p text:style-name="P266">Le Russian Quaalude est un cocktail explosif aux plantes et à la menthe poivrée. Le choix de la vodka est important pour savourer comme il se doit cette recette russe. À boire avec modération !</text:p>
      <text:p text:style-name="P267">30 ml de Galliano</text:p>
      <text:p text:style-name="P268">30 ml de chartreuse verte</text:p>
      <text:p text:style-name="P269">30 ml de vodka</text:p>
      <text:h text:style-name="P270" text:outline-level="2">Oatmeal Cookie</text:h>
      <text:h text:style-name="P271" text:outline-level="2">https://larecette.net/wp-content/uploads/2017/05/19shot.jpg</text:h>
      <text:p text:style-name="P272">Vous recherchez un cocktail onctueux et original pour amuser et épater vos amis ? Voici le Oatmeal Cookie ! Un shooter gourmand au délicat goût de biscuit.</text:p>
      <text:p text:style-name="P273">15 ml de Baileys « Irish cream »</text:p>
      <text:p text:style-name="P274">15 ml de butterscotch</text:p>
      <text:p text:style-name="P275">15 ml de Goldschlager</text:p>
      <text:h text:style-name="P276" text:outline-level="2">Kamikaze</text:h>
      <text:h text:style-name="P277" text:outline-level="2">https://larecette.net/wp-content/uploads/2017/05/22shot.jpg</text:h>
      <text:p text:style-name="P278">Idéal pour ambiancer une soirée festive entre amis, le Kamikaze est fait à base de vodka, triple sec et citron vert.</text:p>
      <text:p text:style-name="P279">60 ml de vodka</text:p>
      <text:p text:style-name="P280">15 ml de liqueur d’orange</text:p>
      <text:p text:style-name="P281">Quelques gouttes de jus de citron vert</text:p>
      <text:h text:style-name="P282" text:outline-level="2">Blue Kamikaze</text:h>
      <text:h text:style-name="P283" text:outline-level="2">https://larecette.net/wp-content/uploads/2017/05/23shot.jpg</text:h>
      <text:p text:style-name="P284">Ce cocktail coloré et fruité peut sembler doux, mais ne vous y trompez pas : il cache un carburant de fête extrêmement puissant.</text:p>
      <text:p text:style-name="P285">30 ml de vodka</text:p>
      <text:p text:style-name="P286">30 ml de curaçao bleu</text:p>
      <text:p text:style-name="P287">30 ml de jus de citron vert</text:p>
      <text:h text:style-name="P288" text:outline-level="2">Woo Woo</text:h>
      <text:h text:style-name="P289" text:outline-level="2">https://larecette.net/wp-content/uploads/2017/05/29shot.jpg</text:h>
      <text:p text:style-name="P290">Cette recette de shooter rose sauvage mélange vodka, liqueur de pêche et jus de canneberge. Un mélange parfait pour les cocktails de mariage en été.</text:p>
      <text:p text:style-name="P291">15 ml de liqueur de pêche</text:p>
      <text:p text:style-name="P292">15 ml de vodka</text:p>
      <text:p text:style-name="P293">30 ml de jus de cranberry</text:p>
      <text:soft-page-break/>
      <text:p text:style-name="P294">Gâteaux :</text:p>
      <text:h text:style-name="Titre2" text:outline-level="2"><text:a office:title="BISCUITS APERITIF AUX LARDONS ET AU PARMESAN" xlink:href="http://www.ctresfacileafaire.com/archives/2012/11/09/25517893.html" office:target-frame-name="_top" xlink:show="replace"><text:span text:style-name="T295">BISCUITS APERITIF AUX LARDONS ET AU PARMESAN</text:span></text:a></text:h>
      <text:h text:style-name="P296" text:outline-level="2">https://p4.storage.canalblog.com/49/58/794150/80849766_o.jpg</text:h>
      <text:p text:style-name="NormalWeb"><text:span text:style-name="T297">Ingrédients pour 6 personnes :</text:span></text:p>
      <text:p text:style-name="P298"/>
      <text:p text:style-name="NormalWeb"><text:span text:style-name="T299">180 g de farine - 100 g de<text:s/></text:span><text:a xlink:href="http://recettes.de/parmesan" office:target-frame-name="_top" xlink:show="replace"><text:span text:style-name="T300">parmesan</text:span></text:a><text:span text:style-name="T301"><text:s/>fraîchement râpé - 1/2 sachet de levure chimique - 60 g de beurre demi-sel ramolli ou 60 g de beurre doux et 5 pincées de sel fin - 1 oeuf entier - 2 à 3 CS d'huile d'olive vierge extra - 100 g de<text:s/></text:span><text:a xlink:href="http://recettes.de/lardons" office:target-frame-name="_top" xlink:show="replace"><text:span text:style-name="T302">lardons</text:span></text:a><text:span text:style-name="T303">.</text:span></text:p>
      <text:p text:style-name="P304">Si vous avez un thermomix ou un robot puissant, vous pouvez mixer au préalable le parmesan quelques secondes Vitesse 7.</text:p>
      <text:p text:style-name="P305">Vous pouvez rajouter dans la pâte quelques pincées de thym séché ou des copeaux d'olives noires.</text:p>
      <text:p text:style-name="P306"/>
      <text:p text:style-name="NormalWeb"><text:span text:style-name="T307">Etape 1 :</text:span></text:p>
      <text:p text:style-name="NormalWeb"><text:span text:style-name="T308">Dans le<text:s/></text:span><text:a xlink:href="http://recettes.de/thermomix" office:target-frame-name="_top" xlink:show="replace"><text:span text:style-name="T309">thermomix</text:span></text:a><text:span text:style-name="T310"><text:s/>ou un robot type kichenaid ou moulinex : versez la farine, le parmesan râpé ainsi que la levure chimique.</text:span></text:p>
      <text:p text:style-name="P311">Incorporez le beurre demi-sel ramolli en morceaux et mixez quelques secondes au thermomix ou un peu plus avec un autre robot.</text:p>
      <text:p text:style-name="NormalWeb"><text:span text:style-name="T312">Etape 2 :</text:span></text:p>
      <text:p text:style-name="P313">Ajoutez l'oeuf et l'huile d'olive et mixez encore un peu.</text:p>
      <text:p text:style-name="NormalWeb"><text:span text:style-name="T314">Etape 3 :</text:span></text:p>
      <text:p text:style-name="P315">Mettez la préparation dans un bol et rajoutez les lardons, mélangez à la spatule.</text:p>
      <text:p text:style-name="P316">Vous pouvez mixez quelques secondes sens inversé pour le thermomix.</text:p>
      <text:p text:style-name="NormalWeb"><text:span text:style-name="T317">Etape 4 :</text:span></text:p>
      <text:p text:style-name="P318">Façonnez la pâte en un boudin puis subdivisez-le en petites boules de la taille d'une bouchée. Disposez-les sur la plaque du four préalablement recouverte de papier sulfurisé ou sur une feuille silicone et aplatissez-les légèrement avec les doigts ou le dos d'une cuillère.</text:p>
      <text:p text:style-name="NormalWeb"><text:span text:style-name="T319">Etape 5 :</text:span></text:p>
      <text:p text:style-name="P320">Enfournez à 200 ° C (th. 6-7) pendant 12 à 13 minutes, jusqu'à ce que les biscuits soient légèrement dorés.</text:p>
      <text:p text:style-name="NormalWeb"><text:span text:style-name="T321">Etape 6 :</text:span></text:p>
      <text:p text:style-name="P322">Sortez les biscuits du four et laissez-les refroidir sur une grille.</text:p>
      <text:p text:style-name="P323"/>
      <text:p text:style-name="P324">Biscuit salé pour apéritif</text:p>
      <text:p text:style-name="P325">https://www.lesjoyauxdesherazade.com/wp-content/uploads/2013/06/recette-de-biscuits-sal-pour-ap-ro_thumb.jpg</text:p>
      <text:p text:style-name="P326">Ingredients</text:p>
      <text:p text:style-name="P327">Pour la pâte :</text:p>
      <text:list text:style-name="LFO2" text:continue-numbering="true">
        <text:list-item>
          <text:p text:style-name="P328">250 g de farine</text:p>
        </text:list-item>
        <text:list-item>
          <text:p text:style-name="P329">125 g de beurre + 1 c à s de beurre</text:p>
        </text:list-item>
        <text:list-item>
          <text:p text:style-name="P330">1 pincée de sel, 1 pincée de poivre, ½ c à c de vinaigre</text:p>
        </text:list-item>
      </text:list>
      <text:p text:style-name="P331">Pour la garniture :</text:p>
      <text:list text:style-name="LFO3" text:continue-numbering="true">
        <text:list-item>
          <text:p text:style-name="P332">Un œuf</text:p>
        </text:list-item>
        <text:list-item>
          <text:p text:style-name="P333">Du saucisson au choix : bœuf, veau , volailles</text:p>
        </text:list-item>
      </text:list>
      <text:p text:style-name="P334">Instructions</text:p>
      <text:list text:style-name="LFO4" text:continue-numbering="true">
        <text:list-item>
          <text:p text:style-name="P335">Dans un grand bol, mélangez la farine avec 1 c à s de beurre, le vinaigre, sel, et poivre</text:p>
        </text:list-item>
        <text:list-item>
          <text:p text:style-name="P336">Rajoutez un peu d’eau et mélangez jusqu’à ce que la pâte se forme</text:p>
        </text:list-item>
        <text:list-item>
          <text:p text:style-name="P337">Étalez la pâte sur une table saupoudrée de farine, sur une épaisseur de 1 cm</text:p>
        </text:list-item>
        <text:list-item>
          <text:p text:style-name="P338">Mettez sur la pâte des morceaux beurre ramolli et découpés en morceaux</text:p>
        </text:list-item>
        <text:list-item>
          <text:p text:style-name="P339">Pliez les 4 côtés</text:p>
        </text:list-item>
        <text:list-item>
          <text:p text:style-name="P340">Filmez avec un film plastique Mettez-là ¼ heure au réfrigérateur</text:p>
        </text:list-item>
        <text:list-item>
          <text:p text:style-name="P341">Sortez-la</text:p>
        </text:list-item>
        <text:list-item>
          <text:p text:style-name="P342">Étalez-la sur une fine couche</text:p>
        </text:list-item>
        <text:list-item>
          <text:p text:style-name="P343">Pliez–la en 3 et étalez-la à nouveau,</text:p>
        </text:list-item>
        <text:list-item>
          <text:p text:style-name="P344">Répétez cette opération 5 fois</text:p>
        </text:list-item>
        <text:list-item>
          <text:p text:style-name="P345">Votre pâte feuilletée est prête à l’emploi</text:p>
        </text:list-item>
        <text:list-item>
          <text:p text:style-name="P346">Chauffez le four à 180°C</text:p>
        </text:list-item>
        <text:list-item>
          <text:p text:style-name="P347">Étalez la pâte en grand rectangle (faites des petits rectangles pour pouvoir les manipuler facilement</text:p>
        </text:list-item>
        <text:list-item>
          <text:p text:style-name="P348">A l'aide d'un pinceau, badigeonnez-les avec l’œuf</text:p>
        </text:list-item>
        <text:list-item>
          <text:p text:style-name="P349">Et parsemez de saucisson découpé en tous petits morceaux</text:p>
        </text:list-item>
        <text:list-item>
          <text:p text:style-name="P350">Roulez la pâte doucement</text:p>
        </text:list-item>
        <text:list-item>
          <text:p text:style-name="P351">Réservez un petit moment au congélateur pour que cela durcisse un peu</text:p>
        </text:list-item>
        <text:list-item>
          <text:p text:style-name="P352">Retirez et badigeonnez la surface avec le reste de l’œuf</text:p>
        </text:list-item>
        <text:list-item>
          <text:p text:style-name="P353">Découpez des rondelles de ½ cm d’épaisseur</text:p>
        </text:list-item>
        <text:list-item>
          <text:p text:style-name="P354">Disposez, au fur et un mesure, sur une plaque de four recouverte de papier sulfurisé</text:p>
        </text:list-item>
        <text:list-item>
          <text:p text:style-name="P355">Cuire entre 20 et 30 minutes, il faut qu’ils sèchent</text:p>
        </text:list-item>
        <text:list-item>
          <text:p text:style-name="P356">Laissez refroidir Réservez dans un boite hermétique jusqu’au moment de servir</text:p>
        </text:list-item>
        <text:list-item>
          <text:p text:style-name="P357">On peut faire avec la même pâte feuilleté</text:p>
        </text:list-item>
      </text:list>
      <text:h text:style-name="P358" text:outline-level="2"/>
      <text:h text:style-name="P359" text:outline-level="2">BISCUITS A LA VACHE QUI RIT, PAVOT ET PAPRIKA</text:h>
      <text:h text:style-name="Titre2" text:outline-level="2"><text:a xlink:href="https://lh5.googleusercontent.com/-lOnNNqXRkhk/T4rQ2BOeEvI/AAAAAAAAAwE/US-GABmGJms/s512/DSC07339.JPG" office:target-frame-name="_top" xlink:show="replace"><text:span text:style-name="T360">https://lh5.googleusercontent.com/-lOnNNqXRkhk/T4rQ2BOeEvI/AAAAAAAAAwE/US-GABmGJms/s512/DSC07339.JPG</text:span></text:a></text:h>
      <text:h text:style-name="P361" text:outline-level="2">– 4 portions de Vache qui Rit</text:h>
      <text:h text:style-name="P362" text:outline-level="2">– 90 g de beurre mou</text:h>
      <text:h text:style-name="P363" text:outline-level="2">– 20 g de parmesan râpé</text:h>
      <text:h text:style-name="P364" text:outline-level="2">– 1 c. à café de sel</text:h>
      <text:h text:style-name="P365" text:outline-level="2">– 1 c. à café de lavure chimique</text:h>
      <text:h text:style-name="P366" text:outline-level="2">– 180 g de farine</text:h>
      <text:h text:style-name="P367" text:outline-level="2">– paprika et graines de pavot pour la décoration</text:h>
      <text:h text:style-name="P368" text:outline-level="2">Préchauffer le four à 180°C.</text:h>
      <text:h text:style-name="P369" text:outline-level="2">Dans un grand saladier ou dans un robot (thermomix pour moi), mélanger le fromage, le beurre, le sel et le parmesan. Travailler le tout jusqu’à l’obtention d’une crème bien lisse.</text:h>
      <text:soft-page-break/>
      <text:h text:style-name="P370" text:outline-level="2">Ajouter la levure et la farine tamisées. Mélanger puis former un pâton.</text:h>
      <text:h text:style-name="P371" text:outline-level="2">Étaler la pâte au rouleau sur un plan de travail puis découper avec un emporte-pièce. Les placer sur une plaque allant au four recouverte de papier sulfurisé, saupoudrer certains sablés avec du paprika et d’autres avec des graines de pavot en appuyant légèrement.</text:h>
      <text:h text:style-name="P372" text:outline-level="2">Faire cuire pendant 15 à 20 minutes. Laisser refroidir et conserver les biscuits dans une boîte hermétique.</text:h>
      <text:h text:style-name="P373" text:outline-level="2">Gougère</text:h>
      <text:h text:style-name="Titre2" text:outline-level="2"><text:a xlink:href="https://assets.afcdn.com/recipe/20180622/79918_w600.jpg" office:target-frame-name="_top" xlink:show="replace"><text:span text:style-name="T374">https://assets.afcdn.com/recipe/20180622/79918_w600.jpg</text:span></text:a></text:h>
      <text:h text:style-name="P375" text:outline-level="2">4 personnes</text:h>
      <text:p text:style-name="P376"><text:span text:style-name="T377"> <text:s/></text:span><text:a xlink:href="https://www.amazon.fr/BIONSAN-Sel-Marin-Iodé-Lot/dp/B073FCNVQL/?tag=mt-i-990-21" office:target-frame-name="_top" xlink:show="replace"/></text:p>
      <text:p text:style-name="P378"><text:span text:style-name="T379">1 pincée de sel</text:span></text:p>
      <text:p text:style-name="P380"/>
      <text:p text:style-name="P381"><text:span text:style-name="T382"></text:span></text:p>
      <text:p text:style-name="P383">75 g de gruyère râpé</text:p>
      <text:p text:style-name="P384"><text:span text:style-name="T385"></text:span></text:p>
      <text:p text:style-name="P386">75 g de beurre</text:p>
      <text:p text:style-name="P387"><text:span text:style-name="T388"></text:span></text:p>
      <text:p text:style-name="P389">150 g de farine</text:p>
      <text:p text:style-name="P390"><text:span text:style-name="T391"></text:span></text:p>
      <text:p text:style-name="P392">25 cl d'eau</text:p>
      <text:p text:style-name="P393"><text:span text:style-name="T394"></text:span></text:p>
      <text:p text:style-name="P395">4 oeufs</text:p>
      <text:list text:style-name="LFO5" text:continue-numbering="true">
        <text:list-item>
          <text:p text:style-name="P396">Prévoir une casserole, une spatule, une plaque beurrée et préchauffer le four à 210°C (thermostat 7).<text:line-break/>Faire une pâte à choux en faisant fondre dans une casserole le beurre, l'eau, le sel. Porter à ébullition.</text:p>
        </text:list-item>
        <text:list-item>
          <text:p text:style-name="P397">Retirer du feu et ajouter la farine d'un seul coup en travaillant vivement à la spatule. Remettre sur le feu et dessécher la pâte jusqu'à ce qu'elle se détache de la casserole.</text:p>
        </text:list-item>
        <text:list-item>
          <text:p text:style-name="P398">Retirer du feu, laissez tiédir.<text:s/><text:line-break/>Incorporer les 4 oeufs, un à un, en mélangeant bien à la spatule.</text:p>
        </text:list-item>
        <text:list-item>
          <text:p text:style-name="P399">Ajouter le gruyère râpé.</text:p>
        </text:list-item>
        <text:list-item>
          <text:p text:style-name="P400">Disposer en petites boules sur une plaque beurrée.</text:p>
        </text:list-item>
        <text:list-item>
          <text:p text:style-name="P401">Cuire jusqu'à ce que ça ait gonflé et que ce soit un peu doré (environ 25 min).</text:p>
        </text:list-item>
      </text:list>
      <text:h text:style-name="P402" text:outline-level="1">Mini pizza express apéritif</text:h>
      <text:p text:style-name="Normal"><text:a xlink:href="https://assets.afcdn.com/recipe/20161011/27041_w1024h768c1cx2808cy1872.webp" office:target-frame-name="_top" xlink:show="replace"><text:span text:style-name="T403">https://assets.afcdn.com/recipe/20161011/27041_w1024h768c1cx2808cy1872.webp</text:span></text:a></text:p>
      <text:p text:style-name="P404">4 persones</text:p>
      <text:p text:style-name="P405"><text:span text:style-name="T406"></text:span></text:p>
      <text:p text:style-name="P407">6 tranches de pain de mie</text:p>
      <text:p text:style-name="P408"><text:span text:style-name="T409"></text:span></text:p>
      <text:p text:style-name="P410">Sauce salsa mexicaine medium ou "hot"</text:p>
      <text:p text:style-name="P411"><text:span text:style-name="T412"></text:span></text:p>
      <text:p text:style-name="P413">1 poignée de gruyère râpé</text:p>
      <text:p text:style-name="P414"><text:span text:style-name="T415"> <text:s/></text:span><text:a xlink:href="https://www.amazon.fr/Infusion-origan-bio-tisane-aromate/dp/B07D244J6C?tag=mt-i-735-21" office:target-frame-name="_top" xlink:show="replace"/></text:p>
      <text:p text:style-name="P416"><text:span text:style-name="T417">Origan</text:span><text:bookmark-start text:name="_Hlt66109189"/><text:bookmark-start text:name="_Hlt66109190"/><text:bookmark-start text:name="_Hlt66109196"/><text:bookmark-start text:name="_Hlt66109197"/><text:bookmark-end text:name="_Hlt66109189"/><text:bookmark-end text:name="_Hlt66109190"/><text:bookmark-end text:name="_Hlt66109196"/><text:bookmark-end text:name="_Hlt66109197"/></text:p>
      <text:p text:style-name="Normal"/>
      <text:list text:style-name="LFO6" text:continue-numbering="true">
        <text:list-item>
          <text:p text:style-name="P418">Tartiner les tranches de pain de mie de sauce mexicaine et les couper en 4 .</text:p>
        </text:list-item>
        <text:list-item>
          <text:p text:style-name="P419">Recouvrir chaque mini pizza de gruyère râpé et saupoudrer d'origan.</text:p>
        </text:list-item>
        <text:list-item>
          <text:p text:style-name="P420">Passer 5 mn environ sous le grill du four.</text:p>
        </text:list-item>
        <text:list-item>
          <text:p text:style-name="P421">Séparer les mini-pizzas accrochées par le fromage avec un couteau.</text:p>
        </text:list-item>
        <text:list-item>
          <text:p text:style-name="P422">Très facile et savoureux !</text:p>
        </text:list-item>
      </text:list>
      <text:p text:style-name="Normal"/>
      <text:p text:style-name="P423">Jeux<text:s/></text:p>
      <text:h text:style-name="P424" text:outline-level="2">La pyramide</text:h>
      <text:p text:style-name="P425"><text:span text:style-name="T426">1ère phase:<text:s/></text:span></text:p>
      <text:p text:style-name="P427">Une personne est désignée maître du jeu. Les cartes en main, elle pose à chaque personne une question avant de retourner sa carte.</text:p>
      <text:p text:style-name="P428">Au premier tour, la question est « rouge ou noir ? ». Si c’est une bonne réponse, le joueur peut distribuer une gorgée, sinon il la boit.<text:s/></text:p>
      <text:p text:style-name="P429">Au deuxième tour, la question est « plus ou moins ? ». Le joueur doit deviner si la prochaine carte sera plus haute que celle qu’il a eu au premier tour (L’as est la meilleure carte du jeu). Si c’est une bonne réponse, le joueur peut distribuer DEUX gorgées, sinon il les boit.<text:s/></text:p>
      <text:p text:style-name="P430">Au troisième tour, la question est « intérieur ou extérieur ? ». Le joueur doit deviner si la prochaine carte sera entre les deux dernières ou à l’extérieur de cet intervalle. Si c’est une bonne réponse, le joueur peut distribuer TROIS gorgées, sinon il les boit.</text:p>
      <text:p text:style-name="P431">Au quatrième tour, la question est « Pique, cœur, carreau ou trèfle ? ». Le jour doit deviner la « couleur » de la prochaine carte. Si c’est une bonne réponse, le joueur peut distribuer UN CUL SEC, sinon il le boit.</text:p>
      <text:p text:style-name="P432"><text:span text:style-name="T433">2ème phase :</text:span></text:p>
      <text:p text:style-name="P434">Pour la deuxième phase, chaque joueur met en évidence devant lui les cartes qu’il a reçues pendant la première phase. Il faut ensuite créer une pyramide (ou une autoroute à péage, tout dépend de la forme du jeu). Dans le cas d’une pyramide de cartes faces cachées, on place :</text:p>
      <text:p text:style-name="P435">– Une première ligne de 5 cartes, les personnes ayant ces mêmes figures ou chiffres dans leur jeu pourront distribuer UNE gorgée.</text:p>
      <text:p text:style-name="P436">– Une deuxième ligne de 4 cartes les personnes ayant ces mêmes figures ou chiffres dans leur jeu devront boire DEUX gorgées.<text:s/></text:p>
      <text:p text:style-name="P437">– Une troisième ligne de 3 cartes, les personnes ayant ces mêmes figures ou chiffres dans leur jeu devront boire ET distribuer TROIS gorgées.<text:s/></text:p>
      <text:p text:style-name="P438">– Une quatrième ligne de 2 cartes, une des deux cartes permettra aux personnes ayant ces mêmes figures ou chiffres dans leur jeu de DISTRIBUER un CUL SEC, l’autre carte condamnera les joueurs concernés à BOIRE un CUL SEC.</text:p>
      <text:p text:style-name="P439">– La dernière carte au sommet de la pyramide est un joker. Elle permet de boire ou de donner autant de gorgées possible pour les personnes ayant la même figure ou chiffre dans leur jeu.</text:p>
      <text:soft-page-break/>
      <text:h text:style-name="P440" text:outline-level="2">Le "Biskit"</text:h>
      <text:p text:style-name="P441">Simple et efficace, pour jouer au Biskit il vous suffit d’un dé. Chacun des joueurs lance le dé chacun leur tour. Si vous faites un 1 vous buvez une gorgée. Un 2, vos compagnons à gauche et à droite boivent une gorgée chacun. Un 3 et le « Biskit » boit une gorgée (voir 5). Un 4 et vous inventez une règle jusqu’à ce que qu’un autre joueur fasse un 4. Lors du 5 tout les joueurs doivent crier « biskit » en plaçant leur pouce sur le front le dernier devient le Biskit. Pour le 6 vous distribuez 6 gorgées a qui vous voulez. Simple et efficace. Mais faites de petites gorgées</text:p>
      <text:h text:style-name="P442" text:outline-level="2">Le chochoye</text:h>
      <text:p text:style-name="P443">Avec un jeu de 32 cartes, tirez les cartes une par une.<text:s/></text:p>
      <text:p text:style-name="P444">Le 7 : ne fait rien,<text:s/></text:p>
      <text:p text:style-name="P445">Le 8 : vous posez une question et le dernier qui répond boit.<text:s/></text:p>
      <text:p text:style-name="P446">Le 9 : vous inventez une règle.<text:s/></text:p>
      <text:p text:style-name="P447">Le 10 : vous devez dire « chochoye » et le dernier qui le dit boit.<text:s/></text:p>
      <text:p text:style-name="P448">Valet : le joueur d’avant boit.</text:p>
      <text:p text:style-name="P449">Dame le joueur d’après.<text:s/></text:p>
      <text:p text:style-name="P450">Et celui qui tire le 4eme roi prend un cul sec.</text:p>
      <text:h text:style-name="P451" text:outline-level="1">Le "KING"</text:h>
      <text:p text:style-name="P452">Voila les règles d'un jeu d'alcool très amusant auquel on peut jouer à autant de joueurs qu'on le désire. C'est une variante de nombreux jeux de cartes qu'on peut trouver mais qui ont été approfondies.<text:line-break/><text:line-break/>Préparation du jeu :<text:s/><text:line-break/><text:line-break/>Étaler un jeu de 52 cartes face cachée sur une table en formant un beau cercle (pas de trou entre les cartes) et mettre un verre de cul sec au milieu du cercle. Les joueurs sont assis autour du cercle et chacun leur tour, ils tirent une carte dans le sens des aiguilles d'une montre : chaque carte a sa signification :<text:s/></text:p>
      <text:list text:style-name="LFO7" text:continue-numbering="true">
        <text:list-item>
          <text:p text:style-name="P453">2 à 6 noir (pique et trèfle) : la personne qui a tiré la carte boit le nombre de coups indiqués.</text:p>
        </text:list-item>
        <text:list-item>
          <text:p text:style-name="P454">2 à 6 rouge (cœur et carreaux) : la personne qui a tiré la carte distribue le nombre de coups indiqués (il peut choisir de diviser les coups entre plusieurs personnes)</text:p>
        </text:list-item>
        <text:list-item>
          <text:p text:style-name="P455">7 : jeu des pouces : celui qui tire un 7 peut poser 1 fois son pouce sur la table à tout moment, les autres joueurs doivent l'imiter et le dernier à poser son pouce boit un coup.</text:p>
        </text:list-item>
        <text:list-item>
          <text:p text:style-name="P456">8 : jeu des rimes : la personne choisit une rime (en -ite- par exemple) puis donne un mot ("frite" par exemple). Puis c'est au tour du voisin de donner un mot avec cette rime jusqu'à ce que quelqu'un ne trouve plus de mot ou énonce un mot deja utilisé, dans ce cas il boit un coup.</text:p>
        </text:list-item>
        <text:list-item>
          <text:p text:style-name="P457">9 : jeu des catégories : la personne annonce une catégorie ("marque de voiture" par exemple) puis donne un mot de cette catégorie ("ford" par exemple) et tous les joueurs suivants doivent continuer. Celui qui se trompe boit un coup.</text:p>
        </text:list-item>
        <text:list-item>
          <text:p text:style-name="P458">10 : "A la santé de..." : la personne annonce un coup à la santé de quelqu'un, quelque chose, etc... si les autres joueurs sont d'accord ils boivent un coup. Si des personnes s'opposent à ce que celui qui a tiré la carte propose, ils lui donnent leur coup.</text:p>
        </text:list-item>
        <text:list-item>
          <text:p text:style-name="P459">Valet : jeu de "dans ma valise..." : celui qui tire la carte dis "dans ma valise de skieur (par exemple) j'emmène mon stick à lèvres !" La personne d'apres répète l'affirmation et poursuit : "dans ma valise de skieur j'emmène mon stick à lèvre et mon snowboard" ainsi de suite jusqu'à ce que quelqu'un se trompe.</text:p>
        </text:list-item>
        <text:list-item>
          <text:p text:style-name="P460">Dame : jeu du "ni oui ni non" : lorsqu'une dame sort et ce jusqu'à la prochaine dame sortie, on impose le ni oui ni non. Si un joueur dit oui ou non il boit un coup.</text:p>
        </text:list-item>
        <text:list-item>
          <text:p text:style-name="P461">Roi : jeu du Busy : le joueur commence par "Busy par la droite" (ou gauche) : la personne sur la droite commence a dire 1, puis celle d'après 2, ainsi de suite... Particularité : les 7, 17, 27,... et toud les multiples de 7 (7, 14, 21, 28,...) doivent être remplacés par le mot "Busy".</text:p>
        </text:list-item>
        <text:list-item>
          <text:p text:style-name="P462">As : le joueur qui tire un As invente une règle (non nominative si possible). Par exemple "ne plus prononcer le mot boire pendant la partie" ou "tout le monde doit se vous-voyez"...</text:p>
        </text:list-item>
      </text:list>
      <text:p text:style-name="P463">A quoi sert le cul sec du milieu ? Lorsqu'un joueur brise le cercle de cartes, il doit boire le cul sec ! On reforme le cercle avec les cartes restantes et on remplit de nouveau le verre.</text:p>
      <text:h text:style-name="P464" text:outline-level="1">Le cercle</text:h>
      <text:h text:style-name="P465" text:outline-level="2">Matériel nécessaire :</text:h>
      <text:list text:style-name="LFO8" text:continue-numbering="true">
        <text:list-item>
          <text:p text:style-name="P466">Un jeu de 54 cartes</text:p>
        </text:list-item>
        <text:list-item>
          <text:p text:style-name="P467">De la chance</text:p>
        </text:list-item>
      </text:list>
      <text:h text:style-name="P468" text:outline-level="2">Le cercle</text:h>
      <text:p text:style-name="NormalWeb"><text:span text:style-name="T469">Les règles sont relativement simples comme d’habitude, prenez votre<text:s/></text:span><text:span text:style-name="T470">jeu de carte</text:span><text:span text:style-name="T471">, placez le en rond sur une table, et c’est parti ! Chaque carte a une signification bien distincte que nous allons expliquer :</text:span></text:p>
      <text:list text:style-name="LFO9" text:continue-numbering="true">
        <text:list-item>
          <text:p text:style-name="P472">Les cartes 1 ; 2 et 3 signifient le nombre de gorgés que le joueur doit prendre.</text:p>
        </text:list-item>
        <text:list-item>
          <text:p text:style-name="P473">4 : Le dernier qui dit  » For to the flor » avec le doigt vers le bas doit prendre une gorgée.</text:p>
        </text:list-item>
        <text:list-item>
          <text:p text:style-name="P474">5 : Le dernier qui dit « Five to the sky » avec le doigt vers le haut doit boire une gorgée.</text:p>
        </text:list-item>
        <text:list-item>
          <text:p text:style-name="P475"><text:span text:style-name="T476">6 : la fameuse règle « </text:span><text:a xlink:href="https://www.jeux-alcool.com/jeux-simples/jeu-a-boire-dans-ma-valise/" office:target-frame-name="_top" xlink:show="replace"><text:span text:style-name="T477">dans ma valise</text:span></text:a><text:span text:style-name="T478"> » que tout le monde connaît (ex : « Dans ma valise j’ai un<text:s/></text:span><text:span text:style-name="T479">jeu à boire</text:span><text:span text:style-name="T480"> » le joueur suivant continue en répétant « Dans ma valise j’ai un<text:s/></text:span><text:span text:style-name="T481">jeu à boire</text:span><text:span text:style-name="T482"><text:s/>et une carte »… ainsi de suite.</text:span></text:p>
        </text:list-item>
        <text:list-item>
          <text:p text:style-name="P483"><text:span text:style-name="T484">7 : Maître de la question. Dès que la personne pose une question durant le jeu, l’ensemble des personnes ayant répondu doivent boire, mais si un joueur répond à sa question en disant  » Ta gueule! » alors c’est le maître qui boit<text:s/></text:span><text:span text:style-name="T485">🙂</text:span><text:span text:style-name="T486"><text:s/>(Cette règle s’applique jusqu’à qu’un autre 7 soit tiré par un joueur).</text:span></text:p>
        </text:list-item>
        <text:list-item>
          <text:p text:style-name="P487">8 : Le joueur doit distribué 8 gorgés (il peut répartir).</text:p>
        </text:list-item>
        <text:list-item>
          <text:p text:style-name="P488">9 :  » J’ai déjà ou j’ai jamais ».</text:p>
        </text:list-item>
        <text:list-item>
          <text:p text:style-name="P489">10 :  Maitre du Freez, dès que cette personne s’arrête de bouger, le dernier qui s’arrête de bouger doit boire.</text:p>
        </text:list-item>
        <text:list-item>
          <text:p text:style-name="P490">Valet : Un thème ! Le joueur ne trouvant plus de réponse ou répétant une réponse déjà dite doit boire.</text:p>
        </text:list-item>
        <text:list-item>
          <text:p text:style-name="P491">Dame : Tout le monde doit boire.</text:p>
        </text:list-item>
        <text:list-item>
          <text:p text:style-name="P492">Roi : Le joueur invente la règle de son choix.</text:p>
        </text:list-item>
        <text:list-item>
          <text:p text:style-name="P493">As : Cul sec</text:p>
        </text:list-item>
      </text:list>
      <text:p text:style-name="NormalWeb"><text:span text:style-name="T494">Comme vous pouvez le voir, le Cercle est un jeu de soirée plutôt sympa qui se rapproche un peu du<text:s/></text:span><text:a office:title="Jeux d'alcool ultra bien !" xlink:href="https://www.jeux-alcool.com/jeux-avec-cartes/le-barbu/" office:target-frame-name="_top" xlink:show="replace"><text:span text:style-name="T495">jeu de cartes le Barbu</text:span></text:a><text:span text:style-name="T496">… Prend garde novice de la boisson…!</text:span></text:p>
      <text:h text:style-name="Titre2" text:outline-level="2"><text:span text:style-name="T497">Le Pouilleux</text:span></text:h>
      <text:p text:style-name="NormalWeb"><text:span text:style-name="T498"><draw:custom-shape svg:x="0in" svg:y="0in" svg:width="0.33056in" svg:height="0.33056in" draw:id="id1" draw:style-name="a1" draw:name="Rectangle 3" text:anchor-type="as-char"><svg:title/><svg:desc>➡️</svg:desc><draw:enhanced-geometry draw:type="non-primitive" svg:viewBox="0 0 21600 21600" draw:enhanced-path="M 0 0 L 21600 0 21600 21600 0 21600 Z N"/></draw:custom-shape></text:span><text:span text:style-name="T499">De 2 à 8</text:span></text:p>
      <text:p text:style-name="NormalWeb"><text:span text:style-name="T500"><draw:custom-shape svg:x="0in" svg:y="0in" svg:width="0.33056in" svg:height="0.33056in" draw:id="id2" draw:style-name="a2" draw:name="Rectangle 2" text:anchor-type="as-char"><svg:title/><svg:desc>➡️</svg:desc><draw:enhanced-geometry draw:type="non-primitive" svg:viewBox="0 0 21600 21600" draw:enhanced-path="M 0 0 L 21600 0 21600 21600 0 21600 Z N"/></draw:custom-shape></text:span><text:span text:style-name="T501">Le but du jeu : il faut<text:s/></text:span><text:span text:style-name="T502">se débarrasser de toutes ses cartes</text:span><text:span text:style-name="T503"><text:s/>pour gagner. La dernière personne à détenir le pouilleux, c’est-à-dire<text:s/></text:span><text:span text:style-name="T504">le valet de pique, a perdu</text:span><text:span text:style-name="T505">.</text:span></text:p>
      <text:p text:style-name="NormalWeb"><text:span text:style-name="T506">On commence par retirer le valet de trèfle du paquet de cartes. Cette carte n’est pas utilisée dans le jeu du<text:s/></text:span><text:span text:style-name="T507">Pouilleux</text:span><text:span text:style-name="T508">.</text:span></text:p>
      <text:p text:style-name="P509">Le valet de pique est le pouilleux, qu’il ne faut pas avoir à la fin. On distribue tout le reste des cartes.</text:p>
      <text:soft-page-break/>
      <text:p text:style-name="P510">On se défausse de ses paires, puis la plus jeune joueuse pioche une carte chez son ou sa voisine de gauche. Si on peut former une paire, on s’en défausse et on tend son jeu à son ou sa voisine de droite qui pioche à son tour.</text:p>
      <text:p text:style-name="P511">La dernière personne à détenir le pouilleux, c’est-à-dire le valet de pique, a perdu.</text:p>
      <text:h text:style-name="Titre2" text:outline-level="2"><text:span text:style-name="T512">Kem’s</text:span></text:h>
      <text:p text:style-name="NormalWeb"><text:span text:style-name="T513"><draw:custom-shape svg:x="0in" svg:y="0in" svg:width="0.33056in" svg:height="0.33056in" draw:id="id3" draw:style-name="a3" draw:name="Rectangle 5" text:anchor-type="as-char"><svg:title/><svg:desc>➡️</svg:desc><draw:enhanced-geometry draw:type="non-primitive" svg:viewBox="0 0 21600 21600" draw:enhanced-path="M 0 0 L 21600 0 21600 21600 0 21600 Z N"/></draw:custom-shape></text:span><text:span text:style-name="T514">À 4 uniquement</text:span></text:p>
      <text:p text:style-name="NormalWeb"><text:span text:style-name="T515"><draw:custom-shape svg:x="0in" svg:y="0in" svg:width="0.33056in" svg:height="0.33056in" draw:id="id4" draw:style-name="a4" draw:name="Rectangle 4" text:anchor-type="as-char"><svg:title/><svg:desc>➡️</svg:desc><draw:enhanced-geometry draw:type="non-primitive" svg:viewBox="0 0 21600 21600" draw:enhanced-path="M 0 0 L 21600 0 21600 21600 0 21600 Z N"/></draw:custom-shape></text:span><text:span text:style-name="T516">Le but du jeu :<text:s/></text:span><text:span text:style-name="T517">obtenir un carré, quatre cartes de même valeur</text:span></text:p>
      <text:p text:style-name="P518">Deux équipes de deux, les partenaires sont disposés de part et d’autre d’une table. Chaque personne se trouve donc en diagonale de son équipier ou équipière. Les partenaires se mettent d’accord en aparté sur un signal secret.</text:p>
      <text:p text:style-name="P519">Quatre cartes chacun, cachées, quatre au centre, visibles. Au signal, on échange une ou plusieurs de ces cartes avec les siennes. Le but : obtenir un carré, quatre cartes de même valeur. Lorsque plus personne ne veut des cartes du milieu, on change la donne.</text:p>
      <text:p text:style-name="NormalWeb"><text:span text:style-name="T520">Un joueur ou une joueuse ayant<text:s/></text:span><text:span text:style-name="T521">un carré doit faire l</text:span><text:span text:style-name="T522">e signal secret pour que son ou sa partenaire annonce « Kem’s » ou « double Kem’s » s’il a lui-même composé un carré. Attention à faire le signal de manière discrète, car l’autre équipe peut annoncer : « contre Kem’s » qui empêche alors de remporter le carré. On totalise alors les points pour la manche, puis en recommence une.</text:span></text:p>
      <text:p text:style-name="NormalWeb"><text:span text:style-name="T523">Le but est d’arriver à être la première équipe<text:s/></text:span><text:span text:style-name="T524">à totaliser 10 points</text:span><text:span text:style-name="T525">.</text:span></text:p>
      <text:list text:style-name="LFO10" text:continue-numbering="true">
        <text:list-item>
          <text:p text:style-name="P526">2 points le Kem’s</text:p>
        </text:list-item>
        <text:list-item>
          <text:p text:style-name="P527">4 le double</text:p>
        </text:list-item>
        <text:list-item>
          <text:p text:style-name="P528">1 le contre</text:p>
        </text:list-item>
        <text:list-item>
          <text:p text:style-name="P529">1 de plus si on découvre le signal adverse</text:p>
        </text:list-item>
        <text:list-item>
          <text:p text:style-name="P530">Une mauvaise annonce rapporte un point à l’équipe adverse</text:p>
        </text:list-item>
      </text:list>
      <text:h text:style-name="P531" text:outline-level="1">Président</text:h>
      <text:h text:style-name="P532" text:outline-level="2">Pour jouer au président, il vous faut :</text:h>
      <text:list text:style-name="LFO11" text:continue-numbering="true">
        <text:list-item>
          <text:p text:style-name="P533">Un jeu de 52 cartes.</text:p>
        </text:list-item>
        <text:list-item>
          <text:p text:style-name="P534">être au minimum 4 joueurs.</text:p>
        </text:list-item>
      </text:list>
      <text:h text:style-name="P535" text:outline-level="2">Commencer une partie de président :</text:h>
      <text:p text:style-name="P536">Il existe de multiples variantes de ce jeu que cela soit au niveau des règles mêmes ou des nommages des joueurs. Voici celle que pratique l’équipe de règles du jeux.com.</text:p>
      <text:p text:style-name="P537">Tout d’abord, commençons par voir la hiérarchie des cartes. Au Trou du cul, la hiérarchie des cartes est un peu particulière puisque la carte la plus forte est le 2. Suit ensuit l’As, le Roi la Dame, le Valet, le 10 etc… Le 2 permet donc au joueur qu’il la possède d’avoir toujours le dernier mot lors d’une série.</text:p>
      <text:p text:style-name="P538">Lors de la première partie, l’un des joueurs distribue toutes les cartes aux participants. Le joueur situé à sa gauche commence la partie et pose de 1 à 4 cartes de même valeur. Le but étant de se débarrasser le premier de toutes ses cartes, il est bien entendu judicieux de jouer les petites cartes qui seront difficiles a placer lors d’une série (exemple le 3 qui ne peut que être joué par un joueur au commencement).</text:p>
      <text:p text:style-name="P539">Le joueur suivant a alors plusieurs possibilités :</text:p>
      <text:list text:style-name="LFO12" text:continue-numbering="true">
        <text:list-item>
          <text:p text:style-name="P540"> Il n’a pas de cartes plus hautes ou pas le nombre requis, il passe son tour</text:p>
        </text:list-item>
        <text:list-item>
          <text:p text:style-name="P541">Il a une ou des cartes supérieurs et pose par dessus celles précédemment jouées.</text:p>
        </text:list-item>
        <text:list-item>
          <text:p text:style-name="P542">Il a une ou des cartes de même valeur et les pose par dessus faisant ainsi sauté le tour du prochain joueur.</text:p>
        </text:list-item>
      </text:list>
      <text:p text:style-name="P543">Si une série s’arrête car plus aucun joueur ne souhaite poser une carte, le dernier à avoir joué recommence une nouvelle série.</text:p>
      <text:p text:style-name="NormalWeb"><text:span text:style-name="T544">Remarques importantes :</text:span></text:p>
      <text:list text:style-name="LFO13" text:continue-numbering="true">
        <text:list-item>
          <text:p text:style-name="P545">Les cartes posées doivent toujours être supérieures à celles déjà jouées.</text:p>
        </text:list-item>
        <text:list-item>
          <text:p text:style-name="P546">Lors d’une série, le jeu s’arrête lorsque plus aucun des participants ne peut ou ne veut jouer une carte supérieur. Ainsi, il n’est pas possible de faire une boucle comme par exemple As, 2 et repartir sur 3.</text:p>
        </text:list-item>
      </text:list>
      <text:h text:style-name="P547" text:outline-level="2">Comment gagner une partie de président :</text:h>
      <text:p text:style-name="P548">Pour gagner au jeu du trou du cul, il vous suffit d’être le premier a n’avoir plus de cartes. Quand cela arrive, le jeu doit continuer jusqu’à ce qui ne reste plus qu’un joueur à posséder des cartes. Ainsi le nommage des joueurs peut commencer.</text:p>
      <text:list text:style-name="LFO14" text:continue-numbering="true">
        <text:list-item>
          <text:p text:style-name="P549">Le premier joueur est appelé Le Président</text:p>
        </text:list-item>
        <text:list-item>
          <text:p text:style-name="P550">Le deuxième joueur est appelé Le Vice-Président</text:p>
        </text:list-item>
        <text:list-item>
          <text:p text:style-name="P551">Le troisième joueur est appelé Le Vice-Trou du cul</text:p>
        </text:list-item>
        <text:list-item>
          <text:p text:style-name="P552">Le quatrième joueur est appelé Le Trou du cul</text:p>
        </text:list-item>
      </text:list>
      <text:p text:style-name="P553">Si vous jouez à 5, le 3 ème joueur sera appelé le Neutre.</text:p>
      <text:h text:style-name="P554" text:outline-level="2">Avantages des appellations de joueurs :</text:h>
      <text:p text:style-name="P555">Lors de la prochaine partie, le président recevra les 2 meilleures cartes du Trou du cul. En échange, le président donne 2 cartes de son choix.<text:line-break/>Idem pour le vice-président et le vice-trou du cul sauf qu’une seule carte est échangée.</text:p>
      <text:p text:style-name="P556">Si vous êtes 5 à jouer, le neutre ne donne et ne reçoit aucune carte.</text:p>
      <text:p text:style-name="NormalWeb"><text:span text:style-name="T557">A savoir:</text:span></text:p>
      <text:list text:style-name="LFO15" text:continue-numbering="true">
        <text:list-item>
          <text:p text:style-name="P558">C’est toujours le trou du cul qui commence la partie suivante afin de lui permettre de placer ces cartes faibles plus facilement.</text:p>
        </text:list-item>
        <text:list-item>
          <text:p text:style-name="P559">A la fin de chaque partie, suivant la place à laquelle les joueurs ont terminés, une redistribution des rôles est faite et est en général le principal motif de rigolade entre participants.</text:p>
        </text:list-item>
      </text:list>
      <text:p text:style-name="Normal"/>
      <text:p text:style-name="Normal">Musique<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style:style style:name="p1" style:display-name="p1"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ingredient" style:display-name="ingredient"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instruction" style:display-name="instruction"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Mentionnonrésolue" style:display-name="Mention non résolue" style:family="text" style:parent-style-name="Policepardéfaut">
      <style:text-properties fo:color="#605E5C" fo:background-color="#E1DFDD"/>
    </style:style>
    <style:style style:name="recipe-ingredient-qt" style:display-name="recipe-ingredient-qt" style:family="text" style:parent-style-name="Policepardéfaut"/>
    <style:style style:name="recipe-preparation__list__item" style:display-name="recipe-preparation__list__item"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nutriscore-infos" style:display-name="nutriscore-infos" style:family="text" style:parent-style-name="Policepardéfaut"/>
    <style:style style:name="recipe-ingredient__complement" style:display-name="recipe-ingredient__complement" style:family="text" style:parent-style-name="Policepardéfaut"/>
    <style:style style:name="Accentuation" style:display-name="Accentuation" style:family="text" style:parent-style-name="Policepardéfau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les Popesco</meta:initial-creator>
    <dc:creator>Jules Popesco</dc:creator>
    <meta:creation-date>2021-03-08T13:14:00Z</meta:creation-date>
    <dc:date>2021-03-08T15:27:00Z</dc:date>
    <meta:template xlink:href="Normal" xlink:type="simple"/>
    <meta:editing-cycles>2</meta:editing-cycles>
    <meta:editing-duration>PT6840S</meta:editing-duration>
    <meta:document-statistic meta:page-count="15" meta:paragraph-count="60" meta:word-count="4679" meta:character-count="30356" meta:row-count="214" meta:non-whitespace-character-count="25737"/>
  </office:meta>
</office:document-meta>
</file>